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total</text:p>
          </table:table-cell>
          <table:table-cell table:style-name="Default" office:value-type="string">
            <text:p>b/total</text:p>
          </table:table-cell>
          <table:table-cell table:style-name="Default" office:value-type="string">
            <text:p>(c+2)/(total+2)</text:p>
          </table:table-cell>
          <table:table-cell table:number-columns-repeated="6"/>
        </table:table-row>
        <table:table-row table:style-name="ro1">
          <table:table-cell table:formula="of:=4.48803187250996--1.99601593625498*[.C2]" office:value-type="float" office:value="6.48404780876494">
            <text:p>6.48</text:p>
          </table:table-cell>
          <table:table-cell table:formula="of:=1.48009561752988--0.98804780876494*[.C2]" office:value-type="float" office:value="2.46814342629482">
            <text:p>2.47</text:p>
          </table:table-cell>
          <table:table-cell office:value-type="float" office:value="1">
            <text:p>1</text:p>
          </table:table-cell>
          <table:table-cell table:formula="of:=ROUND([.A2])" office:value-type="float" office:value="6">
            <text:p>6</text:p>
          </table:table-cell>
          <table:table-cell table:formula="of:=ROUND([.B2])" office:value-type="float" office:value="2">
            <text:p>2</text:p>
          </table:table-cell>
          <table:table-cell table:formula="of:=SUM([.C2:.E2])" office:value-type="float" office:value="9">
            <text:p>9</text:p>
          </table:table-cell>
          <table:table-cell table:formula="of:=100*[.E2]/[.F2]" office:value-type="float" office:value="22.2222222222222">
            <text:p>22.22222</text:p>
          </table:table-cell>
          <table:table-cell table:formula="of:=100*([.C2]+2)/([.F2]+2)" office:value-type="float" office:value="27.2727272727273">
            <text:p>27.27273</text:p>
          </table:table-cell>
          <table:table-cell table:formula="of:=ROUND([.G2];1)" office:value-type="float" office:value="22.2">
            <text:p>22.2</text:p>
          </table:table-cell>
          <table:table-cell table:formula="of:=ROUND([.H2];1)" office:value-type="float" office:value="27.3">
            <text:p>27.3</text:p>
          </table:table-cell>
          <table:table-cell table:formula="of:=24.8=[.I2]" office:value-type="boolean" office:boolean-value="false">
            <text:p>FALSE</text:p>
          </table:table-cell>
          <table:table-cell table:formula="of:=25.1=[.J2]" office:value-type="boolean" office:boolean-value="false">
            <text:p>FALSE</text:p>
          </table:table-cell>
          <table:table-cell table:formula="of:=AND([.K2];[.L2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3]" office:value-type="float" office:value="8.48006374501992">
            <text:p>8.48</text:p>
          </table:table-cell>
          <table:table-cell table:formula="of:=1.48009561752988--0.98804780876494*[.C3]" office:value-type="float" office:value="3.45619123505976">
            <text:p>3.46</text:p>
          </table:table-cell>
          <table:table-cell office:value-type="float" office:value="2">
            <text:p>2</text:p>
          </table:table-cell>
          <table:table-cell table:formula="of:=ROUND([.A3])" office:value-type="float" office:value="8">
            <text:p>8</text:p>
          </table:table-cell>
          <table:table-cell table:formula="of:=ROUND([.B3])" office:value-type="float" office:value="3">
            <text:p>3</text:p>
          </table:table-cell>
          <table:table-cell table:formula="of:=SUM([.C3:.E3])" office:value-type="float" office:value="13">
            <text:p>13</text:p>
          </table:table-cell>
          <table:table-cell table:formula="of:=100*[.E3]/[.F3]" office:value-type="float" office:value="23.0769230769231">
            <text:p>23.07692</text:p>
          </table:table-cell>
          <table:table-cell table:formula="of:=100*([.C3]+2)/([.F3]+2)" office:value-type="float" office:value="26.6666666666667">
            <text:p>26.66667</text:p>
          </table:table-cell>
          <table:table-cell table:formula="of:=ROUND([.G3];1)" office:value-type="float" office:value="23.1">
            <text:p>23.1</text:p>
          </table:table-cell>
          <table:table-cell table:formula="of:=ROUND([.H3];1)" office:value-type="float" office:value="26.7">
            <text:p>26.7</text:p>
          </table:table-cell>
          <table:table-cell table:formula="of:=24.8=[.I3]" office:value-type="boolean" office:boolean-value="false">
            <text:p>FALSE</text:p>
          </table:table-cell>
          <table:table-cell table:formula="of:=25.1=[.J3]" office:value-type="boolean" office:boolean-value="false">
            <text:p>FALSE</text:p>
          </table:table-cell>
          <table:table-cell table:formula="of:=AND([.K3];[.L3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4]" office:value-type="float" office:value="10.4760796812749">
            <text:p>10.48</text:p>
          </table:table-cell>
          <table:table-cell table:formula="of:=1.48009561752988--0.98804780876494*[.C4]" office:value-type="float" office:value="4.4442390438247">
            <text:p>4.44</text:p>
          </table:table-cell>
          <table:table-cell office:value-type="float" office:value="3">
            <text:p>3</text:p>
          </table:table-cell>
          <table:table-cell table:formula="of:=ROUND([.A4])" office:value-type="float" office:value="10">
            <text:p>10</text:p>
          </table:table-cell>
          <table:table-cell table:formula="of:=ROUND([.B4])" office:value-type="float" office:value="4">
            <text:p>4</text:p>
          </table:table-cell>
          <table:table-cell table:formula="of:=SUM([.C4:.E4])" office:value-type="float" office:value="17">
            <text:p>17</text:p>
          </table:table-cell>
          <table:table-cell table:formula="of:=100*[.E4]/[.F4]" office:value-type="float" office:value="23.5294117647059">
            <text:p>23.52941</text:p>
          </table:table-cell>
          <table:table-cell table:formula="of:=100*([.C4]+2)/([.F4]+2)" office:value-type="float" office:value="26.3157894736842">
            <text:p>26.31579</text:p>
          </table:table-cell>
          <table:table-cell table:formula="of:=ROUND([.G4];1)" office:value-type="float" office:value="23.5">
            <text:p>23.5</text:p>
          </table:table-cell>
          <table:table-cell table:formula="of:=ROUND([.H4];1)" office:value-type="float" office:value="26.3">
            <text:p>26.3</text:p>
          </table:table-cell>
          <table:table-cell table:formula="of:=24.8=[.I4]" office:value-type="boolean" office:boolean-value="false">
            <text:p>FALSE</text:p>
          </table:table-cell>
          <table:table-cell table:formula="of:=25.1=[.J4]" office:value-type="boolean" office:boolean-value="false">
            <text:p>FALSE</text:p>
          </table:table-cell>
          <table:table-cell table:formula="of:=AND([.K4];[.L4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5]" office:value-type="float" office:value="12.4720956175299">
            <text:p>12.47</text:p>
          </table:table-cell>
          <table:table-cell table:formula="of:=1.48009561752988--0.98804780876494*[.C5]" office:value-type="float" office:value="5.43228685258964">
            <text:p>5.43</text:p>
          </table:table-cell>
          <table:table-cell office:value-type="float" office:value="4">
            <text:p>4</text:p>
          </table:table-cell>
          <table:table-cell table:formula="of:=ROUND([.A5])" office:value-type="float" office:value="12">
            <text:p>12</text:p>
          </table:table-cell>
          <table:table-cell table:formula="of:=ROUND([.B5])" office:value-type="float" office:value="5">
            <text:p>5</text:p>
          </table:table-cell>
          <table:table-cell table:formula="of:=SUM([.C5:.E5])" office:value-type="float" office:value="21">
            <text:p>21</text:p>
          </table:table-cell>
          <table:table-cell table:formula="of:=100*[.E5]/[.F5]" office:value-type="float" office:value="23.8095238095238">
            <text:p>23.80952</text:p>
          </table:table-cell>
          <table:table-cell table:formula="of:=100*([.C5]+2)/([.F5]+2)" office:value-type="float" office:value="26.0869565217391">
            <text:p>26.08696</text:p>
          </table:table-cell>
          <table:table-cell table:formula="of:=ROUND([.G5];1)" office:value-type="float" office:value="23.8">
            <text:p>23.8</text:p>
          </table:table-cell>
          <table:table-cell table:formula="of:=ROUND([.H5];1)" office:value-type="float" office:value="26.1">
            <text:p>26.1</text:p>
          </table:table-cell>
          <table:table-cell table:formula="of:=24.8=[.I5]" office:value-type="boolean" office:boolean-value="false">
            <text:p>FALSE</text:p>
          </table:table-cell>
          <table:table-cell table:formula="of:=25.1=[.J5]" office:value-type="boolean" office:boolean-value="false">
            <text:p>FALSE</text:p>
          </table:table-cell>
          <table:table-cell table:formula="of:=AND([.K5];[.L5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6]" office:value-type="float" office:value="14.4681115537849">
            <text:p>14.47</text:p>
          </table:table-cell>
          <table:table-cell table:formula="of:=1.48009561752988--0.98804780876494*[.C6]" office:value-type="float" office:value="6.42033466135458">
            <text:p>6.42</text:p>
          </table:table-cell>
          <table:table-cell office:value-type="float" office:value="5">
            <text:p>5</text:p>
          </table:table-cell>
          <table:table-cell table:formula="of:=ROUND([.A6])" office:value-type="float" office:value="14">
            <text:p>14</text:p>
          </table:table-cell>
          <table:table-cell table:formula="of:=ROUND([.B6])" office:value-type="float" office:value="6">
            <text:p>6</text:p>
          </table:table-cell>
          <table:table-cell table:formula="of:=SUM([.C6:.E6])" office:value-type="float" office:value="25">
            <text:p>25</text:p>
          </table:table-cell>
          <table:table-cell table:formula="of:=100*[.E6]/[.F6]" office:value-type="float" office:value="24">
            <text:p>24.00000</text:p>
          </table:table-cell>
          <table:table-cell table:formula="of:=100*([.C6]+2)/([.F6]+2)" office:value-type="float" office:value="25.9259259259259">
            <text:p>25.92593</text:p>
          </table:table-cell>
          <table:table-cell table:formula="of:=ROUND([.G6];1)" office:value-type="float" office:value="24">
            <text:p>24</text:p>
          </table:table-cell>
          <table:table-cell table:formula="of:=ROUND([.H6];1)" office:value-type="float" office:value="25.9">
            <text:p>25.9</text:p>
          </table:table-cell>
          <table:table-cell table:formula="of:=24.8=[.I6]" office:value-type="boolean" office:boolean-value="false">
            <text:p>FALSE</text:p>
          </table:table-cell>
          <table:table-cell table:formula="of:=25.1=[.J6]" office:value-type="boolean" office:boolean-value="false">
            <text:p>FALSE</text:p>
          </table:table-cell>
          <table:table-cell table:formula="of:=AND([.K6];[.L6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7]" office:value-type="float" office:value="16.4641274900398">
            <text:p>16.46</text:p>
          </table:table-cell>
          <table:table-cell table:formula="of:=1.48009561752988--0.98804780876494*[.C7]" office:value-type="float" office:value="7.40838247011952">
            <text:p>7.41</text:p>
          </table:table-cell>
          <table:table-cell office:value-type="float" office:value="6">
            <text:p>6</text:p>
          </table:table-cell>
          <table:table-cell table:formula="of:=ROUND([.A7])" office:value-type="float" office:value="16">
            <text:p>16</text:p>
          </table:table-cell>
          <table:table-cell table:formula="of:=ROUND([.B7])" office:value-type="float" office:value="7">
            <text:p>7</text:p>
          </table:table-cell>
          <table:table-cell table:formula="of:=SUM([.C7:.E7])" office:value-type="float" office:value="29">
            <text:p>29</text:p>
          </table:table-cell>
          <table:table-cell table:formula="of:=100*[.E7]/[.F7]" office:value-type="float" office:value="24.1379310344828">
            <text:p>24.13793</text:p>
          </table:table-cell>
          <table:table-cell table:formula="of:=100*([.C7]+2)/([.F7]+2)" office:value-type="float" office:value="25.8064516129032">
            <text:p>25.80645</text:p>
          </table:table-cell>
          <table:table-cell table:formula="of:=ROUND([.G7];1)" office:value-type="float" office:value="24.1">
            <text:p>24.1</text:p>
          </table:table-cell>
          <table:table-cell table:formula="of:=ROUND([.H7];1)" office:value-type="float" office:value="25.8">
            <text:p>25.8</text:p>
          </table:table-cell>
          <table:table-cell table:formula="of:=24.8=[.I7]" office:value-type="boolean" office:boolean-value="false">
            <text:p>FALSE</text:p>
          </table:table-cell>
          <table:table-cell table:formula="of:=25.1=[.J7]" office:value-type="boolean" office:boolean-value="false">
            <text:p>FALSE</text:p>
          </table:table-cell>
          <table:table-cell table:formula="of:=AND([.K7];[.L7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8]" office:value-type="float" office:value="18.4601434262948">
            <text:p>18.46</text:p>
          </table:table-cell>
          <table:table-cell table:formula="of:=1.48009561752988--0.98804780876494*[.C8]" office:value-type="float" office:value="8.39643027888446">
            <text:p>8.4</text:p>
          </table:table-cell>
          <table:table-cell office:value-type="float" office:value="7">
            <text:p>7</text:p>
          </table:table-cell>
          <table:table-cell table:formula="of:=ROUND([.A8])" office:value-type="float" office:value="18">
            <text:p>18</text:p>
          </table:table-cell>
          <table:table-cell table:formula="of:=ROUND([.B8])" office:value-type="float" office:value="8">
            <text:p>8</text:p>
          </table:table-cell>
          <table:table-cell table:formula="of:=SUM([.C8:.E8])" office:value-type="float" office:value="33">
            <text:p>33</text:p>
          </table:table-cell>
          <table:table-cell table:formula="of:=100*[.E8]/[.F8]" office:value-type="float" office:value="24.2424242424242">
            <text:p>24.24242</text:p>
          </table:table-cell>
          <table:table-cell table:formula="of:=100*([.C8]+2)/([.F8]+2)" office:value-type="float" office:value="25.7142857142857">
            <text:p>25.71429</text:p>
          </table:table-cell>
          <table:table-cell table:formula="of:=ROUND([.G8];1)" office:value-type="float" office:value="24.2">
            <text:p>24.2</text:p>
          </table:table-cell>
          <table:table-cell table:formula="of:=ROUND([.H8];1)" office:value-type="float" office:value="25.7">
            <text:p>25.7</text:p>
          </table:table-cell>
          <table:table-cell table:formula="of:=24.8=[.I8]" office:value-type="boolean" office:boolean-value="false">
            <text:p>FALSE</text:p>
          </table:table-cell>
          <table:table-cell table:formula="of:=25.1=[.J8]" office:value-type="boolean" office:boolean-value="false">
            <text:p>FALSE</text:p>
          </table:table-cell>
          <table:table-cell table:formula="of:=AND([.K8];[.L8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9]" office:value-type="float" office:value="20.4561593625498">
            <text:p>20.46</text:p>
          </table:table-cell>
          <table:table-cell table:formula="of:=1.48009561752988--0.98804780876494*[.C9]" office:value-type="float" office:value="9.3844780876494">
            <text:p>9.38</text:p>
          </table:table-cell>
          <table:table-cell office:value-type="float" office:value="8">
            <text:p>8</text:p>
          </table:table-cell>
          <table:table-cell table:formula="of:=ROUND([.A9])" office:value-type="float" office:value="20">
            <text:p>20</text:p>
          </table:table-cell>
          <table:table-cell table:formula="of:=ROUND([.B9])" office:value-type="float" office:value="9">
            <text:p>9</text:p>
          </table:table-cell>
          <table:table-cell table:formula="of:=SUM([.C9:.E9])" office:value-type="float" office:value="37">
            <text:p>37</text:p>
          </table:table-cell>
          <table:table-cell table:formula="of:=100*[.E9]/[.F9]" office:value-type="float" office:value="24.3243243243243">
            <text:p>24.32432</text:p>
          </table:table-cell>
          <table:table-cell table:formula="of:=100*([.C9]+2)/([.F9]+2)" office:value-type="float" office:value="25.6410256410256">
            <text:p>25.64103</text:p>
          </table:table-cell>
          <table:table-cell table:formula="of:=ROUND([.G9];1)" office:value-type="float" office:value="24.3">
            <text:p>24.3</text:p>
          </table:table-cell>
          <table:table-cell table:formula="of:=ROUND([.H9];1)" office:value-type="float" office:value="25.6">
            <text:p>25.6</text:p>
          </table:table-cell>
          <table:table-cell table:formula="of:=24.8=[.I9]" office:value-type="boolean" office:boolean-value="false">
            <text:p>FALSE</text:p>
          </table:table-cell>
          <table:table-cell table:formula="of:=25.1=[.J9]" office:value-type="boolean" office:boolean-value="false">
            <text:p>FALSE</text:p>
          </table:table-cell>
          <table:table-cell table:formula="of:=AND([.K9];[.L9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10]" office:value-type="float" office:value="22.4521752988048">
            <text:p>22.45</text:p>
          </table:table-cell>
          <table:table-cell table:formula="of:=1.48009561752988--0.98804780876494*[.C10]" office:value-type="float" office:value="10.3725258964143">
            <text:p>10.37</text:p>
          </table:table-cell>
          <table:table-cell office:value-type="float" office:value="9">
            <text:p>9</text:p>
          </table:table-cell>
          <table:table-cell table:formula="of:=ROUND([.A10])" office:value-type="float" office:value="22">
            <text:p>22</text:p>
          </table:table-cell>
          <table:table-cell table:formula="of:=ROUND([.B10])" office:value-type="float" office:value="10">
            <text:p>10</text:p>
          </table:table-cell>
          <table:table-cell table:formula="of:=SUM([.C10:.E10])" office:value-type="float" office:value="41">
            <text:p>41</text:p>
          </table:table-cell>
          <table:table-cell table:formula="of:=100*[.E10]/[.F10]" office:value-type="float" office:value="24.390243902439">
            <text:p>24.39024</text:p>
          </table:table-cell>
          <table:table-cell table:formula="of:=100*([.C10]+2)/([.F10]+2)" office:value-type="float" office:value="25.5813953488372">
            <text:p>25.58140</text:p>
          </table:table-cell>
          <table:table-cell table:formula="of:=ROUND([.G10];1)" office:value-type="float" office:value="24.4">
            <text:p>24.4</text:p>
          </table:table-cell>
          <table:table-cell table:formula="of:=ROUND([.H10];1)" office:value-type="float" office:value="25.6">
            <text:p>25.6</text:p>
          </table:table-cell>
          <table:table-cell table:formula="of:=24.8=[.I10]" office:value-type="boolean" office:boolean-value="false">
            <text:p>FALSE</text:p>
          </table:table-cell>
          <table:table-cell table:formula="of:=25.1=[.J10]" office:value-type="boolean" office:boolean-value="false">
            <text:p>FALSE</text:p>
          </table:table-cell>
          <table:table-cell table:formula="of:=AND([.K10];[.L10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11]" office:value-type="float" office:value="24.4481912350598">
            <text:p>24.45</text:p>
          </table:table-cell>
          <table:table-cell table:formula="of:=1.48009561752988--0.98804780876494*[.C11]" office:value-type="float" office:value="11.3605737051793">
            <text:p>11.36</text:p>
          </table:table-cell>
          <table:table-cell office:value-type="float" office:value="10">
            <text:p>10</text:p>
          </table:table-cell>
          <table:table-cell table:formula="of:=ROUND([.A11])" office:value-type="float" office:value="24">
            <text:p>24</text:p>
          </table:table-cell>
          <table:table-cell table:formula="of:=ROUND([.B11])" office:value-type="float" office:value="11">
            <text:p>11</text:p>
          </table:table-cell>
          <table:table-cell table:formula="of:=SUM([.C11:.E11])" office:value-type="float" office:value="45">
            <text:p>45</text:p>
          </table:table-cell>
          <table:table-cell table:formula="of:=100*[.E11]/[.F11]" office:value-type="float" office:value="24.4444444444444">
            <text:p>24.44444</text:p>
          </table:table-cell>
          <table:table-cell table:formula="of:=100*([.C11]+2)/([.F11]+2)" office:value-type="float" office:value="25.531914893617">
            <text:p>25.53191</text:p>
          </table:table-cell>
          <table:table-cell table:formula="of:=ROUND([.G11];1)" office:value-type="float" office:value="24.4">
            <text:p>24.4</text:p>
          </table:table-cell>
          <table:table-cell table:formula="of:=ROUND([.H11];1)" office:value-type="float" office:value="25.5">
            <text:p>25.5</text:p>
          </table:table-cell>
          <table:table-cell table:formula="of:=24.8=[.I11]" office:value-type="boolean" office:boolean-value="false">
            <text:p>FALSE</text:p>
          </table:table-cell>
          <table:table-cell table:formula="of:=25.1=[.J11]" office:value-type="boolean" office:boolean-value="false">
            <text:p>FALSE</text:p>
          </table:table-cell>
          <table:table-cell table:formula="of:=AND([.K11];[.L11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12]" office:value-type="float" office:value="26.4442071713147">
            <text:p>26.44</text:p>
          </table:table-cell>
          <table:table-cell table:formula="of:=1.48009561752988--0.98804780876494*[.C12]" office:value-type="float" office:value="12.3486215139442">
            <text:p>12.35</text:p>
          </table:table-cell>
          <table:table-cell office:value-type="float" office:value="11">
            <text:p>11</text:p>
          </table:table-cell>
          <table:table-cell table:formula="of:=ROUND([.A12])" office:value-type="float" office:value="26">
            <text:p>26</text:p>
          </table:table-cell>
          <table:table-cell table:formula="of:=ROUND([.B12])" office:value-type="float" office:value="12">
            <text:p>12</text:p>
          </table:table-cell>
          <table:table-cell table:formula="of:=SUM([.C12:.E12])" office:value-type="float" office:value="49">
            <text:p>49</text:p>
          </table:table-cell>
          <table:table-cell table:formula="of:=100*[.E12]/[.F12]" office:value-type="float" office:value="24.4897959183673">
            <text:p>24.48980</text:p>
          </table:table-cell>
          <table:table-cell table:formula="of:=100*([.C12]+2)/([.F12]+2)" office:value-type="float" office:value="25.4901960784314">
            <text:p>25.49020</text:p>
          </table:table-cell>
          <table:table-cell table:formula="of:=ROUND([.G12];1)" office:value-type="float" office:value="24.5">
            <text:p>24.5</text:p>
          </table:table-cell>
          <table:table-cell table:formula="of:=ROUND([.H12];1)" office:value-type="float" office:value="25.5">
            <text:p>25.5</text:p>
          </table:table-cell>
          <table:table-cell table:formula="of:=24.8=[.I12]" office:value-type="boolean" office:boolean-value="false">
            <text:p>FALSE</text:p>
          </table:table-cell>
          <table:table-cell table:formula="of:=25.1=[.J12]" office:value-type="boolean" office:boolean-value="false">
            <text:p>FALSE</text:p>
          </table:table-cell>
          <table:table-cell table:formula="of:=AND([.K12];[.L12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13]" office:value-type="float" office:value="28.4402231075697">
            <text:p>28.44</text:p>
          </table:table-cell>
          <table:table-cell table:formula="of:=1.48009561752988--0.98804780876494*[.C13]" office:value-type="float" office:value="13.3366693227092">
            <text:p>13.34</text:p>
          </table:table-cell>
          <table:table-cell office:value-type="float" office:value="12">
            <text:p>12</text:p>
          </table:table-cell>
          <table:table-cell table:formula="of:=ROUND([.A13])" office:value-type="float" office:value="28">
            <text:p>28</text:p>
          </table:table-cell>
          <table:table-cell table:formula="of:=ROUND([.B13])" office:value-type="float" office:value="13">
            <text:p>13</text:p>
          </table:table-cell>
          <table:table-cell table:formula="of:=SUM([.C13:.E13])" office:value-type="float" office:value="53">
            <text:p>53</text:p>
          </table:table-cell>
          <table:table-cell table:formula="of:=100*[.E13]/[.F13]" office:value-type="float" office:value="24.5283018867925">
            <text:p>24.52830</text:p>
          </table:table-cell>
          <table:table-cell table:formula="of:=100*([.C13]+2)/([.F13]+2)" office:value-type="float" office:value="25.4545454545455">
            <text:p>25.45455</text:p>
          </table:table-cell>
          <table:table-cell table:formula="of:=ROUND([.G13];1)" office:value-type="float" office:value="24.5">
            <text:p>24.5</text:p>
          </table:table-cell>
          <table:table-cell table:formula="of:=ROUND([.H13];1)" office:value-type="float" office:value="25.5">
            <text:p>25.5</text:p>
          </table:table-cell>
          <table:table-cell table:formula="of:=24.8=[.I13]" office:value-type="boolean" office:boolean-value="false">
            <text:p>FALSE</text:p>
          </table:table-cell>
          <table:table-cell table:formula="of:=25.1=[.J13]" office:value-type="boolean" office:boolean-value="false">
            <text:p>FALSE</text:p>
          </table:table-cell>
          <table:table-cell table:formula="of:=AND([.K13];[.L13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14]" office:value-type="float" office:value="30.4362390438247">
            <text:p>30.44</text:p>
          </table:table-cell>
          <table:table-cell table:formula="of:=1.48009561752988--0.98804780876494*[.C14]" office:value-type="float" office:value="14.3247171314741">
            <text:p>14.32</text:p>
          </table:table-cell>
          <table:table-cell office:value-type="float" office:value="13">
            <text:p>13</text:p>
          </table:table-cell>
          <table:table-cell table:formula="of:=ROUND([.A14])" office:value-type="float" office:value="30">
            <text:p>30</text:p>
          </table:table-cell>
          <table:table-cell table:formula="of:=ROUND([.B14])" office:value-type="float" office:value="14">
            <text:p>14</text:p>
          </table:table-cell>
          <table:table-cell table:formula="of:=SUM([.C14:.E14])" office:value-type="float" office:value="57">
            <text:p>57</text:p>
          </table:table-cell>
          <table:table-cell table:formula="of:=100*[.E14]/[.F14]" office:value-type="float" office:value="24.5614035087719">
            <text:p>24.56140</text:p>
          </table:table-cell>
          <table:table-cell table:formula="of:=100*([.C14]+2)/([.F14]+2)" office:value-type="float" office:value="25.4237288135593">
            <text:p>25.42373</text:p>
          </table:table-cell>
          <table:table-cell table:formula="of:=ROUND([.G14];1)" office:value-type="float" office:value="24.6">
            <text:p>24.6</text:p>
          </table:table-cell>
          <table:table-cell table:formula="of:=ROUND([.H14];1)" office:value-type="float" office:value="25.4">
            <text:p>25.4</text:p>
          </table:table-cell>
          <table:table-cell table:formula="of:=24.8=[.I14]" office:value-type="boolean" office:boolean-value="false">
            <text:p>FALSE</text:p>
          </table:table-cell>
          <table:table-cell table:formula="of:=25.1=[.J14]" office:value-type="boolean" office:boolean-value="false">
            <text:p>FALSE</text:p>
          </table:table-cell>
          <table:table-cell table:formula="of:=AND([.K14];[.L14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15]" office:value-type="float" office:value="32.4322549800797">
            <text:p>32.43</text:p>
          </table:table-cell>
          <table:table-cell table:formula="of:=1.48009561752988--0.98804780876494*[.C15]" office:value-type="float" office:value="15.312764940239">
            <text:p>15.31</text:p>
          </table:table-cell>
          <table:table-cell office:value-type="float" office:value="14">
            <text:p>14</text:p>
          </table:table-cell>
          <table:table-cell table:formula="of:=ROUND([.A15])" office:value-type="float" office:value="32">
            <text:p>32</text:p>
          </table:table-cell>
          <table:table-cell table:formula="of:=ROUND([.B15])" office:value-type="float" office:value="15">
            <text:p>15</text:p>
          </table:table-cell>
          <table:table-cell table:formula="of:=SUM([.C15:.E15])" office:value-type="float" office:value="61">
            <text:p>61</text:p>
          </table:table-cell>
          <table:table-cell table:formula="of:=100*[.E15]/[.F15]" office:value-type="float" office:value="24.5901639344262">
            <text:p>24.59016</text:p>
          </table:table-cell>
          <table:table-cell table:formula="of:=100*([.C15]+2)/([.F15]+2)" office:value-type="float" office:value="25.3968253968254">
            <text:p>25.39683</text:p>
          </table:table-cell>
          <table:table-cell table:formula="of:=ROUND([.G15];1)" office:value-type="float" office:value="24.6">
            <text:p>24.6</text:p>
          </table:table-cell>
          <table:table-cell table:formula="of:=ROUND([.H15];1)" office:value-type="float" office:value="25.4">
            <text:p>25.4</text:p>
          </table:table-cell>
          <table:table-cell table:formula="of:=24.8=[.I15]" office:value-type="boolean" office:boolean-value="false">
            <text:p>FALSE</text:p>
          </table:table-cell>
          <table:table-cell table:formula="of:=25.1=[.J15]" office:value-type="boolean" office:boolean-value="false">
            <text:p>FALSE</text:p>
          </table:table-cell>
          <table:table-cell table:formula="of:=AND([.K15];[.L15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16]" office:value-type="float" office:value="34.4282709163347">
            <text:p>34.43</text:p>
          </table:table-cell>
          <table:table-cell table:formula="of:=1.48009561752988--0.98804780876494*[.C16]" office:value-type="float" office:value="16.300812749004">
            <text:p>16.3</text:p>
          </table:table-cell>
          <table:table-cell office:value-type="float" office:value="15">
            <text:p>15</text:p>
          </table:table-cell>
          <table:table-cell table:formula="of:=ROUND([.A16])" office:value-type="float" office:value="34">
            <text:p>34</text:p>
          </table:table-cell>
          <table:table-cell table:formula="of:=ROUND([.B16])" office:value-type="float" office:value="16">
            <text:p>16</text:p>
          </table:table-cell>
          <table:table-cell table:formula="of:=SUM([.C16:.E16])" office:value-type="float" office:value="65">
            <text:p>65</text:p>
          </table:table-cell>
          <table:table-cell table:formula="of:=100*[.E16]/[.F16]" office:value-type="float" office:value="24.6153846153846">
            <text:p>24.61538</text:p>
          </table:table-cell>
          <table:table-cell table:formula="of:=100*([.C16]+2)/([.F16]+2)" office:value-type="float" office:value="25.3731343283582">
            <text:p>25.37313</text:p>
          </table:table-cell>
          <table:table-cell table:formula="of:=ROUND([.G16];1)" office:value-type="float" office:value="24.6">
            <text:p>24.6</text:p>
          </table:table-cell>
          <table:table-cell table:formula="of:=ROUND([.H16];1)" office:value-type="float" office:value="25.4">
            <text:p>25.4</text:p>
          </table:table-cell>
          <table:table-cell table:formula="of:=24.8=[.I16]" office:value-type="boolean" office:boolean-value="false">
            <text:p>FALSE</text:p>
          </table:table-cell>
          <table:table-cell table:formula="of:=25.1=[.J16]" office:value-type="boolean" office:boolean-value="false">
            <text:p>FALSE</text:p>
          </table:table-cell>
          <table:table-cell table:formula="of:=AND([.K16];[.L16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17]" office:value-type="float" office:value="36.4242868525896">
            <text:p>36.42</text:p>
          </table:table-cell>
          <table:table-cell table:formula="of:=1.48009561752988--0.98804780876494*[.C17]" office:value-type="float" office:value="17.2888605577689">
            <text:p>17.29</text:p>
          </table:table-cell>
          <table:table-cell office:value-type="float" office:value="16">
            <text:p>16</text:p>
          </table:table-cell>
          <table:table-cell table:formula="of:=ROUND([.A17])" office:value-type="float" office:value="36">
            <text:p>36</text:p>
          </table:table-cell>
          <table:table-cell table:formula="of:=ROUND([.B17])" office:value-type="float" office:value="17">
            <text:p>17</text:p>
          </table:table-cell>
          <table:table-cell table:formula="of:=SUM([.C17:.E17])" office:value-type="float" office:value="69">
            <text:p>69</text:p>
          </table:table-cell>
          <table:table-cell table:formula="of:=100*[.E17]/[.F17]" office:value-type="float" office:value="24.6376811594203">
            <text:p>24.63768</text:p>
          </table:table-cell>
          <table:table-cell table:formula="of:=100*([.C17]+2)/([.F17]+2)" office:value-type="float" office:value="25.3521126760563">
            <text:p>25.35211</text:p>
          </table:table-cell>
          <table:table-cell table:formula="of:=ROUND([.G17];1)" office:value-type="float" office:value="24.6">
            <text:p>24.6</text:p>
          </table:table-cell>
          <table:table-cell table:formula="of:=ROUND([.H17];1)" office:value-type="float" office:value="25.4">
            <text:p>25.4</text:p>
          </table:table-cell>
          <table:table-cell table:formula="of:=24.8=[.I17]" office:value-type="boolean" office:boolean-value="false">
            <text:p>FALSE</text:p>
          </table:table-cell>
          <table:table-cell table:formula="of:=25.1=[.J17]" office:value-type="boolean" office:boolean-value="false">
            <text:p>FALSE</text:p>
          </table:table-cell>
          <table:table-cell table:formula="of:=AND([.K17];[.L17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18]" office:value-type="float" office:value="38.4203027888446">
            <text:p>38.42</text:p>
          </table:table-cell>
          <table:table-cell table:formula="of:=1.48009561752988--0.98804780876494*[.C18]" office:value-type="float" office:value="18.2769083665339">
            <text:p>18.28</text:p>
          </table:table-cell>
          <table:table-cell office:value-type="float" office:value="17">
            <text:p>17</text:p>
          </table:table-cell>
          <table:table-cell table:formula="of:=ROUND([.A18])" office:value-type="float" office:value="38">
            <text:p>38</text:p>
          </table:table-cell>
          <table:table-cell table:formula="of:=ROUND([.B18])" office:value-type="float" office:value="18">
            <text:p>18</text:p>
          </table:table-cell>
          <table:table-cell table:formula="of:=SUM([.C18:.E18])" office:value-type="float" office:value="73">
            <text:p>73</text:p>
          </table:table-cell>
          <table:table-cell table:formula="of:=100*[.E18]/[.F18]" office:value-type="float" office:value="24.6575342465753">
            <text:p>24.65753</text:p>
          </table:table-cell>
          <table:table-cell table:formula="of:=100*([.C18]+2)/([.F18]+2)" office:value-type="float" office:value="25.3333333333333">
            <text:p>25.33333</text:p>
          </table:table-cell>
          <table:table-cell table:formula="of:=ROUND([.G18];1)" office:value-type="float" office:value="24.7">
            <text:p>24.7</text:p>
          </table:table-cell>
          <table:table-cell table:formula="of:=ROUND([.H18];1)" office:value-type="float" office:value="25.3">
            <text:p>25.3</text:p>
          </table:table-cell>
          <table:table-cell table:formula="of:=24.8=[.I18]" office:value-type="boolean" office:boolean-value="false">
            <text:p>FALSE</text:p>
          </table:table-cell>
          <table:table-cell table:formula="of:=25.1=[.J18]" office:value-type="boolean" office:boolean-value="false">
            <text:p>FALSE</text:p>
          </table:table-cell>
          <table:table-cell table:formula="of:=AND([.K18];[.L18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19]" office:value-type="float" office:value="40.4163187250996">
            <text:p>40.42</text:p>
          </table:table-cell>
          <table:table-cell table:formula="of:=1.48009561752988--0.98804780876494*[.C19]" office:value-type="float" office:value="19.2649561752988">
            <text:p>19.26</text:p>
          </table:table-cell>
          <table:table-cell office:value-type="float" office:value="18">
            <text:p>18</text:p>
          </table:table-cell>
          <table:table-cell table:formula="of:=ROUND([.A19])" office:value-type="float" office:value="40">
            <text:p>40</text:p>
          </table:table-cell>
          <table:table-cell table:formula="of:=ROUND([.B19])" office:value-type="float" office:value="19">
            <text:p>19</text:p>
          </table:table-cell>
          <table:table-cell table:formula="of:=SUM([.C19:.E19])" office:value-type="float" office:value="77">
            <text:p>77</text:p>
          </table:table-cell>
          <table:table-cell table:formula="of:=100*[.E19]/[.F19]" office:value-type="float" office:value="24.6753246753247">
            <text:p>24.67532</text:p>
          </table:table-cell>
          <table:table-cell table:formula="of:=100*([.C19]+2)/([.F19]+2)" office:value-type="float" office:value="25.3164556962025">
            <text:p>25.31646</text:p>
          </table:table-cell>
          <table:table-cell table:formula="of:=ROUND([.G19];1)" office:value-type="float" office:value="24.7">
            <text:p>24.7</text:p>
          </table:table-cell>
          <table:table-cell table:formula="of:=ROUND([.H19];1)" office:value-type="float" office:value="25.3">
            <text:p>25.3</text:p>
          </table:table-cell>
          <table:table-cell table:formula="of:=24.8=[.I19]" office:value-type="boolean" office:boolean-value="false">
            <text:p>FALSE</text:p>
          </table:table-cell>
          <table:table-cell table:formula="of:=25.1=[.J19]" office:value-type="boolean" office:boolean-value="false">
            <text:p>FALSE</text:p>
          </table:table-cell>
          <table:table-cell table:formula="of:=AND([.K19];[.L19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20]" office:value-type="float" office:value="42.4123346613546">
            <text:p>42.41</text:p>
          </table:table-cell>
          <table:table-cell table:formula="of:=1.48009561752988--0.98804780876494*[.C20]" office:value-type="float" office:value="20.2530039840637">
            <text:p>20.25</text:p>
          </table:table-cell>
          <table:table-cell office:value-type="float" office:value="19">
            <text:p>19</text:p>
          </table:table-cell>
          <table:table-cell table:formula="of:=ROUND([.A20])" office:value-type="float" office:value="42">
            <text:p>42</text:p>
          </table:table-cell>
          <table:table-cell table:formula="of:=ROUND([.B20])" office:value-type="float" office:value="20">
            <text:p>20</text:p>
          </table:table-cell>
          <table:table-cell table:formula="of:=SUM([.C20:.E20])" office:value-type="float" office:value="81">
            <text:p>81</text:p>
          </table:table-cell>
          <table:table-cell table:formula="of:=100*[.E20]/[.F20]" office:value-type="float" office:value="24.6913580246914">
            <text:p>24.69136</text:p>
          </table:table-cell>
          <table:table-cell table:formula="of:=100*([.C20]+2)/([.F20]+2)" office:value-type="float" office:value="25.3012048192771">
            <text:p>25.30120</text:p>
          </table:table-cell>
          <table:table-cell table:formula="of:=ROUND([.G20];1)" office:value-type="float" office:value="24.7">
            <text:p>24.7</text:p>
          </table:table-cell>
          <table:table-cell table:formula="of:=ROUND([.H20];1)" office:value-type="float" office:value="25.3">
            <text:p>25.3</text:p>
          </table:table-cell>
          <table:table-cell table:formula="of:=24.8=[.I20]" office:value-type="boolean" office:boolean-value="false">
            <text:p>FALSE</text:p>
          </table:table-cell>
          <table:table-cell table:formula="of:=25.1=[.J20]" office:value-type="boolean" office:boolean-value="false">
            <text:p>FALSE</text:p>
          </table:table-cell>
          <table:table-cell table:formula="of:=AND([.K20];[.L20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21]" office:value-type="float" office:value="44.4083505976096">
            <text:p>44.41</text:p>
          </table:table-cell>
          <table:table-cell table:formula="of:=1.48009561752988--0.98804780876494*[.C21]" office:value-type="float" office:value="21.2410517928287">
            <text:p>21.24</text:p>
          </table:table-cell>
          <table:table-cell office:value-type="float" office:value="20">
            <text:p>20</text:p>
          </table:table-cell>
          <table:table-cell table:formula="of:=ROUND([.A21])" office:value-type="float" office:value="44">
            <text:p>44</text:p>
          </table:table-cell>
          <table:table-cell table:formula="of:=ROUND([.B21])" office:value-type="float" office:value="21">
            <text:p>21</text:p>
          </table:table-cell>
          <table:table-cell table:formula="of:=SUM([.C21:.E21])" office:value-type="float" office:value="85">
            <text:p>85</text:p>
          </table:table-cell>
          <table:table-cell table:formula="of:=100*[.E21]/[.F21]" office:value-type="float" office:value="24.7058823529412">
            <text:p>24.70588</text:p>
          </table:table-cell>
          <table:table-cell table:formula="of:=100*([.C21]+2)/([.F21]+2)" office:value-type="float" office:value="25.2873563218391">
            <text:p>25.28736</text:p>
          </table:table-cell>
          <table:table-cell table:formula="of:=ROUND([.G21];1)" office:value-type="float" office:value="24.7">
            <text:p>24.7</text:p>
          </table:table-cell>
          <table:table-cell table:formula="of:=ROUND([.H21];1)" office:value-type="float" office:value="25.3">
            <text:p>25.3</text:p>
          </table:table-cell>
          <table:table-cell table:formula="of:=24.8=[.I21]" office:value-type="boolean" office:boolean-value="false">
            <text:p>FALSE</text:p>
          </table:table-cell>
          <table:table-cell table:formula="of:=25.1=[.J21]" office:value-type="boolean" office:boolean-value="false">
            <text:p>FALSE</text:p>
          </table:table-cell>
          <table:table-cell table:formula="of:=AND([.K21];[.L21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22]" office:value-type="float" office:value="46.4043665338645">
            <text:p>46.4</text:p>
          </table:table-cell>
          <table:table-cell table:formula="of:=1.48009561752988--0.98804780876494*[.C22]" office:value-type="float" office:value="22.2290996015936">
            <text:p>22.23</text:p>
          </table:table-cell>
          <table:table-cell office:value-type="float" office:value="21">
            <text:p>21</text:p>
          </table:table-cell>
          <table:table-cell table:formula="of:=ROUND([.A22])" office:value-type="float" office:value="46">
            <text:p>46</text:p>
          </table:table-cell>
          <table:table-cell table:formula="of:=ROUND([.B22])" office:value-type="float" office:value="22">
            <text:p>22</text:p>
          </table:table-cell>
          <table:table-cell table:formula="of:=SUM([.C22:.E22])" office:value-type="float" office:value="89">
            <text:p>89</text:p>
          </table:table-cell>
          <table:table-cell table:formula="of:=100*[.E22]/[.F22]" office:value-type="float" office:value="24.7191011235955">
            <text:p>24.71910</text:p>
          </table:table-cell>
          <table:table-cell table:formula="of:=100*([.C22]+2)/([.F22]+2)" office:value-type="float" office:value="25.2747252747253">
            <text:p>25.27473</text:p>
          </table:table-cell>
          <table:table-cell table:formula="of:=ROUND([.G22];1)" office:value-type="float" office:value="24.7">
            <text:p>24.7</text:p>
          </table:table-cell>
          <table:table-cell table:formula="of:=ROUND([.H22];1)" office:value-type="float" office:value="25.3">
            <text:p>25.3</text:p>
          </table:table-cell>
          <table:table-cell table:formula="of:=24.8=[.I22]" office:value-type="boolean" office:boolean-value="false">
            <text:p>FALSE</text:p>
          </table:table-cell>
          <table:table-cell table:formula="of:=25.1=[.J22]" office:value-type="boolean" office:boolean-value="false">
            <text:p>FALSE</text:p>
          </table:table-cell>
          <table:table-cell table:formula="of:=AND([.K22];[.L22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23]" office:value-type="float" office:value="48.4003824701195">
            <text:p>48.4</text:p>
          </table:table-cell>
          <table:table-cell table:formula="of:=1.48009561752988--0.98804780876494*[.C23]" office:value-type="float" office:value="23.2171474103586">
            <text:p>23.22</text:p>
          </table:table-cell>
          <table:table-cell office:value-type="float" office:value="22">
            <text:p>22</text:p>
          </table:table-cell>
          <table:table-cell table:formula="of:=ROUND([.A23])" office:value-type="float" office:value="48">
            <text:p>48</text:p>
          </table:table-cell>
          <table:table-cell table:formula="of:=ROUND([.B23])" office:value-type="float" office:value="23">
            <text:p>23</text:p>
          </table:table-cell>
          <table:table-cell table:formula="of:=SUM([.C23:.E23])" office:value-type="float" office:value="93">
            <text:p>93</text:p>
          </table:table-cell>
          <table:table-cell table:formula="of:=100*[.E23]/[.F23]" office:value-type="float" office:value="24.7311827956989">
            <text:p>24.73118</text:p>
          </table:table-cell>
          <table:table-cell table:formula="of:=100*([.C23]+2)/([.F23]+2)" office:value-type="float" office:value="25.2631578947368">
            <text:p>25.26316</text:p>
          </table:table-cell>
          <table:table-cell table:formula="of:=ROUND([.G23];1)" office:value-type="float" office:value="24.7">
            <text:p>24.7</text:p>
          </table:table-cell>
          <table:table-cell table:formula="of:=ROUND([.H23];1)" office:value-type="float" office:value="25.3">
            <text:p>25.3</text:p>
          </table:table-cell>
          <table:table-cell table:formula="of:=24.8=[.I23]" office:value-type="boolean" office:boolean-value="false">
            <text:p>FALSE</text:p>
          </table:table-cell>
          <table:table-cell table:formula="of:=25.1=[.J23]" office:value-type="boolean" office:boolean-value="false">
            <text:p>FALSE</text:p>
          </table:table-cell>
          <table:table-cell table:formula="of:=AND([.K23];[.L23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24]" office:value-type="float" office:value="50.3963984063745">
            <text:p>50.4</text:p>
          </table:table-cell>
          <table:table-cell table:formula="of:=1.48009561752988--0.98804780876494*[.C24]" office:value-type="float" office:value="24.2051952191235">
            <text:p>24.21</text:p>
          </table:table-cell>
          <table:table-cell office:value-type="float" office:value="23">
            <text:p>23</text:p>
          </table:table-cell>
          <table:table-cell table:formula="of:=ROUND([.A24])" office:value-type="float" office:value="50">
            <text:p>50</text:p>
          </table:table-cell>
          <table:table-cell table:formula="of:=ROUND([.B24])" office:value-type="float" office:value="24">
            <text:p>24</text:p>
          </table:table-cell>
          <table:table-cell table:formula="of:=SUM([.C24:.E24])" office:value-type="float" office:value="97">
            <text:p>97</text:p>
          </table:table-cell>
          <table:table-cell table:formula="of:=100*[.E24]/[.F24]" office:value-type="float" office:value="24.7422680412371">
            <text:p>24.74227</text:p>
          </table:table-cell>
          <table:table-cell table:formula="of:=100*([.C24]+2)/([.F24]+2)" office:value-type="float" office:value="25.2525252525252">
            <text:p>25.25253</text:p>
          </table:table-cell>
          <table:table-cell table:formula="of:=ROUND([.G24];1)" office:value-type="float" office:value="24.7">
            <text:p>24.7</text:p>
          </table:table-cell>
          <table:table-cell table:formula="of:=ROUND([.H24];1)" office:value-type="float" office:value="25.3">
            <text:p>25.3</text:p>
          </table:table-cell>
          <table:table-cell table:formula="of:=24.8=[.I24]" office:value-type="boolean" office:boolean-value="false">
            <text:p>FALSE</text:p>
          </table:table-cell>
          <table:table-cell table:formula="of:=25.1=[.J24]" office:value-type="boolean" office:boolean-value="false">
            <text:p>FALSE</text:p>
          </table:table-cell>
          <table:table-cell table:formula="of:=AND([.K24];[.L24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25]" office:value-type="float" office:value="52.3924143426295">
            <text:p>52.39</text:p>
          </table:table-cell>
          <table:table-cell table:formula="of:=1.48009561752988--0.98804780876494*[.C25]" office:value-type="float" office:value="25.1932430278884">
            <text:p>25.19</text:p>
          </table:table-cell>
          <table:table-cell office:value-type="float" office:value="24">
            <text:p>24</text:p>
          </table:table-cell>
          <table:table-cell table:formula="of:=ROUND([.A25])" office:value-type="float" office:value="52">
            <text:p>52</text:p>
          </table:table-cell>
          <table:table-cell table:formula="of:=ROUND([.B25])" office:value-type="float" office:value="25">
            <text:p>25</text:p>
          </table:table-cell>
          <table:table-cell table:formula="of:=SUM([.C25:.E25])" office:value-type="float" office:value="101">
            <text:p>101</text:p>
          </table:table-cell>
          <table:table-cell table:formula="of:=100*[.E25]/[.F25]" office:value-type="float" office:value="24.7524752475248">
            <text:p>24.75248</text:p>
          </table:table-cell>
          <table:table-cell table:formula="of:=100*([.C25]+2)/([.F25]+2)" office:value-type="float" office:value="25.2427184466019">
            <text:p>25.24272</text:p>
          </table:table-cell>
          <table:table-cell table:formula="of:=ROUND([.G25];1)" office:value-type="float" office:value="24.8">
            <text:p>24.8</text:p>
          </table:table-cell>
          <table:table-cell table:formula="of:=ROUND([.H25];1)" office:value-type="float" office:value="25.2">
            <text:p>25.2</text:p>
          </table:table-cell>
          <table:table-cell table:formula="of:=24.8=[.I25]" office:value-type="boolean" office:boolean-value="true">
            <text:p>TRUE</text:p>
          </table:table-cell>
          <table:table-cell table:formula="of:=25.1=[.J25]" office:value-type="boolean" office:boolean-value="false">
            <text:p>FALSE</text:p>
          </table:table-cell>
          <table:table-cell table:formula="of:=AND([.K25];[.L25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26]" office:value-type="float" office:value="54.3884302788845">
            <text:p>54.39</text:p>
          </table:table-cell>
          <table:table-cell table:formula="of:=1.48009561752988--0.98804780876494*[.C26]" office:value-type="float" office:value="26.1812908366534">
            <text:p>26.18</text:p>
          </table:table-cell>
          <table:table-cell office:value-type="float" office:value="25">
            <text:p>25</text:p>
          </table:table-cell>
          <table:table-cell table:formula="of:=ROUND([.A26])" office:value-type="float" office:value="54">
            <text:p>54</text:p>
          </table:table-cell>
          <table:table-cell table:formula="of:=ROUND([.B26])" office:value-type="float" office:value="26">
            <text:p>26</text:p>
          </table:table-cell>
          <table:table-cell table:formula="of:=SUM([.C26:.E26])" office:value-type="float" office:value="105">
            <text:p>105</text:p>
          </table:table-cell>
          <table:table-cell table:formula="of:=100*[.E26]/[.F26]" office:value-type="float" office:value="24.7619047619048">
            <text:p>24.76190</text:p>
          </table:table-cell>
          <table:table-cell table:formula="of:=100*([.C26]+2)/([.F26]+2)" office:value-type="float" office:value="25.2336448598131">
            <text:p>25.23364</text:p>
          </table:table-cell>
          <table:table-cell table:formula="of:=ROUND([.G26];1)" office:value-type="float" office:value="24.8">
            <text:p>24.8</text:p>
          </table:table-cell>
          <table:table-cell table:formula="of:=ROUND([.H26];1)" office:value-type="float" office:value="25.2">
            <text:p>25.2</text:p>
          </table:table-cell>
          <table:table-cell table:formula="of:=24.8=[.I26]" office:value-type="boolean" office:boolean-value="true">
            <text:p>TRUE</text:p>
          </table:table-cell>
          <table:table-cell table:formula="of:=25.1=[.J26]" office:value-type="boolean" office:boolean-value="false">
            <text:p>FALSE</text:p>
          </table:table-cell>
          <table:table-cell table:formula="of:=AND([.K26];[.L26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27]" office:value-type="float" office:value="56.3844462151395">
            <text:p>56.38</text:p>
          </table:table-cell>
          <table:table-cell table:formula="of:=1.48009561752988--0.98804780876494*[.C27]" office:value-type="float" office:value="27.1693386454183">
            <text:p>27.17</text:p>
          </table:table-cell>
          <table:table-cell office:value-type="float" office:value="26">
            <text:p>26</text:p>
          </table:table-cell>
          <table:table-cell table:formula="of:=ROUND([.A27])" office:value-type="float" office:value="56">
            <text:p>56</text:p>
          </table:table-cell>
          <table:table-cell table:formula="of:=ROUND([.B27])" office:value-type="float" office:value="27">
            <text:p>27</text:p>
          </table:table-cell>
          <table:table-cell table:formula="of:=SUM([.C27:.E27])" office:value-type="float" office:value="109">
            <text:p>109</text:p>
          </table:table-cell>
          <table:table-cell table:formula="of:=100*[.E27]/[.F27]" office:value-type="float" office:value="24.7706422018349">
            <text:p>24.77064</text:p>
          </table:table-cell>
          <table:table-cell table:formula="of:=100*([.C27]+2)/([.F27]+2)" office:value-type="float" office:value="25.2252252252252">
            <text:p>25.22523</text:p>
          </table:table-cell>
          <table:table-cell table:formula="of:=ROUND([.G27];1)" office:value-type="float" office:value="24.8">
            <text:p>24.8</text:p>
          </table:table-cell>
          <table:table-cell table:formula="of:=ROUND([.H27];1)" office:value-type="float" office:value="25.2">
            <text:p>25.2</text:p>
          </table:table-cell>
          <table:table-cell table:formula="of:=24.8=[.I27]" office:value-type="boolean" office:boolean-value="true">
            <text:p>TRUE</text:p>
          </table:table-cell>
          <table:table-cell table:formula="of:=25.1=[.J27]" office:value-type="boolean" office:boolean-value="false">
            <text:p>FALSE</text:p>
          </table:table-cell>
          <table:table-cell table:formula="of:=AND([.K27];[.L27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28]" office:value-type="float" office:value="58.3804621513944">
            <text:p>58.38</text:p>
          </table:table-cell>
          <table:table-cell table:formula="of:=1.48009561752988--0.98804780876494*[.C28]" office:value-type="float" office:value="28.1573864541833">
            <text:p>28.16</text:p>
          </table:table-cell>
          <table:table-cell office:value-type="float" office:value="27">
            <text:p>27</text:p>
          </table:table-cell>
          <table:table-cell table:formula="of:=ROUND([.A28])" office:value-type="float" office:value="58">
            <text:p>58</text:p>
          </table:table-cell>
          <table:table-cell table:formula="of:=ROUND([.B28])" office:value-type="float" office:value="28">
            <text:p>28</text:p>
          </table:table-cell>
          <table:table-cell table:formula="of:=SUM([.C28:.E28])" office:value-type="float" office:value="113">
            <text:p>113</text:p>
          </table:table-cell>
          <table:table-cell table:formula="of:=100*[.E28]/[.F28]" office:value-type="float" office:value="24.7787610619469">
            <text:p>24.77876</text:p>
          </table:table-cell>
          <table:table-cell table:formula="of:=100*([.C28]+2)/([.F28]+2)" office:value-type="float" office:value="25.2173913043478">
            <text:p>25.21739</text:p>
          </table:table-cell>
          <table:table-cell table:formula="of:=ROUND([.G28];1)" office:value-type="float" office:value="24.8">
            <text:p>24.8</text:p>
          </table:table-cell>
          <table:table-cell table:formula="of:=ROUND([.H28];1)" office:value-type="float" office:value="25.2">
            <text:p>25.2</text:p>
          </table:table-cell>
          <table:table-cell table:formula="of:=24.8=[.I28]" office:value-type="boolean" office:boolean-value="true">
            <text:p>TRUE</text:p>
          </table:table-cell>
          <table:table-cell table:formula="of:=25.1=[.J28]" office:value-type="boolean" office:boolean-value="false">
            <text:p>FALSE</text:p>
          </table:table-cell>
          <table:table-cell table:formula="of:=AND([.K28];[.L28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29]" office:value-type="float" office:value="60.3764780876494">
            <text:p>60.38</text:p>
          </table:table-cell>
          <table:table-cell table:formula="of:=1.48009561752988--0.98804780876494*[.C29]" office:value-type="float" office:value="29.1454342629482">
            <text:p>29.15</text:p>
          </table:table-cell>
          <table:table-cell office:value-type="float" office:value="28">
            <text:p>28</text:p>
          </table:table-cell>
          <table:table-cell table:formula="of:=ROUND([.A29])" office:value-type="float" office:value="60">
            <text:p>60</text:p>
          </table:table-cell>
          <table:table-cell table:formula="of:=ROUND([.B29])" office:value-type="float" office:value="29">
            <text:p>29</text:p>
          </table:table-cell>
          <table:table-cell table:formula="of:=SUM([.C29:.E29])" office:value-type="float" office:value="117">
            <text:p>117</text:p>
          </table:table-cell>
          <table:table-cell table:formula="of:=100*[.E29]/[.F29]" office:value-type="float" office:value="24.7863247863248">
            <text:p>24.78632</text:p>
          </table:table-cell>
          <table:table-cell table:formula="of:=100*([.C29]+2)/([.F29]+2)" office:value-type="float" office:value="25.2100840336134">
            <text:p>25.21008</text:p>
          </table:table-cell>
          <table:table-cell table:formula="of:=ROUND([.G29];1)" office:value-type="float" office:value="24.8">
            <text:p>24.8</text:p>
          </table:table-cell>
          <table:table-cell table:formula="of:=ROUND([.H29];1)" office:value-type="float" office:value="25.2">
            <text:p>25.2</text:p>
          </table:table-cell>
          <table:table-cell table:formula="of:=24.8=[.I29]" office:value-type="boolean" office:boolean-value="true">
            <text:p>TRUE</text:p>
          </table:table-cell>
          <table:table-cell table:formula="of:=25.1=[.J29]" office:value-type="boolean" office:boolean-value="false">
            <text:p>FALSE</text:p>
          </table:table-cell>
          <table:table-cell table:formula="of:=AND([.K29];[.L29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30]" office:value-type="float" office:value="62.3724940239044">
            <text:p>62.37</text:p>
          </table:table-cell>
          <table:table-cell table:formula="of:=1.48009561752988--0.98804780876494*[.C30]" office:value-type="float" office:value="30.1334820717131">
            <text:p>30.13</text:p>
          </table:table-cell>
          <table:table-cell office:value-type="float" office:value="29">
            <text:p>29</text:p>
          </table:table-cell>
          <table:table-cell table:formula="of:=ROUND([.A30])" office:value-type="float" office:value="62">
            <text:p>62</text:p>
          </table:table-cell>
          <table:table-cell table:formula="of:=ROUND([.B30])" office:value-type="float" office:value="30">
            <text:p>30</text:p>
          </table:table-cell>
          <table:table-cell table:formula="of:=SUM([.C30:.E30])" office:value-type="float" office:value="121">
            <text:p>121</text:p>
          </table:table-cell>
          <table:table-cell table:formula="of:=100*[.E30]/[.F30]" office:value-type="float" office:value="24.7933884297521">
            <text:p>24.79339</text:p>
          </table:table-cell>
          <table:table-cell table:formula="of:=100*([.C30]+2)/([.F30]+2)" office:value-type="float" office:value="25.2032520325203">
            <text:p>25.20325</text:p>
          </table:table-cell>
          <table:table-cell table:formula="of:=ROUND([.G30];1)" office:value-type="float" office:value="24.8">
            <text:p>24.8</text:p>
          </table:table-cell>
          <table:table-cell table:formula="of:=ROUND([.H30];1)" office:value-type="float" office:value="25.2">
            <text:p>25.2</text:p>
          </table:table-cell>
          <table:table-cell table:formula="of:=24.8=[.I30]" office:value-type="boolean" office:boolean-value="true">
            <text:p>TRUE</text:p>
          </table:table-cell>
          <table:table-cell table:formula="of:=25.1=[.J30]" office:value-type="boolean" office:boolean-value="false">
            <text:p>FALSE</text:p>
          </table:table-cell>
          <table:table-cell table:formula="of:=AND([.K30];[.L30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31]" office:value-type="float" office:value="64.3685099601594">
            <text:p>64.37</text:p>
          </table:table-cell>
          <table:table-cell table:formula="of:=1.48009561752988--0.98804780876494*[.C31]" office:value-type="float" office:value="31.1215298804781">
            <text:p>31.12</text:p>
          </table:table-cell>
          <table:table-cell office:value-type="float" office:value="30">
            <text:p>30</text:p>
          </table:table-cell>
          <table:table-cell table:formula="of:=ROUND([.A31])" office:value-type="float" office:value="64">
            <text:p>64</text:p>
          </table:table-cell>
          <table:table-cell table:formula="of:=ROUND([.B31])" office:value-type="float" office:value="31">
            <text:p>31</text:p>
          </table:table-cell>
          <table:table-cell table:formula="of:=SUM([.C31:.E31])" office:value-type="float" office:value="125">
            <text:p>125</text:p>
          </table:table-cell>
          <table:table-cell table:formula="of:=100*[.E31]/[.F31]" office:value-type="float" office:value="24.8">
            <text:p>24.80000</text:p>
          </table:table-cell>
          <table:table-cell table:formula="of:=100*([.C31]+2)/([.F31]+2)" office:value-type="float" office:value="25.1968503937008">
            <text:p>25.19685</text:p>
          </table:table-cell>
          <table:table-cell table:formula="of:=ROUND([.G31];1)" office:value-type="float" office:value="24.8">
            <text:p>24.8</text:p>
          </table:table-cell>
          <table:table-cell table:formula="of:=ROUND([.H31];1)" office:value-type="float" office:value="25.2">
            <text:p>25.2</text:p>
          </table:table-cell>
          <table:table-cell table:formula="of:=24.8=[.I31]" office:value-type="boolean" office:boolean-value="true">
            <text:p>TRUE</text:p>
          </table:table-cell>
          <table:table-cell table:formula="of:=25.1=[.J31]" office:value-type="boolean" office:boolean-value="false">
            <text:p>FALSE</text:p>
          </table:table-cell>
          <table:table-cell table:formula="of:=AND([.K31];[.L31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32]" office:value-type="float" office:value="66.3645258964143">
            <text:p>66.36</text:p>
          </table:table-cell>
          <table:table-cell table:formula="of:=1.48009561752988--0.98804780876494*[.C32]" office:value-type="float" office:value="32.109577689243">
            <text:p>32.11</text:p>
          </table:table-cell>
          <table:table-cell office:value-type="float" office:value="31">
            <text:p>31</text:p>
          </table:table-cell>
          <table:table-cell table:formula="of:=ROUND([.A32])" office:value-type="float" office:value="66">
            <text:p>66</text:p>
          </table:table-cell>
          <table:table-cell table:formula="of:=ROUND([.B32])" office:value-type="float" office:value="32">
            <text:p>32</text:p>
          </table:table-cell>
          <table:table-cell table:formula="of:=SUM([.C32:.E32])" office:value-type="float" office:value="129">
            <text:p>129</text:p>
          </table:table-cell>
          <table:table-cell table:formula="of:=100*[.E32]/[.F32]" office:value-type="float" office:value="24.8062015503876">
            <text:p>24.80620</text:p>
          </table:table-cell>
          <table:table-cell table:formula="of:=100*([.C32]+2)/([.F32]+2)" office:value-type="float" office:value="25.1908396946565">
            <text:p>25.19084</text:p>
          </table:table-cell>
          <table:table-cell table:formula="of:=ROUND([.G32];1)" office:value-type="float" office:value="24.8">
            <text:p>24.8</text:p>
          </table:table-cell>
          <table:table-cell table:formula="of:=ROUND([.H32];1)" office:value-type="float" office:value="25.2">
            <text:p>25.2</text:p>
          </table:table-cell>
          <table:table-cell table:formula="of:=24.8=[.I32]" office:value-type="boolean" office:boolean-value="true">
            <text:p>TRUE</text:p>
          </table:table-cell>
          <table:table-cell table:formula="of:=25.1=[.J32]" office:value-type="boolean" office:boolean-value="false">
            <text:p>FALSE</text:p>
          </table:table-cell>
          <table:table-cell table:formula="of:=AND([.K32];[.L32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33]" office:value-type="float" office:value="68.3605418326693">
            <text:p>68.36</text:p>
          </table:table-cell>
          <table:table-cell table:formula="of:=1.48009561752988--0.98804780876494*[.C33]" office:value-type="float" office:value="33.097625498008">
            <text:p>33.1</text:p>
          </table:table-cell>
          <table:table-cell office:value-type="float" office:value="32">
            <text:p>32</text:p>
          </table:table-cell>
          <table:table-cell table:formula="of:=ROUND([.A33])" office:value-type="float" office:value="68">
            <text:p>68</text:p>
          </table:table-cell>
          <table:table-cell table:formula="of:=ROUND([.B33])" office:value-type="float" office:value="33">
            <text:p>33</text:p>
          </table:table-cell>
          <table:table-cell table:formula="of:=SUM([.C33:.E33])" office:value-type="float" office:value="133">
            <text:p>133</text:p>
          </table:table-cell>
          <table:table-cell table:formula="of:=100*[.E33]/[.F33]" office:value-type="float" office:value="24.812030075188">
            <text:p>24.81203</text:p>
          </table:table-cell>
          <table:table-cell table:formula="of:=100*([.C33]+2)/([.F33]+2)" office:value-type="float" office:value="25.1851851851852">
            <text:p>25.18519</text:p>
          </table:table-cell>
          <table:table-cell table:formula="of:=ROUND([.G33];1)" office:value-type="float" office:value="24.8">
            <text:p>24.8</text:p>
          </table:table-cell>
          <table:table-cell table:formula="of:=ROUND([.H33];1)" office:value-type="float" office:value="25.2">
            <text:p>25.2</text:p>
          </table:table-cell>
          <table:table-cell table:formula="of:=24.8=[.I33]" office:value-type="boolean" office:boolean-value="true">
            <text:p>TRUE</text:p>
          </table:table-cell>
          <table:table-cell table:formula="of:=25.1=[.J33]" office:value-type="boolean" office:boolean-value="false">
            <text:p>FALSE</text:p>
          </table:table-cell>
          <table:table-cell table:formula="of:=AND([.K33];[.L33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34]" office:value-type="float" office:value="70.3565577689243">
            <text:p>70.36</text:p>
          </table:table-cell>
          <table:table-cell table:formula="of:=1.48009561752988--0.98804780876494*[.C34]" office:value-type="float" office:value="34.0856733067729">
            <text:p>34.09</text:p>
          </table:table-cell>
          <table:table-cell office:value-type="float" office:value="33">
            <text:p>33</text:p>
          </table:table-cell>
          <table:table-cell table:formula="of:=ROUND([.A34])" office:value-type="float" office:value="70">
            <text:p>70</text:p>
          </table:table-cell>
          <table:table-cell table:formula="of:=ROUND([.B34])" office:value-type="float" office:value="34">
            <text:p>34</text:p>
          </table:table-cell>
          <table:table-cell table:formula="of:=SUM([.C34:.E34])" office:value-type="float" office:value="137">
            <text:p>137</text:p>
          </table:table-cell>
          <table:table-cell table:formula="of:=100*[.E34]/[.F34]" office:value-type="float" office:value="24.8175182481752">
            <text:p>24.81752</text:p>
          </table:table-cell>
          <table:table-cell table:formula="of:=100*([.C34]+2)/([.F34]+2)" office:value-type="float" office:value="25.1798561151079">
            <text:p>25.17986</text:p>
          </table:table-cell>
          <table:table-cell table:formula="of:=ROUND([.G34];1)" office:value-type="float" office:value="24.8">
            <text:p>24.8</text:p>
          </table:table-cell>
          <table:table-cell table:formula="of:=ROUND([.H34];1)" office:value-type="float" office:value="25.2">
            <text:p>25.2</text:p>
          </table:table-cell>
          <table:table-cell table:formula="of:=24.8=[.I34]" office:value-type="boolean" office:boolean-value="true">
            <text:p>TRUE</text:p>
          </table:table-cell>
          <table:table-cell table:formula="of:=25.1=[.J34]" office:value-type="boolean" office:boolean-value="false">
            <text:p>FALSE</text:p>
          </table:table-cell>
          <table:table-cell table:formula="of:=AND([.K34];[.L34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35]" office:value-type="float" office:value="72.3525737051793">
            <text:p>72.35</text:p>
          </table:table-cell>
          <table:table-cell table:formula="of:=1.48009561752988--0.98804780876494*[.C35]" office:value-type="float" office:value="35.0737211155378">
            <text:p>35.07</text:p>
          </table:table-cell>
          <table:table-cell office:value-type="float" office:value="34">
            <text:p>34</text:p>
          </table:table-cell>
          <table:table-cell table:formula="of:=ROUND([.A35])" office:value-type="float" office:value="72">
            <text:p>72</text:p>
          </table:table-cell>
          <table:table-cell table:formula="of:=ROUND([.B35])" office:value-type="float" office:value="35">
            <text:p>35</text:p>
          </table:table-cell>
          <table:table-cell table:formula="of:=SUM([.C35:.E35])" office:value-type="float" office:value="141">
            <text:p>141</text:p>
          </table:table-cell>
          <table:table-cell table:formula="of:=100*[.E35]/[.F35]" office:value-type="float" office:value="24.822695035461">
            <text:p>24.82270</text:p>
          </table:table-cell>
          <table:table-cell table:formula="of:=100*([.C35]+2)/([.F35]+2)" office:value-type="float" office:value="25.1748251748252">
            <text:p>25.17483</text:p>
          </table:table-cell>
          <table:table-cell table:formula="of:=ROUND([.G35];1)" office:value-type="float" office:value="24.8">
            <text:p>24.8</text:p>
          </table:table-cell>
          <table:table-cell table:formula="of:=ROUND([.H35];1)" office:value-type="float" office:value="25.2">
            <text:p>25.2</text:p>
          </table:table-cell>
          <table:table-cell table:formula="of:=24.8=[.I35]" office:value-type="boolean" office:boolean-value="true">
            <text:p>TRUE</text:p>
          </table:table-cell>
          <table:table-cell table:formula="of:=25.1=[.J35]" office:value-type="boolean" office:boolean-value="false">
            <text:p>FALSE</text:p>
          </table:table-cell>
          <table:table-cell table:formula="of:=AND([.K35];[.L35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36]" office:value-type="float" office:value="74.3485896414343">
            <text:p>74.35</text:p>
          </table:table-cell>
          <table:table-cell table:formula="of:=1.48009561752988--0.98804780876494*[.C36]" office:value-type="float" office:value="36.0617689243028">
            <text:p>36.06</text:p>
          </table:table-cell>
          <table:table-cell office:value-type="float" office:value="35">
            <text:p>35</text:p>
          </table:table-cell>
          <table:table-cell table:formula="of:=ROUND([.A36])" office:value-type="float" office:value="74">
            <text:p>74</text:p>
          </table:table-cell>
          <table:table-cell table:formula="of:=ROUND([.B36])" office:value-type="float" office:value="36">
            <text:p>36</text:p>
          </table:table-cell>
          <table:table-cell table:formula="of:=SUM([.C36:.E36])" office:value-type="float" office:value="145">
            <text:p>145</text:p>
          </table:table-cell>
          <table:table-cell table:formula="of:=100*[.E36]/[.F36]" office:value-type="float" office:value="24.8275862068966">
            <text:p>24.82759</text:p>
          </table:table-cell>
          <table:table-cell table:formula="of:=100*([.C36]+2)/([.F36]+2)" office:value-type="float" office:value="25.1700680272109">
            <text:p>25.17007</text:p>
          </table:table-cell>
          <table:table-cell table:formula="of:=ROUND([.G36];1)" office:value-type="float" office:value="24.8">
            <text:p>24.8</text:p>
          </table:table-cell>
          <table:table-cell table:formula="of:=ROUND([.H36];1)" office:value-type="float" office:value="25.2">
            <text:p>25.2</text:p>
          </table:table-cell>
          <table:table-cell table:formula="of:=24.8=[.I36]" office:value-type="boolean" office:boolean-value="true">
            <text:p>TRUE</text:p>
          </table:table-cell>
          <table:table-cell table:formula="of:=25.1=[.J36]" office:value-type="boolean" office:boolean-value="false">
            <text:p>FALSE</text:p>
          </table:table-cell>
          <table:table-cell table:formula="of:=AND([.K36];[.L36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37]" office:value-type="float" office:value="76.3446055776893">
            <text:p>76.34</text:p>
          </table:table-cell>
          <table:table-cell table:formula="of:=1.48009561752988--0.98804780876494*[.C37]" office:value-type="float" office:value="37.0498167330677">
            <text:p>37.05</text:p>
          </table:table-cell>
          <table:table-cell office:value-type="float" office:value="36">
            <text:p>36</text:p>
          </table:table-cell>
          <table:table-cell table:formula="of:=ROUND([.A37])" office:value-type="float" office:value="76">
            <text:p>76</text:p>
          </table:table-cell>
          <table:table-cell table:formula="of:=ROUND([.B37])" office:value-type="float" office:value="37">
            <text:p>37</text:p>
          </table:table-cell>
          <table:table-cell table:formula="of:=SUM([.C37:.E37])" office:value-type="float" office:value="149">
            <text:p>149</text:p>
          </table:table-cell>
          <table:table-cell table:formula="of:=100*[.E37]/[.F37]" office:value-type="float" office:value="24.8322147651007">
            <text:p>24.83221</text:p>
          </table:table-cell>
          <table:table-cell table:formula="of:=100*([.C37]+2)/([.F37]+2)" office:value-type="float" office:value="25.1655629139073">
            <text:p>25.16556</text:p>
          </table:table-cell>
          <table:table-cell table:formula="of:=ROUND([.G37];1)" office:value-type="float" office:value="24.8">
            <text:p>24.8</text:p>
          </table:table-cell>
          <table:table-cell table:formula="of:=ROUND([.H37];1)" office:value-type="float" office:value="25.2">
            <text:p>25.2</text:p>
          </table:table-cell>
          <table:table-cell table:formula="of:=24.8=[.I37]" office:value-type="boolean" office:boolean-value="true">
            <text:p>TRUE</text:p>
          </table:table-cell>
          <table:table-cell table:formula="of:=25.1=[.J37]" office:value-type="boolean" office:boolean-value="false">
            <text:p>FALSE</text:p>
          </table:table-cell>
          <table:table-cell table:formula="of:=AND([.K37];[.L37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38]" office:value-type="float" office:value="78.3406215139442">
            <text:p>78.34</text:p>
          </table:table-cell>
          <table:table-cell table:formula="of:=1.48009561752988--0.98804780876494*[.C38]" office:value-type="float" office:value="38.0378645418327">
            <text:p>38.04</text:p>
          </table:table-cell>
          <table:table-cell office:value-type="float" office:value="37">
            <text:p>37</text:p>
          </table:table-cell>
          <table:table-cell table:formula="of:=ROUND([.A38])" office:value-type="float" office:value="78">
            <text:p>78</text:p>
          </table:table-cell>
          <table:table-cell table:formula="of:=ROUND([.B38])" office:value-type="float" office:value="38">
            <text:p>38</text:p>
          </table:table-cell>
          <table:table-cell table:formula="of:=SUM([.C38:.E38])" office:value-type="float" office:value="153">
            <text:p>153</text:p>
          </table:table-cell>
          <table:table-cell table:formula="of:=100*[.E38]/[.F38]" office:value-type="float" office:value="24.8366013071895">
            <text:p>24.83660</text:p>
          </table:table-cell>
          <table:table-cell table:formula="of:=100*([.C38]+2)/([.F38]+2)" office:value-type="float" office:value="25.1612903225806">
            <text:p>25.16129</text:p>
          </table:table-cell>
          <table:table-cell table:formula="of:=ROUND([.G38];1)" office:value-type="float" office:value="24.8">
            <text:p>24.8</text:p>
          </table:table-cell>
          <table:table-cell table:formula="of:=ROUND([.H38];1)" office:value-type="float" office:value="25.2">
            <text:p>25.2</text:p>
          </table:table-cell>
          <table:table-cell table:formula="of:=24.8=[.I38]" office:value-type="boolean" office:boolean-value="true">
            <text:p>TRUE</text:p>
          </table:table-cell>
          <table:table-cell table:formula="of:=25.1=[.J38]" office:value-type="boolean" office:boolean-value="false">
            <text:p>FALSE</text:p>
          </table:table-cell>
          <table:table-cell table:formula="of:=AND([.K38];[.L38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39]" office:value-type="float" office:value="80.3366374501992">
            <text:p>80.34</text:p>
          </table:table-cell>
          <table:table-cell table:formula="of:=1.48009561752988--0.98804780876494*[.C39]" office:value-type="float" office:value="39.0259123505976">
            <text:p>39.03</text:p>
          </table:table-cell>
          <table:table-cell office:value-type="float" office:value="38">
            <text:p>38</text:p>
          </table:table-cell>
          <table:table-cell table:formula="of:=ROUND([.A39])" office:value-type="float" office:value="80">
            <text:p>80</text:p>
          </table:table-cell>
          <table:table-cell table:formula="of:=ROUND([.B39])" office:value-type="float" office:value="39">
            <text:p>39</text:p>
          </table:table-cell>
          <table:table-cell table:formula="of:=SUM([.C39:.E39])" office:value-type="float" office:value="157">
            <text:p>157</text:p>
          </table:table-cell>
          <table:table-cell table:formula="of:=100*[.E39]/[.F39]" office:value-type="float" office:value="24.8407643312102">
            <text:p>24.84076</text:p>
          </table:table-cell>
          <table:table-cell table:formula="of:=100*([.C39]+2)/([.F39]+2)" office:value-type="float" office:value="25.1572327044025">
            <text:p>25.15723</text:p>
          </table:table-cell>
          <table:table-cell table:formula="of:=ROUND([.G39];1)" office:value-type="float" office:value="24.8">
            <text:p>24.8</text:p>
          </table:table-cell>
          <table:table-cell table:formula="of:=ROUND([.H39];1)" office:value-type="float" office:value="25.2">
            <text:p>25.2</text:p>
          </table:table-cell>
          <table:table-cell table:formula="of:=24.8=[.I39]" office:value-type="boolean" office:boolean-value="true">
            <text:p>TRUE</text:p>
          </table:table-cell>
          <table:table-cell table:formula="of:=25.1=[.J39]" office:value-type="boolean" office:boolean-value="false">
            <text:p>FALSE</text:p>
          </table:table-cell>
          <table:table-cell table:formula="of:=AND([.K39];[.L39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40]" office:value-type="float" office:value="82.3326533864542">
            <text:p>82.33</text:p>
          </table:table-cell>
          <table:table-cell table:formula="of:=1.48009561752988--0.98804780876494*[.C40]" office:value-type="float" office:value="40.0139601593626">
            <text:p>40.01</text:p>
          </table:table-cell>
          <table:table-cell office:value-type="float" office:value="39">
            <text:p>39</text:p>
          </table:table-cell>
          <table:table-cell table:formula="of:=ROUND([.A40])" office:value-type="float" office:value="82">
            <text:p>82</text:p>
          </table:table-cell>
          <table:table-cell table:formula="of:=ROUND([.B40])" office:value-type="float" office:value="40">
            <text:p>40</text:p>
          </table:table-cell>
          <table:table-cell table:formula="of:=SUM([.C40:.E40])" office:value-type="float" office:value="161">
            <text:p>161</text:p>
          </table:table-cell>
          <table:table-cell table:formula="of:=100*[.E40]/[.F40]" office:value-type="float" office:value="24.8447204968944">
            <text:p>24.84472</text:p>
          </table:table-cell>
          <table:table-cell table:formula="of:=100*([.C40]+2)/([.F40]+2)" office:value-type="float" office:value="25.1533742331288">
            <text:p>25.15337</text:p>
          </table:table-cell>
          <table:table-cell table:formula="of:=ROUND([.G40];1)" office:value-type="float" office:value="24.8">
            <text:p>24.8</text:p>
          </table:table-cell>
          <table:table-cell table:formula="of:=ROUND([.H40];1)" office:value-type="float" office:value="25.2">
            <text:p>25.2</text:p>
          </table:table-cell>
          <table:table-cell table:formula="of:=24.8=[.I40]" office:value-type="boolean" office:boolean-value="true">
            <text:p>TRUE</text:p>
          </table:table-cell>
          <table:table-cell table:formula="of:=25.1=[.J40]" office:value-type="boolean" office:boolean-value="false">
            <text:p>FALSE</text:p>
          </table:table-cell>
          <table:table-cell table:formula="of:=AND([.K40];[.L40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41]" office:value-type="float" office:value="84.3286693227092">
            <text:p>84.33</text:p>
          </table:table-cell>
          <table:table-cell table:formula="of:=1.48009561752988--0.98804780876494*[.C41]" office:value-type="float" office:value="41.0020079681275">
            <text:p>41</text:p>
          </table:table-cell>
          <table:table-cell office:value-type="float" office:value="40">
            <text:p>40</text:p>
          </table:table-cell>
          <table:table-cell table:formula="of:=ROUND([.A41])" office:value-type="float" office:value="84">
            <text:p>84</text:p>
          </table:table-cell>
          <table:table-cell table:formula="of:=ROUND([.B41])" office:value-type="float" office:value="41">
            <text:p>41</text:p>
          </table:table-cell>
          <table:table-cell table:formula="of:=SUM([.C41:.E41])" office:value-type="float" office:value="165">
            <text:p>165</text:p>
          </table:table-cell>
          <table:table-cell table:formula="of:=100*[.E41]/[.F41]" office:value-type="float" office:value="24.8484848484848">
            <text:p>24.84848</text:p>
          </table:table-cell>
          <table:table-cell table:formula="of:=100*([.C41]+2)/([.F41]+2)" office:value-type="float" office:value="25.1497005988024">
            <text:p>25.14970</text:p>
          </table:table-cell>
          <table:table-cell table:formula="of:=ROUND([.G41];1)" office:value-type="float" office:value="24.8">
            <text:p>24.8</text:p>
          </table:table-cell>
          <table:table-cell table:formula="of:=ROUND([.H41];1)" office:value-type="float" office:value="25.1">
            <text:p>25.1</text:p>
          </table:table-cell>
          <table:table-cell table:formula="of:=24.8=[.I41]" office:value-type="boolean" office:boolean-value="true">
            <text:p>TRUE</text:p>
          </table:table-cell>
          <table:table-cell table:formula="of:=25.1=[.J41]" office:value-type="boolean" office:boolean-value="true">
            <text:p>TRUE</text:p>
          </table:table-cell>
          <table:table-cell table:formula="of:=AND([.K41];[.L41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42]" office:value-type="float" office:value="86.3246852589642">
            <text:p>86.32</text:p>
          </table:table-cell>
          <table:table-cell table:formula="of:=1.48009561752988--0.98804780876494*[.C42]" office:value-type="float" office:value="41.9900557768924">
            <text:p>41.99</text:p>
          </table:table-cell>
          <table:table-cell office:value-type="float" office:value="41">
            <text:p>41</text:p>
          </table:table-cell>
          <table:table-cell table:formula="of:=ROUND([.A42])" office:value-type="float" office:value="86">
            <text:p>86</text:p>
          </table:table-cell>
          <table:table-cell table:formula="of:=ROUND([.B42])" office:value-type="float" office:value="42">
            <text:p>42</text:p>
          </table:table-cell>
          <table:table-cell table:formula="of:=SUM([.C42:.E42])" office:value-type="float" office:value="169">
            <text:p>169</text:p>
          </table:table-cell>
          <table:table-cell table:formula="of:=100*[.E42]/[.F42]" office:value-type="float" office:value="24.8520710059172">
            <text:p>24.85207</text:p>
          </table:table-cell>
          <table:table-cell table:formula="of:=100*([.C42]+2)/([.F42]+2)" office:value-type="float" office:value="25.1461988304094">
            <text:p>25.14620</text:p>
          </table:table-cell>
          <table:table-cell table:formula="of:=ROUND([.G42];1)" office:value-type="float" office:value="24.9">
            <text:p>24.9</text:p>
          </table:table-cell>
          <table:table-cell table:formula="of:=ROUND([.H42];1)" office:value-type="float" office:value="25.1">
            <text:p>25.1</text:p>
          </table:table-cell>
          <table:table-cell table:formula="of:=24.8=[.I42]" office:value-type="boolean" office:boolean-value="false">
            <text:p>FALSE</text:p>
          </table:table-cell>
          <table:table-cell table:formula="of:=25.1=[.J42]" office:value-type="boolean" office:boolean-value="true">
            <text:p>TRUE</text:p>
          </table:table-cell>
          <table:table-cell table:formula="of:=AND([.K42];[.L42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43]" office:value-type="float" office:value="88.3207011952191">
            <text:p>88.32</text:p>
          </table:table-cell>
          <table:table-cell table:formula="of:=1.48009561752988--0.98804780876494*[.C43]" office:value-type="float" office:value="42.9781035856574">
            <text:p>42.98</text:p>
          </table:table-cell>
          <table:table-cell office:value-type="float" office:value="42">
            <text:p>42</text:p>
          </table:table-cell>
          <table:table-cell table:formula="of:=ROUND([.A43])" office:value-type="float" office:value="88">
            <text:p>88</text:p>
          </table:table-cell>
          <table:table-cell table:formula="of:=ROUND([.B43])" office:value-type="float" office:value="43">
            <text:p>43</text:p>
          </table:table-cell>
          <table:table-cell table:formula="of:=SUM([.C43:.E43])" office:value-type="float" office:value="173">
            <text:p>173</text:p>
          </table:table-cell>
          <table:table-cell table:formula="of:=100*[.E43]/[.F43]" office:value-type="float" office:value="24.8554913294798">
            <text:p>24.85549</text:p>
          </table:table-cell>
          <table:table-cell table:formula="of:=100*([.C43]+2)/([.F43]+2)" office:value-type="float" office:value="25.1428571428571">
            <text:p>25.14286</text:p>
          </table:table-cell>
          <table:table-cell table:formula="of:=ROUND([.G43];1)" office:value-type="float" office:value="24.9">
            <text:p>24.9</text:p>
          </table:table-cell>
          <table:table-cell table:formula="of:=ROUND([.H43];1)" office:value-type="float" office:value="25.1">
            <text:p>25.1</text:p>
          </table:table-cell>
          <table:table-cell table:formula="of:=24.8=[.I43]" office:value-type="boolean" office:boolean-value="false">
            <text:p>FALSE</text:p>
          </table:table-cell>
          <table:table-cell table:formula="of:=25.1=[.J43]" office:value-type="boolean" office:boolean-value="true">
            <text:p>TRUE</text:p>
          </table:table-cell>
          <table:table-cell table:formula="of:=AND([.K43];[.L43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44]" office:value-type="float" office:value="90.3167171314741">
            <text:p>90.32</text:p>
          </table:table-cell>
          <table:table-cell table:formula="of:=1.48009561752988--0.98804780876494*[.C44]" office:value-type="float" office:value="43.9661513944223">
            <text:p>43.97</text:p>
          </table:table-cell>
          <table:table-cell office:value-type="float" office:value="43">
            <text:p>43</text:p>
          </table:table-cell>
          <table:table-cell table:formula="of:=ROUND([.A44])" office:value-type="float" office:value="90">
            <text:p>90</text:p>
          </table:table-cell>
          <table:table-cell table:formula="of:=ROUND([.B44])" office:value-type="float" office:value="44">
            <text:p>44</text:p>
          </table:table-cell>
          <table:table-cell table:formula="of:=SUM([.C44:.E44])" office:value-type="float" office:value="177">
            <text:p>177</text:p>
          </table:table-cell>
          <table:table-cell table:formula="of:=100*[.E44]/[.F44]" office:value-type="float" office:value="24.8587570621469">
            <text:p>24.85876</text:p>
          </table:table-cell>
          <table:table-cell table:formula="of:=100*([.C44]+2)/([.F44]+2)" office:value-type="float" office:value="25.1396648044693">
            <text:p>25.13966</text:p>
          </table:table-cell>
          <table:table-cell table:formula="of:=ROUND([.G44];1)" office:value-type="float" office:value="24.9">
            <text:p>24.9</text:p>
          </table:table-cell>
          <table:table-cell table:formula="of:=ROUND([.H44];1)" office:value-type="float" office:value="25.1">
            <text:p>25.1</text:p>
          </table:table-cell>
          <table:table-cell table:formula="of:=24.8=[.I44]" office:value-type="boolean" office:boolean-value="false">
            <text:p>FALSE</text:p>
          </table:table-cell>
          <table:table-cell table:formula="of:=25.1=[.J44]" office:value-type="boolean" office:boolean-value="true">
            <text:p>TRUE</text:p>
          </table:table-cell>
          <table:table-cell table:formula="of:=AND([.K44];[.L44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45]" office:value-type="float" office:value="92.3127330677291">
            <text:p>92.31</text:p>
          </table:table-cell>
          <table:table-cell table:formula="of:=1.48009561752988--0.98804780876494*[.C45]" office:value-type="float" office:value="44.9541992031872">
            <text:p>44.95</text:p>
          </table:table-cell>
          <table:table-cell office:value-type="float" office:value="44">
            <text:p>44</text:p>
          </table:table-cell>
          <table:table-cell table:formula="of:=ROUND([.A45])" office:value-type="float" office:value="92">
            <text:p>92</text:p>
          </table:table-cell>
          <table:table-cell table:formula="of:=ROUND([.B45])" office:value-type="float" office:value="45">
            <text:p>45</text:p>
          </table:table-cell>
          <table:table-cell table:formula="of:=SUM([.C45:.E45])" office:value-type="float" office:value="181">
            <text:p>181</text:p>
          </table:table-cell>
          <table:table-cell table:formula="of:=100*[.E45]/[.F45]" office:value-type="float" office:value="24.8618784530387">
            <text:p>24.86188</text:p>
          </table:table-cell>
          <table:table-cell table:formula="of:=100*([.C45]+2)/([.F45]+2)" office:value-type="float" office:value="25.1366120218579">
            <text:p>25.13661</text:p>
          </table:table-cell>
          <table:table-cell table:formula="of:=ROUND([.G45];1)" office:value-type="float" office:value="24.9">
            <text:p>24.9</text:p>
          </table:table-cell>
          <table:table-cell table:formula="of:=ROUND([.H45];1)" office:value-type="float" office:value="25.1">
            <text:p>25.1</text:p>
          </table:table-cell>
          <table:table-cell table:formula="of:=24.8=[.I45]" office:value-type="boolean" office:boolean-value="false">
            <text:p>FALSE</text:p>
          </table:table-cell>
          <table:table-cell table:formula="of:=25.1=[.J45]" office:value-type="boolean" office:boolean-value="true">
            <text:p>TRUE</text:p>
          </table:table-cell>
          <table:table-cell table:formula="of:=AND([.K45];[.L45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46]" office:value-type="float" office:value="94.3087490039841">
            <text:p>94.31</text:p>
          </table:table-cell>
          <table:table-cell table:formula="of:=1.48009561752988--0.98804780876494*[.C46]" office:value-type="float" office:value="45.9422470119522">
            <text:p>45.94</text:p>
          </table:table-cell>
          <table:table-cell office:value-type="float" office:value="45">
            <text:p>45</text:p>
          </table:table-cell>
          <table:table-cell table:formula="of:=ROUND([.A46])" office:value-type="float" office:value="94">
            <text:p>94</text:p>
          </table:table-cell>
          <table:table-cell table:formula="of:=ROUND([.B46])" office:value-type="float" office:value="46">
            <text:p>46</text:p>
          </table:table-cell>
          <table:table-cell table:formula="of:=SUM([.C46:.E46])" office:value-type="float" office:value="185">
            <text:p>185</text:p>
          </table:table-cell>
          <table:table-cell table:formula="of:=100*[.E46]/[.F46]" office:value-type="float" office:value="24.8648648648649">
            <text:p>24.86486</text:p>
          </table:table-cell>
          <table:table-cell table:formula="of:=100*([.C46]+2)/([.F46]+2)" office:value-type="float" office:value="25.1336898395722">
            <text:p>25.13369</text:p>
          </table:table-cell>
          <table:table-cell table:formula="of:=ROUND([.G46];1)" office:value-type="float" office:value="24.9">
            <text:p>24.9</text:p>
          </table:table-cell>
          <table:table-cell table:formula="of:=ROUND([.H46];1)" office:value-type="float" office:value="25.1">
            <text:p>25.1</text:p>
          </table:table-cell>
          <table:table-cell table:formula="of:=24.8=[.I46]" office:value-type="boolean" office:boolean-value="false">
            <text:p>FALSE</text:p>
          </table:table-cell>
          <table:table-cell table:formula="of:=25.1=[.J46]" office:value-type="boolean" office:boolean-value="true">
            <text:p>TRUE</text:p>
          </table:table-cell>
          <table:table-cell table:formula="of:=AND([.K46];[.L46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47]" office:value-type="float" office:value="96.3047649402391">
            <text:p>96.3</text:p>
          </table:table-cell>
          <table:table-cell table:formula="of:=1.48009561752988--0.98804780876494*[.C47]" office:value-type="float" office:value="46.9302948207171">
            <text:p>46.93</text:p>
          </table:table-cell>
          <table:table-cell office:value-type="float" office:value="46">
            <text:p>46</text:p>
          </table:table-cell>
          <table:table-cell table:formula="of:=ROUND([.A47])" office:value-type="float" office:value="96">
            <text:p>96</text:p>
          </table:table-cell>
          <table:table-cell table:formula="of:=ROUND([.B47])" office:value-type="float" office:value="47">
            <text:p>47</text:p>
          </table:table-cell>
          <table:table-cell table:formula="of:=SUM([.C47:.E47])" office:value-type="float" office:value="189">
            <text:p>189</text:p>
          </table:table-cell>
          <table:table-cell table:formula="of:=100*[.E47]/[.F47]" office:value-type="float" office:value="24.8677248677249">
            <text:p>24.86772</text:p>
          </table:table-cell>
          <table:table-cell table:formula="of:=100*([.C47]+2)/([.F47]+2)" office:value-type="float" office:value="25.130890052356">
            <text:p>25.13089</text:p>
          </table:table-cell>
          <table:table-cell table:formula="of:=ROUND([.G47];1)" office:value-type="float" office:value="24.9">
            <text:p>24.9</text:p>
          </table:table-cell>
          <table:table-cell table:formula="of:=ROUND([.H47];1)" office:value-type="float" office:value="25.1">
            <text:p>25.1</text:p>
          </table:table-cell>
          <table:table-cell table:formula="of:=24.8=[.I47]" office:value-type="boolean" office:boolean-value="false">
            <text:p>FALSE</text:p>
          </table:table-cell>
          <table:table-cell table:formula="of:=25.1=[.J47]" office:value-type="boolean" office:boolean-value="true">
            <text:p>TRUE</text:p>
          </table:table-cell>
          <table:table-cell table:formula="of:=AND([.K47];[.L47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48]" office:value-type="float" office:value="98.300780876494">
            <text:p>98.3</text:p>
          </table:table-cell>
          <table:table-cell table:formula="of:=1.48009561752988--0.98804780876494*[.C48]" office:value-type="float" office:value="47.9183426294821">
            <text:p>47.92</text:p>
          </table:table-cell>
          <table:table-cell office:value-type="float" office:value="47">
            <text:p>47</text:p>
          </table:table-cell>
          <table:table-cell table:formula="of:=ROUND([.A48])" office:value-type="float" office:value="98">
            <text:p>98</text:p>
          </table:table-cell>
          <table:table-cell table:formula="of:=ROUND([.B48])" office:value-type="float" office:value="48">
            <text:p>48</text:p>
          </table:table-cell>
          <table:table-cell table:formula="of:=SUM([.C48:.E48])" office:value-type="float" office:value="193">
            <text:p>193</text:p>
          </table:table-cell>
          <table:table-cell table:formula="of:=100*[.E48]/[.F48]" office:value-type="float" office:value="24.8704663212435">
            <text:p>24.87047</text:p>
          </table:table-cell>
          <table:table-cell table:formula="of:=100*([.C48]+2)/([.F48]+2)" office:value-type="float" office:value="25.1282051282051">
            <text:p>25.12821</text:p>
          </table:table-cell>
          <table:table-cell table:formula="of:=ROUND([.G48];1)" office:value-type="float" office:value="24.9">
            <text:p>24.9</text:p>
          </table:table-cell>
          <table:table-cell table:formula="of:=ROUND([.H48];1)" office:value-type="float" office:value="25.1">
            <text:p>25.1</text:p>
          </table:table-cell>
          <table:table-cell table:formula="of:=24.8=[.I48]" office:value-type="boolean" office:boolean-value="false">
            <text:p>FALSE</text:p>
          </table:table-cell>
          <table:table-cell table:formula="of:=25.1=[.J48]" office:value-type="boolean" office:boolean-value="true">
            <text:p>TRUE</text:p>
          </table:table-cell>
          <table:table-cell table:formula="of:=AND([.K48];[.L48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49]" office:value-type="float" office:value="100.296796812749">
            <text:p>100.3</text:p>
          </table:table-cell>
          <table:table-cell table:formula="of:=1.48009561752988--0.98804780876494*[.C49]" office:value-type="float" office:value="48.906390438247">
            <text:p>48.91</text:p>
          </table:table-cell>
          <table:table-cell office:value-type="float" office:value="48">
            <text:p>48</text:p>
          </table:table-cell>
          <table:table-cell table:formula="of:=ROUND([.A49])" office:value-type="float" office:value="100">
            <text:p>100</text:p>
          </table:table-cell>
          <table:table-cell table:formula="of:=ROUND([.B49])" office:value-type="float" office:value="49">
            <text:p>49</text:p>
          </table:table-cell>
          <table:table-cell table:formula="of:=SUM([.C49:.E49])" office:value-type="float" office:value="197">
            <text:p>197</text:p>
          </table:table-cell>
          <table:table-cell table:formula="of:=100*[.E49]/[.F49]" office:value-type="float" office:value="24.8730964467005">
            <text:p>24.87310</text:p>
          </table:table-cell>
          <table:table-cell table:formula="of:=100*([.C49]+2)/([.F49]+2)" office:value-type="float" office:value="25.1256281407035">
            <text:p>25.12563</text:p>
          </table:table-cell>
          <table:table-cell table:formula="of:=ROUND([.G49];1)" office:value-type="float" office:value="24.9">
            <text:p>24.9</text:p>
          </table:table-cell>
          <table:table-cell table:formula="of:=ROUND([.H49];1)" office:value-type="float" office:value="25.1">
            <text:p>25.1</text:p>
          </table:table-cell>
          <table:table-cell table:formula="of:=24.8=[.I49]" office:value-type="boolean" office:boolean-value="false">
            <text:p>FALSE</text:p>
          </table:table-cell>
          <table:table-cell table:formula="of:=25.1=[.J49]" office:value-type="boolean" office:boolean-value="true">
            <text:p>TRUE</text:p>
          </table:table-cell>
          <table:table-cell table:formula="of:=AND([.K49];[.L49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50]" office:value-type="float" office:value="102.292812749004">
            <text:p>102.29</text:p>
          </table:table-cell>
          <table:table-cell table:formula="of:=1.48009561752988--0.98804780876494*[.C50]" office:value-type="float" office:value="49.894438247012">
            <text:p>49.89</text:p>
          </table:table-cell>
          <table:table-cell office:value-type="float" office:value="49">
            <text:p>49</text:p>
          </table:table-cell>
          <table:table-cell table:formula="of:=ROUND([.A50])" office:value-type="float" office:value="102">
            <text:p>102</text:p>
          </table:table-cell>
          <table:table-cell table:formula="of:=ROUND([.B50])" office:value-type="float" office:value="50">
            <text:p>50</text:p>
          </table:table-cell>
          <table:table-cell table:formula="of:=SUM([.C50:.E50])" office:value-type="float" office:value="201">
            <text:p>201</text:p>
          </table:table-cell>
          <table:table-cell table:formula="of:=100*[.E50]/[.F50]" office:value-type="float" office:value="24.8756218905473">
            <text:p>24.87562</text:p>
          </table:table-cell>
          <table:table-cell table:formula="of:=100*([.C50]+2)/([.F50]+2)" office:value-type="float" office:value="25.1231527093596">
            <text:p>25.12315</text:p>
          </table:table-cell>
          <table:table-cell table:formula="of:=ROUND([.G50];1)" office:value-type="float" office:value="24.9">
            <text:p>24.9</text:p>
          </table:table-cell>
          <table:table-cell table:formula="of:=ROUND([.H50];1)" office:value-type="float" office:value="25.1">
            <text:p>25.1</text:p>
          </table:table-cell>
          <table:table-cell table:formula="of:=24.8=[.I50]" office:value-type="boolean" office:boolean-value="false">
            <text:p>FALSE</text:p>
          </table:table-cell>
          <table:table-cell table:formula="of:=25.1=[.J50]" office:value-type="boolean" office:boolean-value="true">
            <text:p>TRUE</text:p>
          </table:table-cell>
          <table:table-cell table:formula="of:=AND([.K50];[.L50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51]" office:value-type="float" office:value="104.288828685259">
            <text:p>104.29</text:p>
          </table:table-cell>
          <table:table-cell table:formula="of:=1.48009561752988--0.98804780876494*[.C51]" office:value-type="float" office:value="50.8824860557769">
            <text:p>50.88</text:p>
          </table:table-cell>
          <table:table-cell office:value-type="float" office:value="50">
            <text:p>50</text:p>
          </table:table-cell>
          <table:table-cell table:formula="of:=ROUND([.A51])" office:value-type="float" office:value="104">
            <text:p>104</text:p>
          </table:table-cell>
          <table:table-cell table:formula="of:=ROUND([.B51])" office:value-type="float" office:value="51">
            <text:p>51</text:p>
          </table:table-cell>
          <table:table-cell table:formula="of:=SUM([.C51:.E51])" office:value-type="float" office:value="205">
            <text:p>205</text:p>
          </table:table-cell>
          <table:table-cell table:formula="of:=100*[.E51]/[.F51]" office:value-type="float" office:value="24.8780487804878">
            <text:p>24.87805</text:p>
          </table:table-cell>
          <table:table-cell table:formula="of:=100*([.C51]+2)/([.F51]+2)" office:value-type="float" office:value="25.1207729468599">
            <text:p>25.12077</text:p>
          </table:table-cell>
          <table:table-cell table:formula="of:=ROUND([.G51];1)" office:value-type="float" office:value="24.9">
            <text:p>24.9</text:p>
          </table:table-cell>
          <table:table-cell table:formula="of:=ROUND([.H51];1)" office:value-type="float" office:value="25.1">
            <text:p>25.1</text:p>
          </table:table-cell>
          <table:table-cell table:formula="of:=24.8=[.I51]" office:value-type="boolean" office:boolean-value="false">
            <text:p>FALSE</text:p>
          </table:table-cell>
          <table:table-cell table:formula="of:=25.1=[.J51]" office:value-type="boolean" office:boolean-value="true">
            <text:p>TRUE</text:p>
          </table:table-cell>
          <table:table-cell table:formula="of:=AND([.K51];[.L51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52]" office:value-type="float" office:value="106.284844621514">
            <text:p>106.28</text:p>
          </table:table-cell>
          <table:table-cell table:formula="of:=1.48009561752988--0.98804780876494*[.C52]" office:value-type="float" office:value="51.8705338645418">
            <text:p>51.87</text:p>
          </table:table-cell>
          <table:table-cell office:value-type="float" office:value="51">
            <text:p>51</text:p>
          </table:table-cell>
          <table:table-cell table:formula="of:=ROUND([.A52])" office:value-type="float" office:value="106">
            <text:p>106</text:p>
          </table:table-cell>
          <table:table-cell table:formula="of:=ROUND([.B52])" office:value-type="float" office:value="52">
            <text:p>52</text:p>
          </table:table-cell>
          <table:table-cell table:formula="of:=SUM([.C52:.E52])" office:value-type="float" office:value="209">
            <text:p>209</text:p>
          </table:table-cell>
          <table:table-cell table:formula="of:=100*[.E52]/[.F52]" office:value-type="float" office:value="24.8803827751196">
            <text:p>24.88038</text:p>
          </table:table-cell>
          <table:table-cell table:formula="of:=100*([.C52]+2)/([.F52]+2)" office:value-type="float" office:value="25.1184834123223">
            <text:p>25.11848</text:p>
          </table:table-cell>
          <table:table-cell table:formula="of:=ROUND([.G52];1)" office:value-type="float" office:value="24.9">
            <text:p>24.9</text:p>
          </table:table-cell>
          <table:table-cell table:formula="of:=ROUND([.H52];1)" office:value-type="float" office:value="25.1">
            <text:p>25.1</text:p>
          </table:table-cell>
          <table:table-cell table:formula="of:=24.8=[.I52]" office:value-type="boolean" office:boolean-value="false">
            <text:p>FALSE</text:p>
          </table:table-cell>
          <table:table-cell table:formula="of:=25.1=[.J52]" office:value-type="boolean" office:boolean-value="true">
            <text:p>TRUE</text:p>
          </table:table-cell>
          <table:table-cell table:formula="of:=AND([.K52];[.L52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53]" office:value-type="float" office:value="108.280860557769">
            <text:p>108.28</text:p>
          </table:table-cell>
          <table:table-cell table:formula="of:=1.48009561752988--0.98804780876494*[.C53]" office:value-type="float" office:value="52.8585816733068">
            <text:p>52.86</text:p>
          </table:table-cell>
          <table:table-cell office:value-type="float" office:value="52">
            <text:p>52</text:p>
          </table:table-cell>
          <table:table-cell table:formula="of:=ROUND([.A53])" office:value-type="float" office:value="108">
            <text:p>108</text:p>
          </table:table-cell>
          <table:table-cell table:formula="of:=ROUND([.B53])" office:value-type="float" office:value="53">
            <text:p>53</text:p>
          </table:table-cell>
          <table:table-cell table:formula="of:=SUM([.C53:.E53])" office:value-type="float" office:value="213">
            <text:p>213</text:p>
          </table:table-cell>
          <table:table-cell table:formula="of:=100*[.E53]/[.F53]" office:value-type="float" office:value="24.8826291079812">
            <text:p>24.88263</text:p>
          </table:table-cell>
          <table:table-cell table:formula="of:=100*([.C53]+2)/([.F53]+2)" office:value-type="float" office:value="25.1162790697674">
            <text:p>25.11628</text:p>
          </table:table-cell>
          <table:table-cell table:formula="of:=ROUND([.G53];1)" office:value-type="float" office:value="24.9">
            <text:p>24.9</text:p>
          </table:table-cell>
          <table:table-cell table:formula="of:=ROUND([.H53];1)" office:value-type="float" office:value="25.1">
            <text:p>25.1</text:p>
          </table:table-cell>
          <table:table-cell table:formula="of:=24.8=[.I53]" office:value-type="boolean" office:boolean-value="false">
            <text:p>FALSE</text:p>
          </table:table-cell>
          <table:table-cell table:formula="of:=25.1=[.J53]" office:value-type="boolean" office:boolean-value="true">
            <text:p>TRUE</text:p>
          </table:table-cell>
          <table:table-cell table:formula="of:=AND([.K53];[.L53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54]" office:value-type="float" office:value="110.276876494024">
            <text:p>110.28</text:p>
          </table:table-cell>
          <table:table-cell table:formula="of:=1.48009561752988--0.98804780876494*[.C54]" office:value-type="float" office:value="53.8466294820717">
            <text:p>53.85</text:p>
          </table:table-cell>
          <table:table-cell office:value-type="float" office:value="53">
            <text:p>53</text:p>
          </table:table-cell>
          <table:table-cell table:formula="of:=ROUND([.A54])" office:value-type="float" office:value="110">
            <text:p>110</text:p>
          </table:table-cell>
          <table:table-cell table:formula="of:=ROUND([.B54])" office:value-type="float" office:value="54">
            <text:p>54</text:p>
          </table:table-cell>
          <table:table-cell table:formula="of:=SUM([.C54:.E54])" office:value-type="float" office:value="217">
            <text:p>217</text:p>
          </table:table-cell>
          <table:table-cell table:formula="of:=100*[.E54]/[.F54]" office:value-type="float" office:value="24.8847926267281">
            <text:p>24.88479</text:p>
          </table:table-cell>
          <table:table-cell table:formula="of:=100*([.C54]+2)/([.F54]+2)" office:value-type="float" office:value="25.1141552511416">
            <text:p>25.11416</text:p>
          </table:table-cell>
          <table:table-cell table:formula="of:=ROUND([.G54];1)" office:value-type="float" office:value="24.9">
            <text:p>24.9</text:p>
          </table:table-cell>
          <table:table-cell table:formula="of:=ROUND([.H54];1)" office:value-type="float" office:value="25.1">
            <text:p>25.1</text:p>
          </table:table-cell>
          <table:table-cell table:formula="of:=24.8=[.I54]" office:value-type="boolean" office:boolean-value="false">
            <text:p>FALSE</text:p>
          </table:table-cell>
          <table:table-cell table:formula="of:=25.1=[.J54]" office:value-type="boolean" office:boolean-value="true">
            <text:p>TRUE</text:p>
          </table:table-cell>
          <table:table-cell table:formula="of:=AND([.K54];[.L54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55]" office:value-type="float" office:value="112.272892430279">
            <text:p>112.27</text:p>
          </table:table-cell>
          <table:table-cell table:formula="of:=1.48009561752988--0.98804780876494*[.C55]" office:value-type="float" office:value="54.8346772908366">
            <text:p>54.83</text:p>
          </table:table-cell>
          <table:table-cell office:value-type="float" office:value="54">
            <text:p>54</text:p>
          </table:table-cell>
          <table:table-cell table:formula="of:=ROUND([.A55])" office:value-type="float" office:value="112">
            <text:p>112</text:p>
          </table:table-cell>
          <table:table-cell table:formula="of:=ROUND([.B55])" office:value-type="float" office:value="55">
            <text:p>55</text:p>
          </table:table-cell>
          <table:table-cell table:formula="of:=SUM([.C55:.E55])" office:value-type="float" office:value="221">
            <text:p>221</text:p>
          </table:table-cell>
          <table:table-cell table:formula="of:=100*[.E55]/[.F55]" office:value-type="float" office:value="24.8868778280543">
            <text:p>24.88688</text:p>
          </table:table-cell>
          <table:table-cell table:formula="of:=100*([.C55]+2)/([.F55]+2)" office:value-type="float" office:value="25.1121076233184">
            <text:p>25.11211</text:p>
          </table:table-cell>
          <table:table-cell table:formula="of:=ROUND([.G55];1)" office:value-type="float" office:value="24.9">
            <text:p>24.9</text:p>
          </table:table-cell>
          <table:table-cell table:formula="of:=ROUND([.H55];1)" office:value-type="float" office:value="25.1">
            <text:p>25.1</text:p>
          </table:table-cell>
          <table:table-cell table:formula="of:=24.8=[.I55]" office:value-type="boolean" office:boolean-value="false">
            <text:p>FALSE</text:p>
          </table:table-cell>
          <table:table-cell table:formula="of:=25.1=[.J55]" office:value-type="boolean" office:boolean-value="true">
            <text:p>TRUE</text:p>
          </table:table-cell>
          <table:table-cell table:formula="of:=AND([.K55];[.L55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56]" office:value-type="float" office:value="114.268908366534">
            <text:p>114.27</text:p>
          </table:table-cell>
          <table:table-cell table:formula="of:=1.48009561752988--0.98804780876494*[.C56]" office:value-type="float" office:value="55.8227250996016">
            <text:p>55.82</text:p>
          </table:table-cell>
          <table:table-cell office:value-type="float" office:value="55">
            <text:p>55</text:p>
          </table:table-cell>
          <table:table-cell table:formula="of:=ROUND([.A56])" office:value-type="float" office:value="114">
            <text:p>114</text:p>
          </table:table-cell>
          <table:table-cell table:formula="of:=ROUND([.B56])" office:value-type="float" office:value="56">
            <text:p>56</text:p>
          </table:table-cell>
          <table:table-cell table:formula="of:=SUM([.C56:.E56])" office:value-type="float" office:value="225">
            <text:p>225</text:p>
          </table:table-cell>
          <table:table-cell table:formula="of:=100*[.E56]/[.F56]" office:value-type="float" office:value="24.8888888888889">
            <text:p>24.88889</text:p>
          </table:table-cell>
          <table:table-cell table:formula="of:=100*([.C56]+2)/([.F56]+2)" office:value-type="float" office:value="25.1101321585903">
            <text:p>25.11013</text:p>
          </table:table-cell>
          <table:table-cell table:formula="of:=ROUND([.G56];1)" office:value-type="float" office:value="24.9">
            <text:p>24.9</text:p>
          </table:table-cell>
          <table:table-cell table:formula="of:=ROUND([.H56];1)" office:value-type="float" office:value="25.1">
            <text:p>25.1</text:p>
          </table:table-cell>
          <table:table-cell table:formula="of:=24.8=[.I56]" office:value-type="boolean" office:boolean-value="false">
            <text:p>FALSE</text:p>
          </table:table-cell>
          <table:table-cell table:formula="of:=25.1=[.J56]" office:value-type="boolean" office:boolean-value="true">
            <text:p>TRUE</text:p>
          </table:table-cell>
          <table:table-cell table:formula="of:=AND([.K56];[.L56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57]" office:value-type="float" office:value="116.264924302789">
            <text:p>116.26</text:p>
          </table:table-cell>
          <table:table-cell table:formula="of:=1.48009561752988--0.98804780876494*[.C57]" office:value-type="float" office:value="56.8107729083665">
            <text:p>56.81</text:p>
          </table:table-cell>
          <table:table-cell office:value-type="float" office:value="56">
            <text:p>56</text:p>
          </table:table-cell>
          <table:table-cell table:formula="of:=ROUND([.A57])" office:value-type="float" office:value="116">
            <text:p>116</text:p>
          </table:table-cell>
          <table:table-cell table:formula="of:=ROUND([.B57])" office:value-type="float" office:value="57">
            <text:p>57</text:p>
          </table:table-cell>
          <table:table-cell table:formula="of:=SUM([.C57:.E57])" office:value-type="float" office:value="229">
            <text:p>229</text:p>
          </table:table-cell>
          <table:table-cell table:formula="of:=100*[.E57]/[.F57]" office:value-type="float" office:value="24.8908296943231">
            <text:p>24.89083</text:p>
          </table:table-cell>
          <table:table-cell table:formula="of:=100*([.C57]+2)/([.F57]+2)" office:value-type="float" office:value="25.1082251082251">
            <text:p>25.10823</text:p>
          </table:table-cell>
          <table:table-cell table:formula="of:=ROUND([.G57];1)" office:value-type="float" office:value="24.9">
            <text:p>24.9</text:p>
          </table:table-cell>
          <table:table-cell table:formula="of:=ROUND([.H57];1)" office:value-type="float" office:value="25.1">
            <text:p>25.1</text:p>
          </table:table-cell>
          <table:table-cell table:formula="of:=24.8=[.I57]" office:value-type="boolean" office:boolean-value="false">
            <text:p>FALSE</text:p>
          </table:table-cell>
          <table:table-cell table:formula="of:=25.1=[.J57]" office:value-type="boolean" office:boolean-value="true">
            <text:p>TRUE</text:p>
          </table:table-cell>
          <table:table-cell table:formula="of:=AND([.K57];[.L57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58]" office:value-type="float" office:value="118.260940239044">
            <text:p>118.26</text:p>
          </table:table-cell>
          <table:table-cell table:formula="of:=1.48009561752988--0.98804780876494*[.C58]" office:value-type="float" office:value="57.7988207171315">
            <text:p>57.8</text:p>
          </table:table-cell>
          <table:table-cell office:value-type="float" office:value="57">
            <text:p>57</text:p>
          </table:table-cell>
          <table:table-cell table:formula="of:=ROUND([.A58])" office:value-type="float" office:value="118">
            <text:p>118</text:p>
          </table:table-cell>
          <table:table-cell table:formula="of:=ROUND([.B58])" office:value-type="float" office:value="58">
            <text:p>58</text:p>
          </table:table-cell>
          <table:table-cell table:formula="of:=SUM([.C58:.E58])" office:value-type="float" office:value="233">
            <text:p>233</text:p>
          </table:table-cell>
          <table:table-cell table:formula="of:=100*[.E58]/[.F58]" office:value-type="float" office:value="24.8927038626609">
            <text:p>24.89270</text:p>
          </table:table-cell>
          <table:table-cell table:formula="of:=100*([.C58]+2)/([.F58]+2)" office:value-type="float" office:value="25.1063829787234">
            <text:p>25.10638</text:p>
          </table:table-cell>
          <table:table-cell table:formula="of:=ROUND([.G58];1)" office:value-type="float" office:value="24.9">
            <text:p>24.9</text:p>
          </table:table-cell>
          <table:table-cell table:formula="of:=ROUND([.H58];1)" office:value-type="float" office:value="25.1">
            <text:p>25.1</text:p>
          </table:table-cell>
          <table:table-cell table:formula="of:=24.8=[.I58]" office:value-type="boolean" office:boolean-value="false">
            <text:p>FALSE</text:p>
          </table:table-cell>
          <table:table-cell table:formula="of:=25.1=[.J58]" office:value-type="boolean" office:boolean-value="true">
            <text:p>TRUE</text:p>
          </table:table-cell>
          <table:table-cell table:formula="of:=AND([.K58];[.L58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59]" office:value-type="float" office:value="120.256956175299">
            <text:p>120.26</text:p>
          </table:table-cell>
          <table:table-cell table:formula="of:=1.48009561752988--0.98804780876494*[.C59]" office:value-type="float" office:value="58.7868685258964">
            <text:p>58.79</text:p>
          </table:table-cell>
          <table:table-cell office:value-type="float" office:value="58">
            <text:p>58</text:p>
          </table:table-cell>
          <table:table-cell table:formula="of:=ROUND([.A59])" office:value-type="float" office:value="120">
            <text:p>120</text:p>
          </table:table-cell>
          <table:table-cell table:formula="of:=ROUND([.B59])" office:value-type="float" office:value="59">
            <text:p>59</text:p>
          </table:table-cell>
          <table:table-cell table:formula="of:=SUM([.C59:.E59])" office:value-type="float" office:value="237">
            <text:p>237</text:p>
          </table:table-cell>
          <table:table-cell table:formula="of:=100*[.E59]/[.F59]" office:value-type="float" office:value="24.8945147679325">
            <text:p>24.89451</text:p>
          </table:table-cell>
          <table:table-cell table:formula="of:=100*([.C59]+2)/([.F59]+2)" office:value-type="float" office:value="25.1046025104602">
            <text:p>25.10460</text:p>
          </table:table-cell>
          <table:table-cell table:formula="of:=ROUND([.G59];1)" office:value-type="float" office:value="24.9">
            <text:p>24.9</text:p>
          </table:table-cell>
          <table:table-cell table:formula="of:=ROUND([.H59];1)" office:value-type="float" office:value="25.1">
            <text:p>25.1</text:p>
          </table:table-cell>
          <table:table-cell table:formula="of:=24.8=[.I59]" office:value-type="boolean" office:boolean-value="false">
            <text:p>FALSE</text:p>
          </table:table-cell>
          <table:table-cell table:formula="of:=25.1=[.J59]" office:value-type="boolean" office:boolean-value="true">
            <text:p>TRUE</text:p>
          </table:table-cell>
          <table:table-cell table:formula="of:=AND([.K59];[.L59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60]" office:value-type="float" office:value="122.252972111554">
            <text:p>122.25</text:p>
          </table:table-cell>
          <table:table-cell table:formula="of:=1.48009561752988--0.98804780876494*[.C60]" office:value-type="float" office:value="59.7749163346614">
            <text:p>59.77</text:p>
          </table:table-cell>
          <table:table-cell office:value-type="float" office:value="59">
            <text:p>59</text:p>
          </table:table-cell>
          <table:table-cell table:formula="of:=ROUND([.A60])" office:value-type="float" office:value="122">
            <text:p>122</text:p>
          </table:table-cell>
          <table:table-cell table:formula="of:=ROUND([.B60])" office:value-type="float" office:value="60">
            <text:p>60</text:p>
          </table:table-cell>
          <table:table-cell table:formula="of:=SUM([.C60:.E60])" office:value-type="float" office:value="241">
            <text:p>241</text:p>
          </table:table-cell>
          <table:table-cell table:formula="of:=100*[.E60]/[.F60]" office:value-type="float" office:value="24.896265560166">
            <text:p>24.89627</text:p>
          </table:table-cell>
          <table:table-cell table:formula="of:=100*([.C60]+2)/([.F60]+2)" office:value-type="float" office:value="25.1028806584362">
            <text:p>25.10288</text:p>
          </table:table-cell>
          <table:table-cell table:formula="of:=ROUND([.G60];1)" office:value-type="float" office:value="24.9">
            <text:p>24.9</text:p>
          </table:table-cell>
          <table:table-cell table:formula="of:=ROUND([.H60];1)" office:value-type="float" office:value="25.1">
            <text:p>25.1</text:p>
          </table:table-cell>
          <table:table-cell table:formula="of:=24.8=[.I60]" office:value-type="boolean" office:boolean-value="false">
            <text:p>FALSE</text:p>
          </table:table-cell>
          <table:table-cell table:formula="of:=25.1=[.J60]" office:value-type="boolean" office:boolean-value="true">
            <text:p>TRUE</text:p>
          </table:table-cell>
          <table:table-cell table:formula="of:=AND([.K60];[.L60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61]" office:value-type="float" office:value="124.248988047809">
            <text:p>124.25</text:p>
          </table:table-cell>
          <table:table-cell table:formula="of:=1.48009561752988--0.98804780876494*[.C61]" office:value-type="float" office:value="60.7629641434263">
            <text:p>60.76</text:p>
          </table:table-cell>
          <table:table-cell office:value-type="float" office:value="60">
            <text:p>60</text:p>
          </table:table-cell>
          <table:table-cell table:formula="of:=ROUND([.A61])" office:value-type="float" office:value="124">
            <text:p>124</text:p>
          </table:table-cell>
          <table:table-cell table:formula="of:=ROUND([.B61])" office:value-type="float" office:value="61">
            <text:p>61</text:p>
          </table:table-cell>
          <table:table-cell table:formula="of:=SUM([.C61:.E61])" office:value-type="float" office:value="245">
            <text:p>245</text:p>
          </table:table-cell>
          <table:table-cell table:formula="of:=100*[.E61]/[.F61]" office:value-type="float" office:value="24.8979591836735">
            <text:p>24.89796</text:p>
          </table:table-cell>
          <table:table-cell table:formula="of:=100*([.C61]+2)/([.F61]+2)" office:value-type="float" office:value="25.1012145748988">
            <text:p>25.10121</text:p>
          </table:table-cell>
          <table:table-cell table:formula="of:=ROUND([.G61];1)" office:value-type="float" office:value="24.9">
            <text:p>24.9</text:p>
          </table:table-cell>
          <table:table-cell table:formula="of:=ROUND([.H61];1)" office:value-type="float" office:value="25.1">
            <text:p>25.1</text:p>
          </table:table-cell>
          <table:table-cell table:formula="of:=24.8=[.I61]" office:value-type="boolean" office:boolean-value="false">
            <text:p>FALSE</text:p>
          </table:table-cell>
          <table:table-cell table:formula="of:=25.1=[.J61]" office:value-type="boolean" office:boolean-value="true">
            <text:p>TRUE</text:p>
          </table:table-cell>
          <table:table-cell table:formula="of:=AND([.K61];[.L61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62]" office:value-type="float" office:value="126.245003984064">
            <text:p>126.25</text:p>
          </table:table-cell>
          <table:table-cell table:formula="of:=1.48009561752988--0.98804780876494*[.C62]" office:value-type="float" office:value="61.7510119521912">
            <text:p>61.75</text:p>
          </table:table-cell>
          <table:table-cell office:value-type="float" office:value="61">
            <text:p>61</text:p>
          </table:table-cell>
          <table:table-cell table:formula="of:=ROUND([.A62])" office:value-type="float" office:value="126">
            <text:p>126</text:p>
          </table:table-cell>
          <table:table-cell table:formula="of:=ROUND([.B62])" office:value-type="float" office:value="62">
            <text:p>62</text:p>
          </table:table-cell>
          <table:table-cell table:formula="of:=SUM([.C62:.E62])" office:value-type="float" office:value="249">
            <text:p>249</text:p>
          </table:table-cell>
          <table:table-cell table:formula="of:=100*[.E62]/[.F62]" office:value-type="float" office:value="24.8995983935743">
            <text:p>24.89960</text:p>
          </table:table-cell>
          <table:table-cell table:formula="of:=100*([.C62]+2)/([.F62]+2)" office:value-type="float" office:value="25.0996015936255">
            <text:p>25.09960</text:p>
          </table:table-cell>
          <table:table-cell table:formula="of:=ROUND([.G62];1)" office:value-type="float" office:value="24.9">
            <text:p>24.9</text:p>
          </table:table-cell>
          <table:table-cell table:formula="of:=ROUND([.H62];1)" office:value-type="float" office:value="25.1">
            <text:p>25.1</text:p>
          </table:table-cell>
          <table:table-cell table:formula="of:=24.8=[.I62]" office:value-type="boolean" office:boolean-value="false">
            <text:p>FALSE</text:p>
          </table:table-cell>
          <table:table-cell table:formula="of:=25.1=[.J62]" office:value-type="boolean" office:boolean-value="true">
            <text:p>TRUE</text:p>
          </table:table-cell>
          <table:table-cell table:formula="of:=AND([.K62];[.L62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63]" office:value-type="float" office:value="128.241019920319">
            <text:p>128.24</text:p>
          </table:table-cell>
          <table:table-cell table:formula="of:=1.48009561752988--0.98804780876494*[.C63]" office:value-type="float" office:value="62.7390597609562">
            <text:p>62.74</text:p>
          </table:table-cell>
          <table:table-cell office:value-type="float" office:value="62">
            <text:p>62</text:p>
          </table:table-cell>
          <table:table-cell table:formula="of:=ROUND([.A63])" office:value-type="float" office:value="128">
            <text:p>128</text:p>
          </table:table-cell>
          <table:table-cell table:formula="of:=ROUND([.B63])" office:value-type="float" office:value="63">
            <text:p>63</text:p>
          </table:table-cell>
          <table:table-cell table:formula="of:=SUM([.C63:.E63])" office:value-type="float" office:value="253">
            <text:p>253</text:p>
          </table:table-cell>
          <table:table-cell table:formula="of:=100*[.E63]/[.F63]" office:value-type="float" office:value="24.901185770751">
            <text:p>24.90119</text:p>
          </table:table-cell>
          <table:table-cell table:formula="of:=100*([.C63]+2)/([.F63]+2)" office:value-type="float" office:value="25.0980392156863">
            <text:p>25.09804</text:p>
          </table:table-cell>
          <table:table-cell table:formula="of:=ROUND([.G63];1)" office:value-type="float" office:value="24.9">
            <text:p>24.9</text:p>
          </table:table-cell>
          <table:table-cell table:formula="of:=ROUND([.H63];1)" office:value-type="float" office:value="25.1">
            <text:p>25.1</text:p>
          </table:table-cell>
          <table:table-cell table:formula="of:=24.8=[.I63]" office:value-type="boolean" office:boolean-value="false">
            <text:p>FALSE</text:p>
          </table:table-cell>
          <table:table-cell table:formula="of:=25.1=[.J63]" office:value-type="boolean" office:boolean-value="true">
            <text:p>TRUE</text:p>
          </table:table-cell>
          <table:table-cell table:formula="of:=AND([.K63];[.L63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64]" office:value-type="float" office:value="130.237035856574">
            <text:p>130.24</text:p>
          </table:table-cell>
          <table:table-cell table:formula="of:=1.48009561752988--0.98804780876494*[.C64]" office:value-type="float" office:value="63.7271075697211">
            <text:p>63.73</text:p>
          </table:table-cell>
          <table:table-cell office:value-type="float" office:value="63">
            <text:p>63</text:p>
          </table:table-cell>
          <table:table-cell table:formula="of:=ROUND([.A64])" office:value-type="float" office:value="130">
            <text:p>130</text:p>
          </table:table-cell>
          <table:table-cell table:formula="of:=ROUND([.B64])" office:value-type="float" office:value="64">
            <text:p>64</text:p>
          </table:table-cell>
          <table:table-cell table:formula="of:=SUM([.C64:.E64])" office:value-type="float" office:value="257">
            <text:p>257</text:p>
          </table:table-cell>
          <table:table-cell table:formula="of:=100*[.E64]/[.F64]" office:value-type="float" office:value="24.9027237354086">
            <text:p>24.90272</text:p>
          </table:table-cell>
          <table:table-cell table:formula="of:=100*([.C64]+2)/([.F64]+2)" office:value-type="float" office:value="25.0965250965251">
            <text:p>25.09653</text:p>
          </table:table-cell>
          <table:table-cell table:formula="of:=ROUND([.G64];1)" office:value-type="float" office:value="24.9">
            <text:p>24.9</text:p>
          </table:table-cell>
          <table:table-cell table:formula="of:=ROUND([.H64];1)" office:value-type="float" office:value="25.1">
            <text:p>25.1</text:p>
          </table:table-cell>
          <table:table-cell table:formula="of:=24.8=[.I64]" office:value-type="boolean" office:boolean-value="false">
            <text:p>FALSE</text:p>
          </table:table-cell>
          <table:table-cell table:formula="of:=25.1=[.J64]" office:value-type="boolean" office:boolean-value="true">
            <text:p>TRUE</text:p>
          </table:table-cell>
          <table:table-cell table:formula="of:=AND([.K64];[.L64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65]" office:value-type="float" office:value="132.233051792829">
            <text:p>132.23</text:p>
          </table:table-cell>
          <table:table-cell table:formula="of:=1.48009561752988--0.98804780876494*[.C65]" office:value-type="float" office:value="64.7151553784861">
            <text:p>64.72</text:p>
          </table:table-cell>
          <table:table-cell office:value-type="float" office:value="64">
            <text:p>64</text:p>
          </table:table-cell>
          <table:table-cell table:formula="of:=ROUND([.A65])" office:value-type="float" office:value="132">
            <text:p>132</text:p>
          </table:table-cell>
          <table:table-cell table:formula="of:=ROUND([.B65])" office:value-type="float" office:value="65">
            <text:p>65</text:p>
          </table:table-cell>
          <table:table-cell table:formula="of:=SUM([.C65:.E65])" office:value-type="float" office:value="261">
            <text:p>261</text:p>
          </table:table-cell>
          <table:table-cell table:formula="of:=100*[.E65]/[.F65]" office:value-type="float" office:value="24.904214559387">
            <text:p>24.90421</text:p>
          </table:table-cell>
          <table:table-cell table:formula="of:=100*([.C65]+2)/([.F65]+2)" office:value-type="float" office:value="25.0950570342205">
            <text:p>25.09506</text:p>
          </table:table-cell>
          <table:table-cell table:formula="of:=ROUND([.G65];1)" office:value-type="float" office:value="24.9">
            <text:p>24.9</text:p>
          </table:table-cell>
          <table:table-cell table:formula="of:=ROUND([.H65];1)" office:value-type="float" office:value="25.1">
            <text:p>25.1</text:p>
          </table:table-cell>
          <table:table-cell table:formula="of:=24.8=[.I65]" office:value-type="boolean" office:boolean-value="false">
            <text:p>FALSE</text:p>
          </table:table-cell>
          <table:table-cell table:formula="of:=25.1=[.J65]" office:value-type="boolean" office:boolean-value="true">
            <text:p>TRUE</text:p>
          </table:table-cell>
          <table:table-cell table:formula="of:=AND([.K65];[.L65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66]" office:value-type="float" office:value="134.229067729084">
            <text:p>134.23</text:p>
          </table:table-cell>
          <table:table-cell table:formula="of:=1.48009561752988--0.98804780876494*[.C66]" office:value-type="float" office:value="65.703203187251">
            <text:p>65.7</text:p>
          </table:table-cell>
          <table:table-cell office:value-type="float" office:value="65">
            <text:p>65</text:p>
          </table:table-cell>
          <table:table-cell table:formula="of:=ROUND([.A66])" office:value-type="float" office:value="134">
            <text:p>134</text:p>
          </table:table-cell>
          <table:table-cell table:formula="of:=ROUND([.B66])" office:value-type="float" office:value="66">
            <text:p>66</text:p>
          </table:table-cell>
          <table:table-cell table:formula="of:=SUM([.C66:.E66])" office:value-type="float" office:value="265">
            <text:p>265</text:p>
          </table:table-cell>
          <table:table-cell table:formula="of:=100*[.E66]/[.F66]" office:value-type="float" office:value="24.9056603773585">
            <text:p>24.90566</text:p>
          </table:table-cell>
          <table:table-cell table:formula="of:=100*([.C66]+2)/([.F66]+2)" office:value-type="float" office:value="25.0936329588015">
            <text:p>25.09363</text:p>
          </table:table-cell>
          <table:table-cell table:formula="of:=ROUND([.G66];1)" office:value-type="float" office:value="24.9">
            <text:p>24.9</text:p>
          </table:table-cell>
          <table:table-cell table:formula="of:=ROUND([.H66];1)" office:value-type="float" office:value="25.1">
            <text:p>25.1</text:p>
          </table:table-cell>
          <table:table-cell table:formula="of:=24.8=[.I66]" office:value-type="boolean" office:boolean-value="false">
            <text:p>FALSE</text:p>
          </table:table-cell>
          <table:table-cell table:formula="of:=25.1=[.J66]" office:value-type="boolean" office:boolean-value="true">
            <text:p>TRUE</text:p>
          </table:table-cell>
          <table:table-cell table:formula="of:=AND([.K66];[.L66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67]" office:value-type="float" office:value="136.225083665339">
            <text:p>136.23</text:p>
          </table:table-cell>
          <table:table-cell table:formula="of:=1.48009561752988--0.98804780876494*[.C67]" office:value-type="float" office:value="66.6912509960159">
            <text:p>66.69</text:p>
          </table:table-cell>
          <table:table-cell office:value-type="float" office:value="66">
            <text:p>66</text:p>
          </table:table-cell>
          <table:table-cell table:formula="of:=ROUND([.A67])" office:value-type="float" office:value="136">
            <text:p>136</text:p>
          </table:table-cell>
          <table:table-cell table:formula="of:=ROUND([.B67])" office:value-type="float" office:value="67">
            <text:p>67</text:p>
          </table:table-cell>
          <table:table-cell table:formula="of:=SUM([.C67:.E67])" office:value-type="float" office:value="269">
            <text:p>269</text:p>
          </table:table-cell>
          <table:table-cell table:formula="of:=100*[.E67]/[.F67]" office:value-type="float" office:value="24.907063197026">
            <text:p>24.90706</text:p>
          </table:table-cell>
          <table:table-cell table:formula="of:=100*([.C67]+2)/([.F67]+2)" office:value-type="float" office:value="25.0922509225092">
            <text:p>25.09225</text:p>
          </table:table-cell>
          <table:table-cell table:formula="of:=ROUND([.G67];1)" office:value-type="float" office:value="24.9">
            <text:p>24.9</text:p>
          </table:table-cell>
          <table:table-cell table:formula="of:=ROUND([.H67];1)" office:value-type="float" office:value="25.1">
            <text:p>25.1</text:p>
          </table:table-cell>
          <table:table-cell table:formula="of:=24.8=[.I67]" office:value-type="boolean" office:boolean-value="false">
            <text:p>FALSE</text:p>
          </table:table-cell>
          <table:table-cell table:formula="of:=25.1=[.J67]" office:value-type="boolean" office:boolean-value="true">
            <text:p>TRUE</text:p>
          </table:table-cell>
          <table:table-cell table:formula="of:=AND([.K67];[.L67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68]" office:value-type="float" office:value="138.221099601594">
            <text:p>138.22</text:p>
          </table:table-cell>
          <table:table-cell table:formula="of:=1.48009561752988--0.98804780876494*[.C68]" office:value-type="float" office:value="67.6792988047809">
            <text:p>67.68</text:p>
          </table:table-cell>
          <table:table-cell office:value-type="float" office:value="67">
            <text:p>67</text:p>
          </table:table-cell>
          <table:table-cell table:formula="of:=ROUND([.A68])" office:value-type="float" office:value="138">
            <text:p>138</text:p>
          </table:table-cell>
          <table:table-cell table:formula="of:=ROUND([.B68])" office:value-type="float" office:value="68">
            <text:p>68</text:p>
          </table:table-cell>
          <table:table-cell table:formula="of:=SUM([.C68:.E68])" office:value-type="float" office:value="273">
            <text:p>273</text:p>
          </table:table-cell>
          <table:table-cell table:formula="of:=100*[.E68]/[.F68]" office:value-type="float" office:value="24.9084249084249">
            <text:p>24.90842</text:p>
          </table:table-cell>
          <table:table-cell table:formula="of:=100*([.C68]+2)/([.F68]+2)" office:value-type="float" office:value="25.0909090909091">
            <text:p>25.09091</text:p>
          </table:table-cell>
          <table:table-cell table:formula="of:=ROUND([.G68];1)" office:value-type="float" office:value="24.9">
            <text:p>24.9</text:p>
          </table:table-cell>
          <table:table-cell table:formula="of:=ROUND([.H68];1)" office:value-type="float" office:value="25.1">
            <text:p>25.1</text:p>
          </table:table-cell>
          <table:table-cell table:formula="of:=24.8=[.I68]" office:value-type="boolean" office:boolean-value="false">
            <text:p>FALSE</text:p>
          </table:table-cell>
          <table:table-cell table:formula="of:=25.1=[.J68]" office:value-type="boolean" office:boolean-value="true">
            <text:p>TRUE</text:p>
          </table:table-cell>
          <table:table-cell table:formula="of:=AND([.K68];[.L68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69]" office:value-type="float" office:value="140.217115537849">
            <text:p>140.22</text:p>
          </table:table-cell>
          <table:table-cell table:formula="of:=1.48009561752988--0.98804780876494*[.C69]" office:value-type="float" office:value="68.6673466135458">
            <text:p>68.67</text:p>
          </table:table-cell>
          <table:table-cell office:value-type="float" office:value="68">
            <text:p>68</text:p>
          </table:table-cell>
          <table:table-cell table:formula="of:=ROUND([.A69])" office:value-type="float" office:value="140">
            <text:p>140</text:p>
          </table:table-cell>
          <table:table-cell table:formula="of:=ROUND([.B69])" office:value-type="float" office:value="69">
            <text:p>69</text:p>
          </table:table-cell>
          <table:table-cell table:formula="of:=SUM([.C69:.E69])" office:value-type="float" office:value="277">
            <text:p>277</text:p>
          </table:table-cell>
          <table:table-cell table:formula="of:=100*[.E69]/[.F69]" office:value-type="float" office:value="24.9097472924188">
            <text:p>24.90975</text:p>
          </table:table-cell>
          <table:table-cell table:formula="of:=100*([.C69]+2)/([.F69]+2)" office:value-type="float" office:value="25.089605734767">
            <text:p>25.08961</text:p>
          </table:table-cell>
          <table:table-cell table:formula="of:=ROUND([.G69];1)" office:value-type="float" office:value="24.9">
            <text:p>24.9</text:p>
          </table:table-cell>
          <table:table-cell table:formula="of:=ROUND([.H69];1)" office:value-type="float" office:value="25.1">
            <text:p>25.1</text:p>
          </table:table-cell>
          <table:table-cell table:formula="of:=24.8=[.I69]" office:value-type="boolean" office:boolean-value="false">
            <text:p>FALSE</text:p>
          </table:table-cell>
          <table:table-cell table:formula="of:=25.1=[.J69]" office:value-type="boolean" office:boolean-value="true">
            <text:p>TRUE</text:p>
          </table:table-cell>
          <table:table-cell table:formula="of:=AND([.K69];[.L69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70]" office:value-type="float" office:value="142.213131474104">
            <text:p>142.21</text:p>
          </table:table-cell>
          <table:table-cell table:formula="of:=1.48009561752988--0.98804780876494*[.C70]" office:value-type="float" office:value="69.6553944223107">
            <text:p>69.66</text:p>
          </table:table-cell>
          <table:table-cell office:value-type="float" office:value="69">
            <text:p>69</text:p>
          </table:table-cell>
          <table:table-cell table:formula="of:=ROUND([.A70])" office:value-type="float" office:value="142">
            <text:p>142</text:p>
          </table:table-cell>
          <table:table-cell table:formula="of:=ROUND([.B70])" office:value-type="float" office:value="70">
            <text:p>70</text:p>
          </table:table-cell>
          <table:table-cell table:formula="of:=SUM([.C70:.E70])" office:value-type="float" office:value="281">
            <text:p>281</text:p>
          </table:table-cell>
          <table:table-cell table:formula="of:=100*[.E70]/[.F70]" office:value-type="float" office:value="24.9110320284697">
            <text:p>24.91103</text:p>
          </table:table-cell>
          <table:table-cell table:formula="of:=100*([.C70]+2)/([.F70]+2)" office:value-type="float" office:value="25.0883392226148">
            <text:p>25.08834</text:p>
          </table:table-cell>
          <table:table-cell table:formula="of:=ROUND([.G70];1)" office:value-type="float" office:value="24.9">
            <text:p>24.9</text:p>
          </table:table-cell>
          <table:table-cell table:formula="of:=ROUND([.H70];1)" office:value-type="float" office:value="25.1">
            <text:p>25.1</text:p>
          </table:table-cell>
          <table:table-cell table:formula="of:=24.8=[.I70]" office:value-type="boolean" office:boolean-value="false">
            <text:p>FALSE</text:p>
          </table:table-cell>
          <table:table-cell table:formula="of:=25.1=[.J70]" office:value-type="boolean" office:boolean-value="true">
            <text:p>TRUE</text:p>
          </table:table-cell>
          <table:table-cell table:formula="of:=AND([.K70];[.L70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71]" office:value-type="float" office:value="144.209147410359">
            <text:p>144.21</text:p>
          </table:table-cell>
          <table:table-cell table:formula="of:=1.48009561752988--0.98804780876494*[.C71]" office:value-type="float" office:value="70.6434422310757">
            <text:p>70.64</text:p>
          </table:table-cell>
          <table:table-cell office:value-type="float" office:value="70">
            <text:p>70</text:p>
          </table:table-cell>
          <table:table-cell table:formula="of:=ROUND([.A71])" office:value-type="float" office:value="144">
            <text:p>144</text:p>
          </table:table-cell>
          <table:table-cell table:formula="of:=ROUND([.B71])" office:value-type="float" office:value="71">
            <text:p>71</text:p>
          </table:table-cell>
          <table:table-cell table:formula="of:=SUM([.C71:.E71])" office:value-type="float" office:value="285">
            <text:p>285</text:p>
          </table:table-cell>
          <table:table-cell table:formula="of:=100*[.E71]/[.F71]" office:value-type="float" office:value="24.9122807017544">
            <text:p>24.91228</text:p>
          </table:table-cell>
          <table:table-cell table:formula="of:=100*([.C71]+2)/([.F71]+2)" office:value-type="float" office:value="25.0871080139373">
            <text:p>25.08711</text:p>
          </table:table-cell>
          <table:table-cell table:formula="of:=ROUND([.G71];1)" office:value-type="float" office:value="24.9">
            <text:p>24.9</text:p>
          </table:table-cell>
          <table:table-cell table:formula="of:=ROUND([.H71];1)" office:value-type="float" office:value="25.1">
            <text:p>25.1</text:p>
          </table:table-cell>
          <table:table-cell table:formula="of:=24.8=[.I71]" office:value-type="boolean" office:boolean-value="false">
            <text:p>FALSE</text:p>
          </table:table-cell>
          <table:table-cell table:formula="of:=25.1=[.J71]" office:value-type="boolean" office:boolean-value="true">
            <text:p>TRUE</text:p>
          </table:table-cell>
          <table:table-cell table:formula="of:=AND([.K71];[.L71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72]" office:value-type="float" office:value="146.205163346614">
            <text:p>146.21</text:p>
          </table:table-cell>
          <table:table-cell table:formula="of:=1.48009561752988--0.98804780876494*[.C72]" office:value-type="float" office:value="71.6314900398406">
            <text:p>71.63</text:p>
          </table:table-cell>
          <table:table-cell office:value-type="float" office:value="71">
            <text:p>71</text:p>
          </table:table-cell>
          <table:table-cell table:formula="of:=ROUND([.A72])" office:value-type="float" office:value="146">
            <text:p>146</text:p>
          </table:table-cell>
          <table:table-cell table:formula="of:=ROUND([.B72])" office:value-type="float" office:value="72">
            <text:p>72</text:p>
          </table:table-cell>
          <table:table-cell table:formula="of:=SUM([.C72:.E72])" office:value-type="float" office:value="289">
            <text:p>289</text:p>
          </table:table-cell>
          <table:table-cell table:formula="of:=100*[.E72]/[.F72]" office:value-type="float" office:value="24.9134948096886">
            <text:p>24.91349</text:p>
          </table:table-cell>
          <table:table-cell table:formula="of:=100*([.C72]+2)/([.F72]+2)" office:value-type="float" office:value="25.085910652921">
            <text:p>25.08591</text:p>
          </table:table-cell>
          <table:table-cell table:formula="of:=ROUND([.G72];1)" office:value-type="float" office:value="24.9">
            <text:p>24.9</text:p>
          </table:table-cell>
          <table:table-cell table:formula="of:=ROUND([.H72];1)" office:value-type="float" office:value="25.1">
            <text:p>25.1</text:p>
          </table:table-cell>
          <table:table-cell table:formula="of:=24.8=[.I72]" office:value-type="boolean" office:boolean-value="false">
            <text:p>FALSE</text:p>
          </table:table-cell>
          <table:table-cell table:formula="of:=25.1=[.J72]" office:value-type="boolean" office:boolean-value="true">
            <text:p>TRUE</text:p>
          </table:table-cell>
          <table:table-cell table:formula="of:=AND([.K72];[.L72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73]" office:value-type="float" office:value="148.201179282869">
            <text:p>148.2</text:p>
          </table:table-cell>
          <table:table-cell table:formula="of:=1.48009561752988--0.98804780876494*[.C73]" office:value-type="float" office:value="72.6195378486056">
            <text:p>72.62</text:p>
          </table:table-cell>
          <table:table-cell office:value-type="float" office:value="72">
            <text:p>72</text:p>
          </table:table-cell>
          <table:table-cell table:formula="of:=ROUND([.A73])" office:value-type="float" office:value="148">
            <text:p>148</text:p>
          </table:table-cell>
          <table:table-cell table:formula="of:=ROUND([.B73])" office:value-type="float" office:value="73">
            <text:p>73</text:p>
          </table:table-cell>
          <table:table-cell table:formula="of:=SUM([.C73:.E73])" office:value-type="float" office:value="293">
            <text:p>293</text:p>
          </table:table-cell>
          <table:table-cell table:formula="of:=100*[.E73]/[.F73]" office:value-type="float" office:value="24.9146757679181">
            <text:p>24.91468</text:p>
          </table:table-cell>
          <table:table-cell table:formula="of:=100*([.C73]+2)/([.F73]+2)" office:value-type="float" office:value="25.0847457627119">
            <text:p>25.08475</text:p>
          </table:table-cell>
          <table:table-cell table:formula="of:=ROUND([.G73];1)" office:value-type="float" office:value="24.9">
            <text:p>24.9</text:p>
          </table:table-cell>
          <table:table-cell table:formula="of:=ROUND([.H73];1)" office:value-type="float" office:value="25.1">
            <text:p>25.1</text:p>
          </table:table-cell>
          <table:table-cell table:formula="of:=24.8=[.I73]" office:value-type="boolean" office:boolean-value="false">
            <text:p>FALSE</text:p>
          </table:table-cell>
          <table:table-cell table:formula="of:=25.1=[.J73]" office:value-type="boolean" office:boolean-value="true">
            <text:p>TRUE</text:p>
          </table:table-cell>
          <table:table-cell table:formula="of:=AND([.K73];[.L73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74]" office:value-type="float" office:value="150.197195219123">
            <text:p>150.2</text:p>
          </table:table-cell>
          <table:table-cell table:formula="of:=1.48009561752988--0.98804780876494*[.C74]" office:value-type="float" office:value="73.6075856573705">
            <text:p>73.61</text:p>
          </table:table-cell>
          <table:table-cell office:value-type="float" office:value="73">
            <text:p>73</text:p>
          </table:table-cell>
          <table:table-cell table:formula="of:=ROUND([.A74])" office:value-type="float" office:value="150">
            <text:p>150</text:p>
          </table:table-cell>
          <table:table-cell table:formula="of:=ROUND([.B74])" office:value-type="float" office:value="74">
            <text:p>74</text:p>
          </table:table-cell>
          <table:table-cell table:formula="of:=SUM([.C74:.E74])" office:value-type="float" office:value="297">
            <text:p>297</text:p>
          </table:table-cell>
          <table:table-cell table:formula="of:=100*[.E74]/[.F74]" office:value-type="float" office:value="24.9158249158249">
            <text:p>24.91582</text:p>
          </table:table-cell>
          <table:table-cell table:formula="of:=100*([.C74]+2)/([.F74]+2)" office:value-type="float" office:value="25.0836120401338">
            <text:p>25.08361</text:p>
          </table:table-cell>
          <table:table-cell table:formula="of:=ROUND([.G74];1)" office:value-type="float" office:value="24.9">
            <text:p>24.9</text:p>
          </table:table-cell>
          <table:table-cell table:formula="of:=ROUND([.H74];1)" office:value-type="float" office:value="25.1">
            <text:p>25.1</text:p>
          </table:table-cell>
          <table:table-cell table:formula="of:=24.8=[.I74]" office:value-type="boolean" office:boolean-value="false">
            <text:p>FALSE</text:p>
          </table:table-cell>
          <table:table-cell table:formula="of:=25.1=[.J74]" office:value-type="boolean" office:boolean-value="true">
            <text:p>TRUE</text:p>
          </table:table-cell>
          <table:table-cell table:formula="of:=AND([.K74];[.L74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75]" office:value-type="float" office:value="152.193211155379">
            <text:p>152.19</text:p>
          </table:table-cell>
          <table:table-cell table:formula="of:=1.48009561752988--0.98804780876494*[.C75]" office:value-type="float" office:value="74.5956334661354">
            <text:p>74.6</text:p>
          </table:table-cell>
          <table:table-cell office:value-type="float" office:value="74">
            <text:p>74</text:p>
          </table:table-cell>
          <table:table-cell table:formula="of:=ROUND([.A75])" office:value-type="float" office:value="152">
            <text:p>152</text:p>
          </table:table-cell>
          <table:table-cell table:formula="of:=ROUND([.B75])" office:value-type="float" office:value="75">
            <text:p>75</text:p>
          </table:table-cell>
          <table:table-cell table:formula="of:=SUM([.C75:.E75])" office:value-type="float" office:value="301">
            <text:p>301</text:p>
          </table:table-cell>
          <table:table-cell table:formula="of:=100*[.E75]/[.F75]" office:value-type="float" office:value="24.9169435215947">
            <text:p>24.91694</text:p>
          </table:table-cell>
          <table:table-cell table:formula="of:=100*([.C75]+2)/([.F75]+2)" office:value-type="float" office:value="25.0825082508251">
            <text:p>25.08251</text:p>
          </table:table-cell>
          <table:table-cell table:formula="of:=ROUND([.G75];1)" office:value-type="float" office:value="24.9">
            <text:p>24.9</text:p>
          </table:table-cell>
          <table:table-cell table:formula="of:=ROUND([.H75];1)" office:value-type="float" office:value="25.1">
            <text:p>25.1</text:p>
          </table:table-cell>
          <table:table-cell table:formula="of:=24.8=[.I75]" office:value-type="boolean" office:boolean-value="false">
            <text:p>FALSE</text:p>
          </table:table-cell>
          <table:table-cell table:formula="of:=25.1=[.J75]" office:value-type="boolean" office:boolean-value="true">
            <text:p>TRUE</text:p>
          </table:table-cell>
          <table:table-cell table:formula="of:=AND([.K75];[.L75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76]" office:value-type="float" office:value="154.189227091633">
            <text:p>154.19</text:p>
          </table:table-cell>
          <table:table-cell table:formula="of:=1.48009561752988--0.98804780876494*[.C76]" office:value-type="float" office:value="75.5836812749004">
            <text:p>75.58</text:p>
          </table:table-cell>
          <table:table-cell office:value-type="float" office:value="75">
            <text:p>75</text:p>
          </table:table-cell>
          <table:table-cell table:formula="of:=ROUND([.A76])" office:value-type="float" office:value="154">
            <text:p>154</text:p>
          </table:table-cell>
          <table:table-cell table:formula="of:=ROUND([.B76])" office:value-type="float" office:value="76">
            <text:p>76</text:p>
          </table:table-cell>
          <table:table-cell table:formula="of:=SUM([.C76:.E76])" office:value-type="float" office:value="305">
            <text:p>305</text:p>
          </table:table-cell>
          <table:table-cell table:formula="of:=100*[.E76]/[.F76]" office:value-type="float" office:value="24.9180327868852">
            <text:p>24.91803</text:p>
          </table:table-cell>
          <table:table-cell table:formula="of:=100*([.C76]+2)/([.F76]+2)" office:value-type="float" office:value="25.0814332247557">
            <text:p>25.08143</text:p>
          </table:table-cell>
          <table:table-cell table:formula="of:=ROUND([.G76];1)" office:value-type="float" office:value="24.9">
            <text:p>24.9</text:p>
          </table:table-cell>
          <table:table-cell table:formula="of:=ROUND([.H76];1)" office:value-type="float" office:value="25.1">
            <text:p>25.1</text:p>
          </table:table-cell>
          <table:table-cell table:formula="of:=24.8=[.I76]" office:value-type="boolean" office:boolean-value="false">
            <text:p>FALSE</text:p>
          </table:table-cell>
          <table:table-cell table:formula="of:=25.1=[.J76]" office:value-type="boolean" office:boolean-value="true">
            <text:p>TRUE</text:p>
          </table:table-cell>
          <table:table-cell table:formula="of:=AND([.K76];[.L76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77]" office:value-type="float" office:value="156.185243027888">
            <text:p>156.19</text:p>
          </table:table-cell>
          <table:table-cell table:formula="of:=1.48009561752988--0.98804780876494*[.C77]" office:value-type="float" office:value="76.5717290836653">
            <text:p>76.57</text:p>
          </table:table-cell>
          <table:table-cell office:value-type="float" office:value="76">
            <text:p>76</text:p>
          </table:table-cell>
          <table:table-cell table:formula="of:=ROUND([.A77])" office:value-type="float" office:value="156">
            <text:p>156</text:p>
          </table:table-cell>
          <table:table-cell table:formula="of:=ROUND([.B77])" office:value-type="float" office:value="77">
            <text:p>77</text:p>
          </table:table-cell>
          <table:table-cell table:formula="of:=SUM([.C77:.E77])" office:value-type="float" office:value="309">
            <text:p>309</text:p>
          </table:table-cell>
          <table:table-cell table:formula="of:=100*[.E77]/[.F77]" office:value-type="float" office:value="24.9190938511327">
            <text:p>24.91909</text:p>
          </table:table-cell>
          <table:table-cell table:formula="of:=100*([.C77]+2)/([.F77]+2)" office:value-type="float" office:value="25.08038585209">
            <text:p>25.08039</text:p>
          </table:table-cell>
          <table:table-cell table:formula="of:=ROUND([.G77];1)" office:value-type="float" office:value="24.9">
            <text:p>24.9</text:p>
          </table:table-cell>
          <table:table-cell table:formula="of:=ROUND([.H77];1)" office:value-type="float" office:value="25.1">
            <text:p>25.1</text:p>
          </table:table-cell>
          <table:table-cell table:formula="of:=24.8=[.I77]" office:value-type="boolean" office:boolean-value="false">
            <text:p>FALSE</text:p>
          </table:table-cell>
          <table:table-cell table:formula="of:=25.1=[.J77]" office:value-type="boolean" office:boolean-value="true">
            <text:p>TRUE</text:p>
          </table:table-cell>
          <table:table-cell table:formula="of:=AND([.K77];[.L77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78]" office:value-type="float" office:value="158.181258964143">
            <text:p>158.18</text:p>
          </table:table-cell>
          <table:table-cell table:formula="of:=1.48009561752988--0.98804780876494*[.C78]" office:value-type="float" office:value="77.5597768924303">
            <text:p>77.56</text:p>
          </table:table-cell>
          <table:table-cell office:value-type="float" office:value="77">
            <text:p>77</text:p>
          </table:table-cell>
          <table:table-cell table:formula="of:=ROUND([.A78])" office:value-type="float" office:value="158">
            <text:p>158</text:p>
          </table:table-cell>
          <table:table-cell table:formula="of:=ROUND([.B78])" office:value-type="float" office:value="78">
            <text:p>78</text:p>
          </table:table-cell>
          <table:table-cell table:formula="of:=SUM([.C78:.E78])" office:value-type="float" office:value="313">
            <text:p>313</text:p>
          </table:table-cell>
          <table:table-cell table:formula="of:=100*[.E78]/[.F78]" office:value-type="float" office:value="24.9201277955272">
            <text:p>24.92013</text:p>
          </table:table-cell>
          <table:table-cell table:formula="of:=100*([.C78]+2)/([.F78]+2)" office:value-type="float" office:value="25.0793650793651">
            <text:p>25.07937</text:p>
          </table:table-cell>
          <table:table-cell table:formula="of:=ROUND([.G78];1)" office:value-type="float" office:value="24.9">
            <text:p>24.9</text:p>
          </table:table-cell>
          <table:table-cell table:formula="of:=ROUND([.H78];1)" office:value-type="float" office:value="25.1">
            <text:p>25.1</text:p>
          </table:table-cell>
          <table:table-cell table:formula="of:=24.8=[.I78]" office:value-type="boolean" office:boolean-value="false">
            <text:p>FALSE</text:p>
          </table:table-cell>
          <table:table-cell table:formula="of:=25.1=[.J78]" office:value-type="boolean" office:boolean-value="true">
            <text:p>TRUE</text:p>
          </table:table-cell>
          <table:table-cell table:formula="of:=AND([.K78];[.L78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79]" office:value-type="float" office:value="160.177274900398">
            <text:p>160.18</text:p>
          </table:table-cell>
          <table:table-cell table:formula="of:=1.48009561752988--0.98804780876494*[.C79]" office:value-type="float" office:value="78.5478247011952">
            <text:p>78.55</text:p>
          </table:table-cell>
          <table:table-cell office:value-type="float" office:value="78">
            <text:p>78</text:p>
          </table:table-cell>
          <table:table-cell table:formula="of:=ROUND([.A79])" office:value-type="float" office:value="160">
            <text:p>160</text:p>
          </table:table-cell>
          <table:table-cell table:formula="of:=ROUND([.B79])" office:value-type="float" office:value="79">
            <text:p>79</text:p>
          </table:table-cell>
          <table:table-cell table:formula="of:=SUM([.C79:.E79])" office:value-type="float" office:value="317">
            <text:p>317</text:p>
          </table:table-cell>
          <table:table-cell table:formula="of:=100*[.E79]/[.F79]" office:value-type="float" office:value="24.9211356466877">
            <text:p>24.92114</text:p>
          </table:table-cell>
          <table:table-cell table:formula="of:=100*([.C79]+2)/([.F79]+2)" office:value-type="float" office:value="25.0783699059561">
            <text:p>25.07837</text:p>
          </table:table-cell>
          <table:table-cell table:formula="of:=ROUND([.G79];1)" office:value-type="float" office:value="24.9">
            <text:p>24.9</text:p>
          </table:table-cell>
          <table:table-cell table:formula="of:=ROUND([.H79];1)" office:value-type="float" office:value="25.1">
            <text:p>25.1</text:p>
          </table:table-cell>
          <table:table-cell table:formula="of:=24.8=[.I79]" office:value-type="boolean" office:boolean-value="false">
            <text:p>FALSE</text:p>
          </table:table-cell>
          <table:table-cell table:formula="of:=25.1=[.J79]" office:value-type="boolean" office:boolean-value="true">
            <text:p>TRUE</text:p>
          </table:table-cell>
          <table:table-cell table:formula="of:=AND([.K79];[.L79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80]" office:value-type="float" office:value="162.173290836653">
            <text:p>162.17</text:p>
          </table:table-cell>
          <table:table-cell table:formula="of:=1.48009561752988--0.98804780876494*[.C80]" office:value-type="float" office:value="79.5358725099601">
            <text:p>79.54</text:p>
          </table:table-cell>
          <table:table-cell office:value-type="float" office:value="79">
            <text:p>79</text:p>
          </table:table-cell>
          <table:table-cell table:formula="of:=ROUND([.A80])" office:value-type="float" office:value="162">
            <text:p>162</text:p>
          </table:table-cell>
          <table:table-cell table:formula="of:=ROUND([.B80])" office:value-type="float" office:value="80">
            <text:p>80</text:p>
          </table:table-cell>
          <table:table-cell table:formula="of:=SUM([.C80:.E80])" office:value-type="float" office:value="321">
            <text:p>321</text:p>
          </table:table-cell>
          <table:table-cell table:formula="of:=100*[.E80]/[.F80]" office:value-type="float" office:value="24.9221183800623">
            <text:p>24.92212</text:p>
          </table:table-cell>
          <table:table-cell table:formula="of:=100*([.C80]+2)/([.F80]+2)" office:value-type="float" office:value="25.0773993808049">
            <text:p>25.07740</text:p>
          </table:table-cell>
          <table:table-cell table:formula="of:=ROUND([.G80];1)" office:value-type="float" office:value="24.9">
            <text:p>24.9</text:p>
          </table:table-cell>
          <table:table-cell table:formula="of:=ROUND([.H80];1)" office:value-type="float" office:value="25.1">
            <text:p>25.1</text:p>
          </table:table-cell>
          <table:table-cell table:formula="of:=24.8=[.I80]" office:value-type="boolean" office:boolean-value="false">
            <text:p>FALSE</text:p>
          </table:table-cell>
          <table:table-cell table:formula="of:=25.1=[.J80]" office:value-type="boolean" office:boolean-value="true">
            <text:p>TRUE</text:p>
          </table:table-cell>
          <table:table-cell table:formula="of:=AND([.K80];[.L80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81]" office:value-type="float" office:value="164.169306772908">
            <text:p>164.17</text:p>
          </table:table-cell>
          <table:table-cell table:formula="of:=1.48009561752988--0.98804780876494*[.C81]" office:value-type="float" office:value="80.5239203187251">
            <text:p>80.52</text:p>
          </table:table-cell>
          <table:table-cell office:value-type="float" office:value="80">
            <text:p>80</text:p>
          </table:table-cell>
          <table:table-cell table:formula="of:=ROUND([.A81])" office:value-type="float" office:value="164">
            <text:p>164</text:p>
          </table:table-cell>
          <table:table-cell table:formula="of:=ROUND([.B81])" office:value-type="float" office:value="81">
            <text:p>81</text:p>
          </table:table-cell>
          <table:table-cell table:formula="of:=SUM([.C81:.E81])" office:value-type="float" office:value="325">
            <text:p>325</text:p>
          </table:table-cell>
          <table:table-cell table:formula="of:=100*[.E81]/[.F81]" office:value-type="float" office:value="24.9230769230769">
            <text:p>24.92308</text:p>
          </table:table-cell>
          <table:table-cell table:formula="of:=100*([.C81]+2)/([.F81]+2)" office:value-type="float" office:value="25.0764525993884">
            <text:p>25.07645</text:p>
          </table:table-cell>
          <table:table-cell table:formula="of:=ROUND([.G81];1)" office:value-type="float" office:value="24.9">
            <text:p>24.9</text:p>
          </table:table-cell>
          <table:table-cell table:formula="of:=ROUND([.H81];1)" office:value-type="float" office:value="25.1">
            <text:p>25.1</text:p>
          </table:table-cell>
          <table:table-cell table:formula="of:=24.8=[.I81]" office:value-type="boolean" office:boolean-value="false">
            <text:p>FALSE</text:p>
          </table:table-cell>
          <table:table-cell table:formula="of:=25.1=[.J81]" office:value-type="boolean" office:boolean-value="true">
            <text:p>TRUE</text:p>
          </table:table-cell>
          <table:table-cell table:formula="of:=AND([.K81];[.L81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82]" office:value-type="float" office:value="166.165322709163">
            <text:p>166.17</text:p>
          </table:table-cell>
          <table:table-cell table:formula="of:=1.48009561752988--0.98804780876494*[.C82]" office:value-type="float" office:value="81.51196812749">
            <text:p>81.51</text:p>
          </table:table-cell>
          <table:table-cell office:value-type="float" office:value="81">
            <text:p>81</text:p>
          </table:table-cell>
          <table:table-cell table:formula="of:=ROUND([.A82])" office:value-type="float" office:value="166">
            <text:p>166</text:p>
          </table:table-cell>
          <table:table-cell table:formula="of:=ROUND([.B82])" office:value-type="float" office:value="82">
            <text:p>82</text:p>
          </table:table-cell>
          <table:table-cell table:formula="of:=SUM([.C82:.E82])" office:value-type="float" office:value="329">
            <text:p>329</text:p>
          </table:table-cell>
          <table:table-cell table:formula="of:=100*[.E82]/[.F82]" office:value-type="float" office:value="24.9240121580547">
            <text:p>24.92401</text:p>
          </table:table-cell>
          <table:table-cell table:formula="of:=100*([.C82]+2)/([.F82]+2)" office:value-type="float" office:value="25.0755287009063">
            <text:p>25.07553</text:p>
          </table:table-cell>
          <table:table-cell table:formula="of:=ROUND([.G82];1)" office:value-type="float" office:value="24.9">
            <text:p>24.9</text:p>
          </table:table-cell>
          <table:table-cell table:formula="of:=ROUND([.H82];1)" office:value-type="float" office:value="25.1">
            <text:p>25.1</text:p>
          </table:table-cell>
          <table:table-cell table:formula="of:=24.8=[.I82]" office:value-type="boolean" office:boolean-value="false">
            <text:p>FALSE</text:p>
          </table:table-cell>
          <table:table-cell table:formula="of:=25.1=[.J82]" office:value-type="boolean" office:boolean-value="true">
            <text:p>TRUE</text:p>
          </table:table-cell>
          <table:table-cell table:formula="of:=AND([.K82];[.L82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83]" office:value-type="float" office:value="168.161338645418">
            <text:p>168.16</text:p>
          </table:table-cell>
          <table:table-cell table:formula="of:=1.48009561752988--0.98804780876494*[.C83]" office:value-type="float" office:value="82.500015936255">
            <text:p>82.5</text:p>
          </table:table-cell>
          <table:table-cell office:value-type="float" office:value="82">
            <text:p>82</text:p>
          </table:table-cell>
          <table:table-cell table:formula="of:=ROUND([.A83])" office:value-type="float" office:value="168">
            <text:p>168</text:p>
          </table:table-cell>
          <table:table-cell table:formula="of:=ROUND([.B83])" office:value-type="float" office:value="83">
            <text:p>83</text:p>
          </table:table-cell>
          <table:table-cell table:formula="of:=SUM([.C83:.E83])" office:value-type="float" office:value="333">
            <text:p>333</text:p>
          </table:table-cell>
          <table:table-cell table:formula="of:=100*[.E83]/[.F83]" office:value-type="float" office:value="24.9249249249249">
            <text:p>24.92492</text:p>
          </table:table-cell>
          <table:table-cell table:formula="of:=100*([.C83]+2)/([.F83]+2)" office:value-type="float" office:value="25.0746268656716">
            <text:p>25.07463</text:p>
          </table:table-cell>
          <table:table-cell table:formula="of:=ROUND([.G83];1)" office:value-type="float" office:value="24.9">
            <text:p>24.9</text:p>
          </table:table-cell>
          <table:table-cell table:formula="of:=ROUND([.H83];1)" office:value-type="float" office:value="25.1">
            <text:p>25.1</text:p>
          </table:table-cell>
          <table:table-cell table:formula="of:=24.8=[.I83]" office:value-type="boolean" office:boolean-value="false">
            <text:p>FALSE</text:p>
          </table:table-cell>
          <table:table-cell table:formula="of:=25.1=[.J83]" office:value-type="boolean" office:boolean-value="true">
            <text:p>TRUE</text:p>
          </table:table-cell>
          <table:table-cell table:formula="of:=AND([.K83];[.L83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84]" office:value-type="float" office:value="170.157354581673">
            <text:p>170.16</text:p>
          </table:table-cell>
          <table:table-cell table:formula="of:=1.48009561752988--0.98804780876494*[.C84]" office:value-type="float" office:value="83.4880637450199">
            <text:p>83.49</text:p>
          </table:table-cell>
          <table:table-cell office:value-type="float" office:value="83">
            <text:p>83</text:p>
          </table:table-cell>
          <table:table-cell table:formula="of:=ROUND([.A84])" office:value-type="float" office:value="170">
            <text:p>170</text:p>
          </table:table-cell>
          <table:table-cell table:formula="of:=ROUND([.B84])" office:value-type="float" office:value="83">
            <text:p>83</text:p>
          </table:table-cell>
          <table:table-cell table:formula="of:=SUM([.C84:.E84])" office:value-type="float" office:value="336">
            <text:p>336</text:p>
          </table:table-cell>
          <table:table-cell table:formula="of:=100*[.E84]/[.F84]" office:value-type="float" office:value="24.702380952381">
            <text:p>24.70238</text:p>
          </table:table-cell>
          <table:table-cell table:formula="of:=100*([.C84]+2)/([.F84]+2)" office:value-type="float" office:value="25.1479289940828">
            <text:p>25.14793</text:p>
          </table:table-cell>
          <table:table-cell table:formula="of:=ROUND([.G84];1)" office:value-type="float" office:value="24.7">
            <text:p>24.7</text:p>
          </table:table-cell>
          <table:table-cell table:formula="of:=ROUND([.H84];1)" office:value-type="float" office:value="25.1">
            <text:p>25.1</text:p>
          </table:table-cell>
          <table:table-cell table:formula="of:=24.8=[.I84]" office:value-type="boolean" office:boolean-value="false">
            <text:p>FALSE</text:p>
          </table:table-cell>
          <table:table-cell table:formula="of:=25.1=[.J84]" office:value-type="boolean" office:boolean-value="true">
            <text:p>TRUE</text:p>
          </table:table-cell>
          <table:table-cell table:formula="of:=AND([.K84];[.L84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85]" office:value-type="float" office:value="172.153370517928">
            <text:p>172.15</text:p>
          </table:table-cell>
          <table:table-cell table:formula="of:=1.48009561752988--0.98804780876494*[.C85]" office:value-type="float" office:value="84.4761115537849">
            <text:p>84.48</text:p>
          </table:table-cell>
          <table:table-cell office:value-type="float" office:value="84">
            <text:p>84</text:p>
          </table:table-cell>
          <table:table-cell table:formula="of:=ROUND([.A85])" office:value-type="float" office:value="172">
            <text:p>172</text:p>
          </table:table-cell>
          <table:table-cell table:formula="of:=ROUND([.B85])" office:value-type="float" office:value="84">
            <text:p>84</text:p>
          </table:table-cell>
          <table:table-cell table:formula="of:=SUM([.C85:.E85])" office:value-type="float" office:value="340">
            <text:p>340</text:p>
          </table:table-cell>
          <table:table-cell table:formula="of:=100*[.E85]/[.F85]" office:value-type="float" office:value="24.7058823529412">
            <text:p>24.70588</text:p>
          </table:table-cell>
          <table:table-cell table:formula="of:=100*([.C85]+2)/([.F85]+2)" office:value-type="float" office:value="25.1461988304094">
            <text:p>25.14620</text:p>
          </table:table-cell>
          <table:table-cell table:formula="of:=ROUND([.G85];1)" office:value-type="float" office:value="24.7">
            <text:p>24.7</text:p>
          </table:table-cell>
          <table:table-cell table:formula="of:=ROUND([.H85];1)" office:value-type="float" office:value="25.1">
            <text:p>25.1</text:p>
          </table:table-cell>
          <table:table-cell table:formula="of:=24.8=[.I85]" office:value-type="boolean" office:boolean-value="false">
            <text:p>FALSE</text:p>
          </table:table-cell>
          <table:table-cell table:formula="of:=25.1=[.J85]" office:value-type="boolean" office:boolean-value="true">
            <text:p>TRUE</text:p>
          </table:table-cell>
          <table:table-cell table:formula="of:=AND([.K85];[.L85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86]" office:value-type="float" office:value="174.149386454183">
            <text:p>174.15</text:p>
          </table:table-cell>
          <table:table-cell table:formula="of:=1.48009561752988--0.98804780876494*[.C86]" office:value-type="float" office:value="85.4641593625498">
            <text:p>85.46</text:p>
          </table:table-cell>
          <table:table-cell office:value-type="float" office:value="85">
            <text:p>85</text:p>
          </table:table-cell>
          <table:table-cell table:formula="of:=ROUND([.A86])" office:value-type="float" office:value="174">
            <text:p>174</text:p>
          </table:table-cell>
          <table:table-cell table:formula="of:=ROUND([.B86])" office:value-type="float" office:value="85">
            <text:p>85</text:p>
          </table:table-cell>
          <table:table-cell table:formula="of:=SUM([.C86:.E86])" office:value-type="float" office:value="344">
            <text:p>344</text:p>
          </table:table-cell>
          <table:table-cell table:formula="of:=100*[.E86]/[.F86]" office:value-type="float" office:value="24.7093023255814">
            <text:p>24.70930</text:p>
          </table:table-cell>
          <table:table-cell table:formula="of:=100*([.C86]+2)/([.F86]+2)" office:value-type="float" office:value="25.1445086705202">
            <text:p>25.14451</text:p>
          </table:table-cell>
          <table:table-cell table:formula="of:=ROUND([.G86];1)" office:value-type="float" office:value="24.7">
            <text:p>24.7</text:p>
          </table:table-cell>
          <table:table-cell table:formula="of:=ROUND([.H86];1)" office:value-type="float" office:value="25.1">
            <text:p>25.1</text:p>
          </table:table-cell>
          <table:table-cell table:formula="of:=24.8=[.I86]" office:value-type="boolean" office:boolean-value="false">
            <text:p>FALSE</text:p>
          </table:table-cell>
          <table:table-cell table:formula="of:=25.1=[.J86]" office:value-type="boolean" office:boolean-value="true">
            <text:p>TRUE</text:p>
          </table:table-cell>
          <table:table-cell table:formula="of:=AND([.K86];[.L86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87]" office:value-type="float" office:value="176.145402390438">
            <text:p>176.15</text:p>
          </table:table-cell>
          <table:table-cell table:formula="of:=1.48009561752988--0.98804780876494*[.C87]" office:value-type="float" office:value="86.4522071713147">
            <text:p>86.45</text:p>
          </table:table-cell>
          <table:table-cell office:value-type="float" office:value="86">
            <text:p>86</text:p>
          </table:table-cell>
          <table:table-cell table:formula="of:=ROUND([.A87])" office:value-type="float" office:value="176">
            <text:p>176</text:p>
          </table:table-cell>
          <table:table-cell table:formula="of:=ROUND([.B87])" office:value-type="float" office:value="86">
            <text:p>86</text:p>
          </table:table-cell>
          <table:table-cell table:formula="of:=SUM([.C87:.E87])" office:value-type="float" office:value="348">
            <text:p>348</text:p>
          </table:table-cell>
          <table:table-cell table:formula="of:=100*[.E87]/[.F87]" office:value-type="float" office:value="24.7126436781609">
            <text:p>24.71264</text:p>
          </table:table-cell>
          <table:table-cell table:formula="of:=100*([.C87]+2)/([.F87]+2)" office:value-type="float" office:value="25.1428571428571">
            <text:p>25.14286</text:p>
          </table:table-cell>
          <table:table-cell table:formula="of:=ROUND([.G87];1)" office:value-type="float" office:value="24.7">
            <text:p>24.7</text:p>
          </table:table-cell>
          <table:table-cell table:formula="of:=ROUND([.H87];1)" office:value-type="float" office:value="25.1">
            <text:p>25.1</text:p>
          </table:table-cell>
          <table:table-cell table:formula="of:=24.8=[.I87]" office:value-type="boolean" office:boolean-value="false">
            <text:p>FALSE</text:p>
          </table:table-cell>
          <table:table-cell table:formula="of:=25.1=[.J87]" office:value-type="boolean" office:boolean-value="true">
            <text:p>TRUE</text:p>
          </table:table-cell>
          <table:table-cell table:formula="of:=AND([.K87];[.L87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88]" office:value-type="float" office:value="178.141418326693">
            <text:p>178.14</text:p>
          </table:table-cell>
          <table:table-cell table:formula="of:=1.48009561752988--0.98804780876494*[.C88]" office:value-type="float" office:value="87.4402549800797">
            <text:p>87.44</text:p>
          </table:table-cell>
          <table:table-cell office:value-type="float" office:value="87">
            <text:p>87</text:p>
          </table:table-cell>
          <table:table-cell table:formula="of:=ROUND([.A88])" office:value-type="float" office:value="178">
            <text:p>178</text:p>
          </table:table-cell>
          <table:table-cell table:formula="of:=ROUND([.B88])" office:value-type="float" office:value="87">
            <text:p>87</text:p>
          </table:table-cell>
          <table:table-cell table:formula="of:=SUM([.C88:.E88])" office:value-type="float" office:value="352">
            <text:p>352</text:p>
          </table:table-cell>
          <table:table-cell table:formula="of:=100*[.E88]/[.F88]" office:value-type="float" office:value="24.7159090909091">
            <text:p>24.71591</text:p>
          </table:table-cell>
          <table:table-cell table:formula="of:=100*([.C88]+2)/([.F88]+2)" office:value-type="float" office:value="25.1412429378531">
            <text:p>25.14124</text:p>
          </table:table-cell>
          <table:table-cell table:formula="of:=ROUND([.G88];1)" office:value-type="float" office:value="24.7">
            <text:p>24.7</text:p>
          </table:table-cell>
          <table:table-cell table:formula="of:=ROUND([.H88];1)" office:value-type="float" office:value="25.1">
            <text:p>25.1</text:p>
          </table:table-cell>
          <table:table-cell table:formula="of:=24.8=[.I88]" office:value-type="boolean" office:boolean-value="false">
            <text:p>FALSE</text:p>
          </table:table-cell>
          <table:table-cell table:formula="of:=25.1=[.J88]" office:value-type="boolean" office:boolean-value="true">
            <text:p>TRUE</text:p>
          </table:table-cell>
          <table:table-cell table:formula="of:=AND([.K88];[.L88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89]" office:value-type="float" office:value="180.137434262948">
            <text:p>180.14</text:p>
          </table:table-cell>
          <table:table-cell table:formula="of:=1.48009561752988--0.98804780876494*[.C89]" office:value-type="float" office:value="88.4283027888446">
            <text:p>88.43</text:p>
          </table:table-cell>
          <table:table-cell office:value-type="float" office:value="88">
            <text:p>88</text:p>
          </table:table-cell>
          <table:table-cell table:formula="of:=ROUND([.A89])" office:value-type="float" office:value="180">
            <text:p>180</text:p>
          </table:table-cell>
          <table:table-cell table:formula="of:=ROUND([.B89])" office:value-type="float" office:value="88">
            <text:p>88</text:p>
          </table:table-cell>
          <table:table-cell table:formula="of:=SUM([.C89:.E89])" office:value-type="float" office:value="356">
            <text:p>356</text:p>
          </table:table-cell>
          <table:table-cell table:formula="of:=100*[.E89]/[.F89]" office:value-type="float" office:value="24.7191011235955">
            <text:p>24.71910</text:p>
          </table:table-cell>
          <table:table-cell table:formula="of:=100*([.C89]+2)/([.F89]+2)" office:value-type="float" office:value="25.1396648044693">
            <text:p>25.13966</text:p>
          </table:table-cell>
          <table:table-cell table:formula="of:=ROUND([.G89];1)" office:value-type="float" office:value="24.7">
            <text:p>24.7</text:p>
          </table:table-cell>
          <table:table-cell table:formula="of:=ROUND([.H89];1)" office:value-type="float" office:value="25.1">
            <text:p>25.1</text:p>
          </table:table-cell>
          <table:table-cell table:formula="of:=24.8=[.I89]" office:value-type="boolean" office:boolean-value="false">
            <text:p>FALSE</text:p>
          </table:table-cell>
          <table:table-cell table:formula="of:=25.1=[.J89]" office:value-type="boolean" office:boolean-value="true">
            <text:p>TRUE</text:p>
          </table:table-cell>
          <table:table-cell table:formula="of:=AND([.K89];[.L89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90]" office:value-type="float" office:value="182.133450199203">
            <text:p>182.13</text:p>
          </table:table-cell>
          <table:table-cell table:formula="of:=1.48009561752988--0.98804780876494*[.C90]" office:value-type="float" office:value="89.4163505976096">
            <text:p>89.42</text:p>
          </table:table-cell>
          <table:table-cell office:value-type="float" office:value="89">
            <text:p>89</text:p>
          </table:table-cell>
          <table:table-cell table:formula="of:=ROUND([.A90])" office:value-type="float" office:value="182">
            <text:p>182</text:p>
          </table:table-cell>
          <table:table-cell table:formula="of:=ROUND([.B90])" office:value-type="float" office:value="89">
            <text:p>89</text:p>
          </table:table-cell>
          <table:table-cell table:formula="of:=SUM([.C90:.E90])" office:value-type="float" office:value="360">
            <text:p>360</text:p>
          </table:table-cell>
          <table:table-cell table:formula="of:=100*[.E90]/[.F90]" office:value-type="float" office:value="24.7222222222222">
            <text:p>24.72222</text:p>
          </table:table-cell>
          <table:table-cell table:formula="of:=100*([.C90]+2)/([.F90]+2)" office:value-type="float" office:value="25.1381215469613">
            <text:p>25.13812</text:p>
          </table:table-cell>
          <table:table-cell table:formula="of:=ROUND([.G90];1)" office:value-type="float" office:value="24.7">
            <text:p>24.7</text:p>
          </table:table-cell>
          <table:table-cell table:formula="of:=ROUND([.H90];1)" office:value-type="float" office:value="25.1">
            <text:p>25.1</text:p>
          </table:table-cell>
          <table:table-cell table:formula="of:=24.8=[.I90]" office:value-type="boolean" office:boolean-value="false">
            <text:p>FALSE</text:p>
          </table:table-cell>
          <table:table-cell table:formula="of:=25.1=[.J90]" office:value-type="boolean" office:boolean-value="true">
            <text:p>TRUE</text:p>
          </table:table-cell>
          <table:table-cell table:formula="of:=AND([.K90];[.L90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91]" office:value-type="float" office:value="184.129466135458">
            <text:p>184.13</text:p>
          </table:table-cell>
          <table:table-cell table:formula="of:=1.48009561752988--0.98804780876494*[.C91]" office:value-type="float" office:value="90.4043984063745">
            <text:p>90.4</text:p>
          </table:table-cell>
          <table:table-cell office:value-type="float" office:value="90">
            <text:p>90</text:p>
          </table:table-cell>
          <table:table-cell table:formula="of:=ROUND([.A91])" office:value-type="float" office:value="184">
            <text:p>184</text:p>
          </table:table-cell>
          <table:table-cell table:formula="of:=ROUND([.B91])" office:value-type="float" office:value="90">
            <text:p>90</text:p>
          </table:table-cell>
          <table:table-cell table:formula="of:=SUM([.C91:.E91])" office:value-type="float" office:value="364">
            <text:p>364</text:p>
          </table:table-cell>
          <table:table-cell table:formula="of:=100*[.E91]/[.F91]" office:value-type="float" office:value="24.7252747252747">
            <text:p>24.72527</text:p>
          </table:table-cell>
          <table:table-cell table:formula="of:=100*([.C91]+2)/([.F91]+2)" office:value-type="float" office:value="25.1366120218579">
            <text:p>25.13661</text:p>
          </table:table-cell>
          <table:table-cell table:formula="of:=ROUND([.G91];1)" office:value-type="float" office:value="24.7">
            <text:p>24.7</text:p>
          </table:table-cell>
          <table:table-cell table:formula="of:=ROUND([.H91];1)" office:value-type="float" office:value="25.1">
            <text:p>25.1</text:p>
          </table:table-cell>
          <table:table-cell table:formula="of:=24.8=[.I91]" office:value-type="boolean" office:boolean-value="false">
            <text:p>FALSE</text:p>
          </table:table-cell>
          <table:table-cell table:formula="of:=25.1=[.J91]" office:value-type="boolean" office:boolean-value="true">
            <text:p>TRUE</text:p>
          </table:table-cell>
          <table:table-cell table:formula="of:=AND([.K91];[.L91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92]" office:value-type="float" office:value="186.125482071713">
            <text:p>186.13</text:p>
          </table:table-cell>
          <table:table-cell table:formula="of:=1.48009561752988--0.98804780876494*[.C92]" office:value-type="float" office:value="91.3924462151394">
            <text:p>91.39</text:p>
          </table:table-cell>
          <table:table-cell office:value-type="float" office:value="91">
            <text:p>91</text:p>
          </table:table-cell>
          <table:table-cell table:formula="of:=ROUND([.A92])" office:value-type="float" office:value="186">
            <text:p>186</text:p>
          </table:table-cell>
          <table:table-cell table:formula="of:=ROUND([.B92])" office:value-type="float" office:value="91">
            <text:p>91</text:p>
          </table:table-cell>
          <table:table-cell table:formula="of:=SUM([.C92:.E92])" office:value-type="float" office:value="368">
            <text:p>368</text:p>
          </table:table-cell>
          <table:table-cell table:formula="of:=100*[.E92]/[.F92]" office:value-type="float" office:value="24.7282608695652">
            <text:p>24.72826</text:p>
          </table:table-cell>
          <table:table-cell table:formula="of:=100*([.C92]+2)/([.F92]+2)" office:value-type="float" office:value="25.1351351351351">
            <text:p>25.13514</text:p>
          </table:table-cell>
          <table:table-cell table:formula="of:=ROUND([.G92];1)" office:value-type="float" office:value="24.7">
            <text:p>24.7</text:p>
          </table:table-cell>
          <table:table-cell table:formula="of:=ROUND([.H92];1)" office:value-type="float" office:value="25.1">
            <text:p>25.1</text:p>
          </table:table-cell>
          <table:table-cell table:formula="of:=24.8=[.I92]" office:value-type="boolean" office:boolean-value="false">
            <text:p>FALSE</text:p>
          </table:table-cell>
          <table:table-cell table:formula="of:=25.1=[.J92]" office:value-type="boolean" office:boolean-value="true">
            <text:p>TRUE</text:p>
          </table:table-cell>
          <table:table-cell table:formula="of:=AND([.K92];[.L92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93]" office:value-type="float" office:value="188.121498007968">
            <text:p>188.12</text:p>
          </table:table-cell>
          <table:table-cell table:formula="of:=1.48009561752988--0.98804780876494*[.C93]" office:value-type="float" office:value="92.3804940239044">
            <text:p>92.38</text:p>
          </table:table-cell>
          <table:table-cell office:value-type="float" office:value="92">
            <text:p>92</text:p>
          </table:table-cell>
          <table:table-cell table:formula="of:=ROUND([.A93])" office:value-type="float" office:value="188">
            <text:p>188</text:p>
          </table:table-cell>
          <table:table-cell table:formula="of:=ROUND([.B93])" office:value-type="float" office:value="92">
            <text:p>92</text:p>
          </table:table-cell>
          <table:table-cell table:formula="of:=SUM([.C93:.E93])" office:value-type="float" office:value="372">
            <text:p>372</text:p>
          </table:table-cell>
          <table:table-cell table:formula="of:=100*[.E93]/[.F93]" office:value-type="float" office:value="24.7311827956989">
            <text:p>24.73118</text:p>
          </table:table-cell>
          <table:table-cell table:formula="of:=100*([.C93]+2)/([.F93]+2)" office:value-type="float" office:value="25.1336898395722">
            <text:p>25.13369</text:p>
          </table:table-cell>
          <table:table-cell table:formula="of:=ROUND([.G93];1)" office:value-type="float" office:value="24.7">
            <text:p>24.7</text:p>
          </table:table-cell>
          <table:table-cell table:formula="of:=ROUND([.H93];1)" office:value-type="float" office:value="25.1">
            <text:p>25.1</text:p>
          </table:table-cell>
          <table:table-cell table:formula="of:=24.8=[.I93]" office:value-type="boolean" office:boolean-value="false">
            <text:p>FALSE</text:p>
          </table:table-cell>
          <table:table-cell table:formula="of:=25.1=[.J93]" office:value-type="boolean" office:boolean-value="true">
            <text:p>TRUE</text:p>
          </table:table-cell>
          <table:table-cell table:formula="of:=AND([.K93];[.L93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94]" office:value-type="float" office:value="190.117513944223">
            <text:p>190.12</text:p>
          </table:table-cell>
          <table:table-cell table:formula="of:=1.48009561752988--0.98804780876494*[.C94]" office:value-type="float" office:value="93.3685418326693">
            <text:p>93.37</text:p>
          </table:table-cell>
          <table:table-cell office:value-type="float" office:value="93">
            <text:p>93</text:p>
          </table:table-cell>
          <table:table-cell table:formula="of:=ROUND([.A94])" office:value-type="float" office:value="190">
            <text:p>190</text:p>
          </table:table-cell>
          <table:table-cell table:formula="of:=ROUND([.B94])" office:value-type="float" office:value="93">
            <text:p>93</text:p>
          </table:table-cell>
          <table:table-cell table:formula="of:=SUM([.C94:.E94])" office:value-type="float" office:value="376">
            <text:p>376</text:p>
          </table:table-cell>
          <table:table-cell table:formula="of:=100*[.E94]/[.F94]" office:value-type="float" office:value="24.7340425531915">
            <text:p>24.73404</text:p>
          </table:table-cell>
          <table:table-cell table:formula="of:=100*([.C94]+2)/([.F94]+2)" office:value-type="float" office:value="25.1322751322751">
            <text:p>25.13228</text:p>
          </table:table-cell>
          <table:table-cell table:formula="of:=ROUND([.G94];1)" office:value-type="float" office:value="24.7">
            <text:p>24.7</text:p>
          </table:table-cell>
          <table:table-cell table:formula="of:=ROUND([.H94];1)" office:value-type="float" office:value="25.1">
            <text:p>25.1</text:p>
          </table:table-cell>
          <table:table-cell table:formula="of:=24.8=[.I94]" office:value-type="boolean" office:boolean-value="false">
            <text:p>FALSE</text:p>
          </table:table-cell>
          <table:table-cell table:formula="of:=25.1=[.J94]" office:value-type="boolean" office:boolean-value="true">
            <text:p>TRUE</text:p>
          </table:table-cell>
          <table:table-cell table:formula="of:=AND([.K94];[.L94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95]" office:value-type="float" office:value="192.113529880478">
            <text:p>192.11</text:p>
          </table:table-cell>
          <table:table-cell table:formula="of:=1.48009561752988--0.98804780876494*[.C95]" office:value-type="float" office:value="94.3565896414343">
            <text:p>94.36</text:p>
          </table:table-cell>
          <table:table-cell office:value-type="float" office:value="94">
            <text:p>94</text:p>
          </table:table-cell>
          <table:table-cell table:formula="of:=ROUND([.A95])" office:value-type="float" office:value="192">
            <text:p>192</text:p>
          </table:table-cell>
          <table:table-cell table:formula="of:=ROUND([.B95])" office:value-type="float" office:value="94">
            <text:p>94</text:p>
          </table:table-cell>
          <table:table-cell table:formula="of:=SUM([.C95:.E95])" office:value-type="float" office:value="380">
            <text:p>380</text:p>
          </table:table-cell>
          <table:table-cell table:formula="of:=100*[.E95]/[.F95]" office:value-type="float" office:value="24.7368421052632">
            <text:p>24.73684</text:p>
          </table:table-cell>
          <table:table-cell table:formula="of:=100*([.C95]+2)/([.F95]+2)" office:value-type="float" office:value="25.130890052356">
            <text:p>25.13089</text:p>
          </table:table-cell>
          <table:table-cell table:formula="of:=ROUND([.G95];1)" office:value-type="float" office:value="24.7">
            <text:p>24.7</text:p>
          </table:table-cell>
          <table:table-cell table:formula="of:=ROUND([.H95];1)" office:value-type="float" office:value="25.1">
            <text:p>25.1</text:p>
          </table:table-cell>
          <table:table-cell table:formula="of:=24.8=[.I95]" office:value-type="boolean" office:boolean-value="false">
            <text:p>FALSE</text:p>
          </table:table-cell>
          <table:table-cell table:formula="of:=25.1=[.J95]" office:value-type="boolean" office:boolean-value="true">
            <text:p>TRUE</text:p>
          </table:table-cell>
          <table:table-cell table:formula="of:=AND([.K95];[.L95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96]" office:value-type="float" office:value="194.109545816733">
            <text:p>194.11</text:p>
          </table:table-cell>
          <table:table-cell table:formula="of:=1.48009561752988--0.98804780876494*[.C96]" office:value-type="float" office:value="95.3446374501992">
            <text:p>95.34</text:p>
          </table:table-cell>
          <table:table-cell office:value-type="float" office:value="95">
            <text:p>95</text:p>
          </table:table-cell>
          <table:table-cell table:formula="of:=ROUND([.A96])" office:value-type="float" office:value="194">
            <text:p>194</text:p>
          </table:table-cell>
          <table:table-cell table:formula="of:=ROUND([.B96])" office:value-type="float" office:value="95">
            <text:p>95</text:p>
          </table:table-cell>
          <table:table-cell table:formula="of:=SUM([.C96:.E96])" office:value-type="float" office:value="384">
            <text:p>384</text:p>
          </table:table-cell>
          <table:table-cell table:formula="of:=100*[.E96]/[.F96]" office:value-type="float" office:value="24.7395833333333">
            <text:p>24.73958</text:p>
          </table:table-cell>
          <table:table-cell table:formula="of:=100*([.C96]+2)/([.F96]+2)" office:value-type="float" office:value="25.1295336787565">
            <text:p>25.12953</text:p>
          </table:table-cell>
          <table:table-cell table:formula="of:=ROUND([.G96];1)" office:value-type="float" office:value="24.7">
            <text:p>24.7</text:p>
          </table:table-cell>
          <table:table-cell table:formula="of:=ROUND([.H96];1)" office:value-type="float" office:value="25.1">
            <text:p>25.1</text:p>
          </table:table-cell>
          <table:table-cell table:formula="of:=24.8=[.I96]" office:value-type="boolean" office:boolean-value="false">
            <text:p>FALSE</text:p>
          </table:table-cell>
          <table:table-cell table:formula="of:=25.1=[.J96]" office:value-type="boolean" office:boolean-value="true">
            <text:p>TRUE</text:p>
          </table:table-cell>
          <table:table-cell table:formula="of:=AND([.K96];[.L96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97]" office:value-type="float" office:value="196.105561752988">
            <text:p>196.11</text:p>
          </table:table-cell>
          <table:table-cell table:formula="of:=1.48009561752988--0.98804780876494*[.C97]" office:value-type="float" office:value="96.3326852589641">
            <text:p>96.33</text:p>
          </table:table-cell>
          <table:table-cell office:value-type="float" office:value="96">
            <text:p>96</text:p>
          </table:table-cell>
          <table:table-cell table:formula="of:=ROUND([.A97])" office:value-type="float" office:value="196">
            <text:p>196</text:p>
          </table:table-cell>
          <table:table-cell table:formula="of:=ROUND([.B97])" office:value-type="float" office:value="96">
            <text:p>96</text:p>
          </table:table-cell>
          <table:table-cell table:formula="of:=SUM([.C97:.E97])" office:value-type="float" office:value="388">
            <text:p>388</text:p>
          </table:table-cell>
          <table:table-cell table:formula="of:=100*[.E97]/[.F97]" office:value-type="float" office:value="24.7422680412371">
            <text:p>24.74227</text:p>
          </table:table-cell>
          <table:table-cell table:formula="of:=100*([.C97]+2)/([.F97]+2)" office:value-type="float" office:value="25.1282051282051">
            <text:p>25.12821</text:p>
          </table:table-cell>
          <table:table-cell table:formula="of:=ROUND([.G97];1)" office:value-type="float" office:value="24.7">
            <text:p>24.7</text:p>
          </table:table-cell>
          <table:table-cell table:formula="of:=ROUND([.H97];1)" office:value-type="float" office:value="25.1">
            <text:p>25.1</text:p>
          </table:table-cell>
          <table:table-cell table:formula="of:=24.8=[.I97]" office:value-type="boolean" office:boolean-value="false">
            <text:p>FALSE</text:p>
          </table:table-cell>
          <table:table-cell table:formula="of:=25.1=[.J97]" office:value-type="boolean" office:boolean-value="true">
            <text:p>TRUE</text:p>
          </table:table-cell>
          <table:table-cell table:formula="of:=AND([.K97];[.L97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98]" office:value-type="float" office:value="198.101577689243">
            <text:p>198.1</text:p>
          </table:table-cell>
          <table:table-cell table:formula="of:=1.48009561752988--0.98804780876494*[.C98]" office:value-type="float" office:value="97.3207330677291">
            <text:p>97.32</text:p>
          </table:table-cell>
          <table:table-cell office:value-type="float" office:value="97">
            <text:p>97</text:p>
          </table:table-cell>
          <table:table-cell table:formula="of:=ROUND([.A98])" office:value-type="float" office:value="198">
            <text:p>198</text:p>
          </table:table-cell>
          <table:table-cell table:formula="of:=ROUND([.B98])" office:value-type="float" office:value="97">
            <text:p>97</text:p>
          </table:table-cell>
          <table:table-cell table:formula="of:=SUM([.C98:.E98])" office:value-type="float" office:value="392">
            <text:p>392</text:p>
          </table:table-cell>
          <table:table-cell table:formula="of:=100*[.E98]/[.F98]" office:value-type="float" office:value="24.7448979591837">
            <text:p>24.74490</text:p>
          </table:table-cell>
          <table:table-cell table:formula="of:=100*([.C98]+2)/([.F98]+2)" office:value-type="float" office:value="25.1269035532995">
            <text:p>25.12690</text:p>
          </table:table-cell>
          <table:table-cell table:formula="of:=ROUND([.G98];1)" office:value-type="float" office:value="24.7">
            <text:p>24.7</text:p>
          </table:table-cell>
          <table:table-cell table:formula="of:=ROUND([.H98];1)" office:value-type="float" office:value="25.1">
            <text:p>25.1</text:p>
          </table:table-cell>
          <table:table-cell table:formula="of:=24.8=[.I98]" office:value-type="boolean" office:boolean-value="false">
            <text:p>FALSE</text:p>
          </table:table-cell>
          <table:table-cell table:formula="of:=25.1=[.J98]" office:value-type="boolean" office:boolean-value="true">
            <text:p>TRUE</text:p>
          </table:table-cell>
          <table:table-cell table:formula="of:=AND([.K98];[.L98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99]" office:value-type="float" office:value="200.097593625498">
            <text:p>200.1</text:p>
          </table:table-cell>
          <table:table-cell table:formula="of:=1.48009561752988--0.98804780876494*[.C99]" office:value-type="float" office:value="98.308780876494">
            <text:p>98.31</text:p>
          </table:table-cell>
          <table:table-cell office:value-type="float" office:value="98">
            <text:p>98</text:p>
          </table:table-cell>
          <table:table-cell table:formula="of:=ROUND([.A99])" office:value-type="float" office:value="200">
            <text:p>200</text:p>
          </table:table-cell>
          <table:table-cell table:formula="of:=ROUND([.B99])" office:value-type="float" office:value="98">
            <text:p>98</text:p>
          </table:table-cell>
          <table:table-cell table:formula="of:=SUM([.C99:.E99])" office:value-type="float" office:value="396">
            <text:p>396</text:p>
          </table:table-cell>
          <table:table-cell table:formula="of:=100*[.E99]/[.F99]" office:value-type="float" office:value="24.7474747474747">
            <text:p>24.74747</text:p>
          </table:table-cell>
          <table:table-cell table:formula="of:=100*([.C99]+2)/([.F99]+2)" office:value-type="float" office:value="25.1256281407035">
            <text:p>25.12563</text:p>
          </table:table-cell>
          <table:table-cell table:formula="of:=ROUND([.G99];1)" office:value-type="float" office:value="24.7">
            <text:p>24.7</text:p>
          </table:table-cell>
          <table:table-cell table:formula="of:=ROUND([.H99];1)" office:value-type="float" office:value="25.1">
            <text:p>25.1</text:p>
          </table:table-cell>
          <table:table-cell table:formula="of:=24.8=[.I99]" office:value-type="boolean" office:boolean-value="false">
            <text:p>FALSE</text:p>
          </table:table-cell>
          <table:table-cell table:formula="of:=25.1=[.J99]" office:value-type="boolean" office:boolean-value="true">
            <text:p>TRUE</text:p>
          </table:table-cell>
          <table:table-cell table:formula="of:=AND([.K99];[.L99])" office:value-type="boolean" office:boolean-value="false">
            <text:p>FALSE</text:p>
          </table:table-cell>
          <table:table-cell/>
        </table:table-row>
        <table:table-row table:style-name="ro1">
          <table:table-cell table:formula="of:=4.48803187250996--1.99601593625498*[.C100]" office:value-type="float" office:value="202.093609561753">
            <text:p>202.09</text:p>
          </table:table-cell>
          <table:table-cell table:formula="of:=1.48009561752988--0.98804780876494*[.C100]" office:value-type="float" office:value="99.2968286852589">
            <text:p>99.3</text:p>
          </table:table-cell>
          <table:table-cell office:value-type="float" office:value="99">
            <text:p>99</text:p>
          </table:table-cell>
          <table:table-cell table:formula="of:=ROUND([.A100])" office:value-type="float" office:value="202">
            <text:p>202</text:p>
          </table:table-cell>
          <table:table-cell table:formula="of:=ROUND([.B100])" office:value-type="float" office:value="99">
            <text:p>99</text:p>
          </table:table-cell>
          <table:table-cell table:formula="of:=SUM([.C100:.E100])" office:value-type="float" office:value="400">
            <text:p>400</text:p>
          </table:table-cell>
          <table:table-cell table:formula="of:=100*[.E100]/[.F100]" office:value-type="float" office:value="24.75">
            <text:p>24.75000</text:p>
          </table:table-cell>
          <table:table-cell table:formula="of:=100*([.C100]+2)/([.F100]+2)" office:value-type="float" office:value="25.1243781094527">
            <text:p>25.12438</text:p>
          </table:table-cell>
          <table:table-cell table:formula="of:=ROUND([.G100];1)" office:value-type="float" office:value="24.8">
            <text:p>24.8</text:p>
          </table:table-cell>
          <table:table-cell table:formula="of:=ROUND([.H100];1)" office:value-type="float" office:value="25.1">
            <text:p>25.1</text:p>
          </table:table-cell>
          <table:table-cell table:formula="of:=24.8=[.I100]" office:value-type="boolean" office:boolean-value="true">
            <text:p>TRUE</text:p>
          </table:table-cell>
          <table:table-cell table:formula="of:=25.1=[.J100]" office:value-type="boolean" office:boolean-value="true">
            <text:p>TRUE</text:p>
          </table:table-cell>
          <table:table-cell table:formula="of:=AND([.K100];[.L100])" office:value-type="boolean" office:boolean-value="true">
            <text:p>TRUE</text:p>
          </table:table-cell>
          <table:table-cell office:value-type="string">
            <text:p>but b==c so there's a tie</text:p>
          </table:table-cell>
        </table:table-row>
        <table:table-row table:style-name="ro1">
          <table:table-cell table:formula="of:=4.48803187250996--1.99601593625498*[.C101]" office:value-type="float" office:value="204.089625498008">
            <text:p>204.09</text:p>
          </table:table-cell>
          <table:table-cell table:formula="of:=1.48009561752988--0.98804780876494*[.C101]" office:value-type="float" office:value="100.284876494024">
            <text:p>100.28</text:p>
          </table:table-cell>
          <table:table-cell office:value-type="float" office:value="100">
            <text:p>100</text:p>
          </table:table-cell>
          <table:table-cell table:formula="of:=ROUND([.A101])" office:value-type="float" office:value="204">
            <text:p>204</text:p>
          </table:table-cell>
          <table:table-cell table:formula="of:=ROUND([.B101])" office:value-type="float" office:value="100">
            <text:p>100</text:p>
          </table:table-cell>
          <table:table-cell table:formula="of:=SUM([.C101:.E101])" office:value-type="float" office:value="404">
            <text:p>404</text:p>
          </table:table-cell>
          <table:table-cell table:formula="of:=100*[.E101]/[.F101]" office:value-type="float" office:value="24.7524752475248">
            <text:p>24.75248</text:p>
          </table:table-cell>
          <table:table-cell table:formula="of:=100*([.C101]+2)/([.F101]+2)" office:value-type="float" office:value="25.1231527093596">
            <text:p>25.12315</text:p>
          </table:table-cell>
          <table:table-cell table:formula="of:=ROUND([.G101];1)" office:value-type="float" office:value="24.8">
            <text:p>24.8</text:p>
          </table:table-cell>
          <table:table-cell table:formula="of:=ROUND([.H101];1)" office:value-type="float" office:value="25.1">
            <text:p>25.1</text:p>
          </table:table-cell>
          <table:table-cell table:formula="of:=24.8=[.I101]" office:value-type="boolean" office:boolean-value="true">
            <text:p>TRUE</text:p>
          </table:table-cell>
          <table:table-cell table:formula="of:=25.1=[.J101]" office:value-type="boolean" office:boolean-value="true">
            <text:p>TRUE</text:p>
          </table:table-cell>
          <table:table-cell table:formula="of:=AND([.K101];[.L101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02]" office:value-type="float" office:value="206.085641434263">
            <text:p>206.09</text:p>
          </table:table-cell>
          <table:table-cell table:formula="of:=1.48009561752988--0.98804780876494*[.C102]" office:value-type="float" office:value="101.272924302789">
            <text:p>101.27</text:p>
          </table:table-cell>
          <table:table-cell office:value-type="float" office:value="101">
            <text:p>101</text:p>
          </table:table-cell>
          <table:table-cell table:formula="of:=ROUND([.A102])" office:value-type="float" office:value="206">
            <text:p>206</text:p>
          </table:table-cell>
          <table:table-cell table:formula="of:=ROUND([.B102])" office:value-type="float" office:value="101">
            <text:p>101</text:p>
          </table:table-cell>
          <table:table-cell table:formula="of:=SUM([.C102:.E102])" office:value-type="float" office:value="408">
            <text:p>408</text:p>
          </table:table-cell>
          <table:table-cell table:formula="of:=100*[.E102]/[.F102]" office:value-type="float" office:value="24.7549019607843">
            <text:p>24.75490</text:p>
          </table:table-cell>
          <table:table-cell table:formula="of:=100*([.C102]+2)/([.F102]+2)" office:value-type="float" office:value="25.1219512195122">
            <text:p>25.12195</text:p>
          </table:table-cell>
          <table:table-cell table:formula="of:=ROUND([.G102];1)" office:value-type="float" office:value="24.8">
            <text:p>24.8</text:p>
          </table:table-cell>
          <table:table-cell table:formula="of:=ROUND([.H102];1)" office:value-type="float" office:value="25.1">
            <text:p>25.1</text:p>
          </table:table-cell>
          <table:table-cell table:formula="of:=24.8=[.I102]" office:value-type="boolean" office:boolean-value="true">
            <text:p>TRUE</text:p>
          </table:table-cell>
          <table:table-cell table:formula="of:=25.1=[.J102]" office:value-type="boolean" office:boolean-value="true">
            <text:p>TRUE</text:p>
          </table:table-cell>
          <table:table-cell table:formula="of:=AND([.K102];[.L102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03]" office:value-type="float" office:value="208.081657370518">
            <text:p>208.08</text:p>
          </table:table-cell>
          <table:table-cell table:formula="of:=1.48009561752988--0.98804780876494*[.C103]" office:value-type="float" office:value="102.260972111554">
            <text:p>102.26</text:p>
          </table:table-cell>
          <table:table-cell office:value-type="float" office:value="102">
            <text:p>102</text:p>
          </table:table-cell>
          <table:table-cell table:formula="of:=ROUND([.A103])" office:value-type="float" office:value="208">
            <text:p>208</text:p>
          </table:table-cell>
          <table:table-cell table:formula="of:=ROUND([.B103])" office:value-type="float" office:value="102">
            <text:p>102</text:p>
          </table:table-cell>
          <table:table-cell table:formula="of:=SUM([.C103:.E103])" office:value-type="float" office:value="412">
            <text:p>412</text:p>
          </table:table-cell>
          <table:table-cell table:formula="of:=100*[.E103]/[.F103]" office:value-type="float" office:value="24.7572815533981">
            <text:p>24.75728</text:p>
          </table:table-cell>
          <table:table-cell table:formula="of:=100*([.C103]+2)/([.F103]+2)" office:value-type="float" office:value="25.1207729468599">
            <text:p>25.12077</text:p>
          </table:table-cell>
          <table:table-cell table:formula="of:=ROUND([.G103];1)" office:value-type="float" office:value="24.8">
            <text:p>24.8</text:p>
          </table:table-cell>
          <table:table-cell table:formula="of:=ROUND([.H103];1)" office:value-type="float" office:value="25.1">
            <text:p>25.1</text:p>
          </table:table-cell>
          <table:table-cell table:formula="of:=24.8=[.I103]" office:value-type="boolean" office:boolean-value="true">
            <text:p>TRUE</text:p>
          </table:table-cell>
          <table:table-cell table:formula="of:=25.1=[.J103]" office:value-type="boolean" office:boolean-value="true">
            <text:p>TRUE</text:p>
          </table:table-cell>
          <table:table-cell table:formula="of:=AND([.K103];[.L103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04]" office:value-type="float" office:value="210.077673306773">
            <text:p>210.08</text:p>
          </table:table-cell>
          <table:table-cell table:formula="of:=1.48009561752988--0.98804780876494*[.C104]" office:value-type="float" office:value="103.249019920319">
            <text:p>103.25</text:p>
          </table:table-cell>
          <table:table-cell office:value-type="float" office:value="103">
            <text:p>103</text:p>
          </table:table-cell>
          <table:table-cell table:formula="of:=ROUND([.A104])" office:value-type="float" office:value="210">
            <text:p>210</text:p>
          </table:table-cell>
          <table:table-cell table:formula="of:=ROUND([.B104])" office:value-type="float" office:value="103">
            <text:p>103</text:p>
          </table:table-cell>
          <table:table-cell table:formula="of:=SUM([.C104:.E104])" office:value-type="float" office:value="416">
            <text:p>416</text:p>
          </table:table-cell>
          <table:table-cell table:formula="of:=100*[.E104]/[.F104]" office:value-type="float" office:value="24.7596153846154">
            <text:p>24.75962</text:p>
          </table:table-cell>
          <table:table-cell table:formula="of:=100*([.C104]+2)/([.F104]+2)" office:value-type="float" office:value="25.1196172248804">
            <text:p>25.11962</text:p>
          </table:table-cell>
          <table:table-cell table:formula="of:=ROUND([.G104];1)" office:value-type="float" office:value="24.8">
            <text:p>24.8</text:p>
          </table:table-cell>
          <table:table-cell table:formula="of:=ROUND([.H104];1)" office:value-type="float" office:value="25.1">
            <text:p>25.1</text:p>
          </table:table-cell>
          <table:table-cell table:formula="of:=24.8=[.I104]" office:value-type="boolean" office:boolean-value="true">
            <text:p>TRUE</text:p>
          </table:table-cell>
          <table:table-cell table:formula="of:=25.1=[.J104]" office:value-type="boolean" office:boolean-value="true">
            <text:p>TRUE</text:p>
          </table:table-cell>
          <table:table-cell table:formula="of:=AND([.K104];[.L104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05]" office:value-type="float" office:value="212.073689243028">
            <text:p>212.07</text:p>
          </table:table-cell>
          <table:table-cell table:formula="of:=1.48009561752988--0.98804780876494*[.C105]" office:value-type="float" office:value="104.237067729084">
            <text:p>104.24</text:p>
          </table:table-cell>
          <table:table-cell office:value-type="float" office:value="104">
            <text:p>104</text:p>
          </table:table-cell>
          <table:table-cell table:formula="of:=ROUND([.A105])" office:value-type="float" office:value="212">
            <text:p>212</text:p>
          </table:table-cell>
          <table:table-cell table:formula="of:=ROUND([.B105])" office:value-type="float" office:value="104">
            <text:p>104</text:p>
          </table:table-cell>
          <table:table-cell table:formula="of:=SUM([.C105:.E105])" office:value-type="float" office:value="420">
            <text:p>420</text:p>
          </table:table-cell>
          <table:table-cell table:formula="of:=100*[.E105]/[.F105]" office:value-type="float" office:value="24.7619047619048">
            <text:p>24.76190</text:p>
          </table:table-cell>
          <table:table-cell table:formula="of:=100*([.C105]+2)/([.F105]+2)" office:value-type="float" office:value="25.1184834123223">
            <text:p>25.11848</text:p>
          </table:table-cell>
          <table:table-cell table:formula="of:=ROUND([.G105];1)" office:value-type="float" office:value="24.8">
            <text:p>24.8</text:p>
          </table:table-cell>
          <table:table-cell table:formula="of:=ROUND([.H105];1)" office:value-type="float" office:value="25.1">
            <text:p>25.1</text:p>
          </table:table-cell>
          <table:table-cell table:formula="of:=24.8=[.I105]" office:value-type="boolean" office:boolean-value="true">
            <text:p>TRUE</text:p>
          </table:table-cell>
          <table:table-cell table:formula="of:=25.1=[.J105]" office:value-type="boolean" office:boolean-value="true">
            <text:p>TRUE</text:p>
          </table:table-cell>
          <table:table-cell table:formula="of:=AND([.K105];[.L105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06]" office:value-type="float" office:value="214.069705179283">
            <text:p>214.07</text:p>
          </table:table-cell>
          <table:table-cell table:formula="of:=1.48009561752988--0.98804780876494*[.C106]" office:value-type="float" office:value="105.225115537849">
            <text:p>105.23</text:p>
          </table:table-cell>
          <table:table-cell office:value-type="float" office:value="105">
            <text:p>105</text:p>
          </table:table-cell>
          <table:table-cell table:formula="of:=ROUND([.A106])" office:value-type="float" office:value="214">
            <text:p>214</text:p>
          </table:table-cell>
          <table:table-cell table:formula="of:=ROUND([.B106])" office:value-type="float" office:value="105">
            <text:p>105</text:p>
          </table:table-cell>
          <table:table-cell table:formula="of:=SUM([.C106:.E106])" office:value-type="float" office:value="424">
            <text:p>424</text:p>
          </table:table-cell>
          <table:table-cell table:formula="of:=100*[.E106]/[.F106]" office:value-type="float" office:value="24.7641509433962">
            <text:p>24.76415</text:p>
          </table:table-cell>
          <table:table-cell table:formula="of:=100*([.C106]+2)/([.F106]+2)" office:value-type="float" office:value="25.1173708920188">
            <text:p>25.11737</text:p>
          </table:table-cell>
          <table:table-cell table:formula="of:=ROUND([.G106];1)" office:value-type="float" office:value="24.8">
            <text:p>24.8</text:p>
          </table:table-cell>
          <table:table-cell table:formula="of:=ROUND([.H106];1)" office:value-type="float" office:value="25.1">
            <text:p>25.1</text:p>
          </table:table-cell>
          <table:table-cell table:formula="of:=24.8=[.I106]" office:value-type="boolean" office:boolean-value="true">
            <text:p>TRUE</text:p>
          </table:table-cell>
          <table:table-cell table:formula="of:=25.1=[.J106]" office:value-type="boolean" office:boolean-value="true">
            <text:p>TRUE</text:p>
          </table:table-cell>
          <table:table-cell table:formula="of:=AND([.K106];[.L106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07]" office:value-type="float" office:value="216.065721115538">
            <text:p>216.07</text:p>
          </table:table-cell>
          <table:table-cell table:formula="of:=1.48009561752988--0.98804780876494*[.C107]" office:value-type="float" office:value="106.213163346614">
            <text:p>106.21</text:p>
          </table:table-cell>
          <table:table-cell office:value-type="float" office:value="106">
            <text:p>106</text:p>
          </table:table-cell>
          <table:table-cell table:formula="of:=ROUND([.A107])" office:value-type="float" office:value="216">
            <text:p>216</text:p>
          </table:table-cell>
          <table:table-cell table:formula="of:=ROUND([.B107])" office:value-type="float" office:value="106">
            <text:p>106</text:p>
          </table:table-cell>
          <table:table-cell table:formula="of:=SUM([.C107:.E107])" office:value-type="float" office:value="428">
            <text:p>428</text:p>
          </table:table-cell>
          <table:table-cell table:formula="of:=100*[.E107]/[.F107]" office:value-type="float" office:value="24.7663551401869">
            <text:p>24.76636</text:p>
          </table:table-cell>
          <table:table-cell table:formula="of:=100*([.C107]+2)/([.F107]+2)" office:value-type="float" office:value="25.1162790697674">
            <text:p>25.11628</text:p>
          </table:table-cell>
          <table:table-cell table:formula="of:=ROUND([.G107];1)" office:value-type="float" office:value="24.8">
            <text:p>24.8</text:p>
          </table:table-cell>
          <table:table-cell table:formula="of:=ROUND([.H107];1)" office:value-type="float" office:value="25.1">
            <text:p>25.1</text:p>
          </table:table-cell>
          <table:table-cell table:formula="of:=24.8=[.I107]" office:value-type="boolean" office:boolean-value="true">
            <text:p>TRUE</text:p>
          </table:table-cell>
          <table:table-cell table:formula="of:=25.1=[.J107]" office:value-type="boolean" office:boolean-value="true">
            <text:p>TRUE</text:p>
          </table:table-cell>
          <table:table-cell table:formula="of:=AND([.K107];[.L107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08]" office:value-type="float" office:value="218.061737051793">
            <text:p>218.06</text:p>
          </table:table-cell>
          <table:table-cell table:formula="of:=1.48009561752988--0.98804780876494*[.C108]" office:value-type="float" office:value="107.201211155378">
            <text:p>107.2</text:p>
          </table:table-cell>
          <table:table-cell office:value-type="float" office:value="107">
            <text:p>107</text:p>
          </table:table-cell>
          <table:table-cell table:formula="of:=ROUND([.A108])" office:value-type="float" office:value="218">
            <text:p>218</text:p>
          </table:table-cell>
          <table:table-cell table:formula="of:=ROUND([.B108])" office:value-type="float" office:value="107">
            <text:p>107</text:p>
          </table:table-cell>
          <table:table-cell table:formula="of:=SUM([.C108:.E108])" office:value-type="float" office:value="432">
            <text:p>432</text:p>
          </table:table-cell>
          <table:table-cell table:formula="of:=100*[.E108]/[.F108]" office:value-type="float" office:value="24.7685185185185">
            <text:p>24.76852</text:p>
          </table:table-cell>
          <table:table-cell table:formula="of:=100*([.C108]+2)/([.F108]+2)" office:value-type="float" office:value="25.1152073732719">
            <text:p>25.11521</text:p>
          </table:table-cell>
          <table:table-cell table:formula="of:=ROUND([.G108];1)" office:value-type="float" office:value="24.8">
            <text:p>24.8</text:p>
          </table:table-cell>
          <table:table-cell table:formula="of:=ROUND([.H108];1)" office:value-type="float" office:value="25.1">
            <text:p>25.1</text:p>
          </table:table-cell>
          <table:table-cell table:formula="of:=24.8=[.I108]" office:value-type="boolean" office:boolean-value="true">
            <text:p>TRUE</text:p>
          </table:table-cell>
          <table:table-cell table:formula="of:=25.1=[.J108]" office:value-type="boolean" office:boolean-value="true">
            <text:p>TRUE</text:p>
          </table:table-cell>
          <table:table-cell table:formula="of:=AND([.K108];[.L108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09]" office:value-type="float" office:value="220.057752988048">
            <text:p>220.06</text:p>
          </table:table-cell>
          <table:table-cell table:formula="of:=1.48009561752988--0.98804780876494*[.C109]" office:value-type="float" office:value="108.189258964143">
            <text:p>108.19</text:p>
          </table:table-cell>
          <table:table-cell office:value-type="float" office:value="108">
            <text:p>108</text:p>
          </table:table-cell>
          <table:table-cell table:formula="of:=ROUND([.A109])" office:value-type="float" office:value="220">
            <text:p>220</text:p>
          </table:table-cell>
          <table:table-cell table:formula="of:=ROUND([.B109])" office:value-type="float" office:value="108">
            <text:p>108</text:p>
          </table:table-cell>
          <table:table-cell table:formula="of:=SUM([.C109:.E109])" office:value-type="float" office:value="436">
            <text:p>436</text:p>
          </table:table-cell>
          <table:table-cell table:formula="of:=100*[.E109]/[.F109]" office:value-type="float" office:value="24.7706422018349">
            <text:p>24.77064</text:p>
          </table:table-cell>
          <table:table-cell table:formula="of:=100*([.C109]+2)/([.F109]+2)" office:value-type="float" office:value="25.1141552511416">
            <text:p>25.11416</text:p>
          </table:table-cell>
          <table:table-cell table:formula="of:=ROUND([.G109];1)" office:value-type="float" office:value="24.8">
            <text:p>24.8</text:p>
          </table:table-cell>
          <table:table-cell table:formula="of:=ROUND([.H109];1)" office:value-type="float" office:value="25.1">
            <text:p>25.1</text:p>
          </table:table-cell>
          <table:table-cell table:formula="of:=24.8=[.I109]" office:value-type="boolean" office:boolean-value="true">
            <text:p>TRUE</text:p>
          </table:table-cell>
          <table:table-cell table:formula="of:=25.1=[.J109]" office:value-type="boolean" office:boolean-value="true">
            <text:p>TRUE</text:p>
          </table:table-cell>
          <table:table-cell table:formula="of:=AND([.K109];[.L109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10]" office:value-type="float" office:value="222.053768924303">
            <text:p>222.05</text:p>
          </table:table-cell>
          <table:table-cell table:formula="of:=1.48009561752988--0.98804780876494*[.C110]" office:value-type="float" office:value="109.177306772908">
            <text:p>109.18</text:p>
          </table:table-cell>
          <table:table-cell office:value-type="float" office:value="109">
            <text:p>109</text:p>
          </table:table-cell>
          <table:table-cell table:formula="of:=ROUND([.A110])" office:value-type="float" office:value="222">
            <text:p>222</text:p>
          </table:table-cell>
          <table:table-cell table:formula="of:=ROUND([.B110])" office:value-type="float" office:value="109">
            <text:p>109</text:p>
          </table:table-cell>
          <table:table-cell table:formula="of:=SUM([.C110:.E110])" office:value-type="float" office:value="440">
            <text:p>440</text:p>
          </table:table-cell>
          <table:table-cell table:formula="of:=100*[.E110]/[.F110]" office:value-type="float" office:value="24.7727272727273">
            <text:p>24.77273</text:p>
          </table:table-cell>
          <table:table-cell table:formula="of:=100*([.C110]+2)/([.F110]+2)" office:value-type="float" office:value="25.1131221719457">
            <text:p>25.11312</text:p>
          </table:table-cell>
          <table:table-cell table:formula="of:=ROUND([.G110];1)" office:value-type="float" office:value="24.8">
            <text:p>24.8</text:p>
          </table:table-cell>
          <table:table-cell table:formula="of:=ROUND([.H110];1)" office:value-type="float" office:value="25.1">
            <text:p>25.1</text:p>
          </table:table-cell>
          <table:table-cell table:formula="of:=24.8=[.I110]" office:value-type="boolean" office:boolean-value="true">
            <text:p>TRUE</text:p>
          </table:table-cell>
          <table:table-cell table:formula="of:=25.1=[.J110]" office:value-type="boolean" office:boolean-value="true">
            <text:p>TRUE</text:p>
          </table:table-cell>
          <table:table-cell table:formula="of:=AND([.K110];[.L110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11]" office:value-type="float" office:value="224.049784860558">
            <text:p>224.05</text:p>
          </table:table-cell>
          <table:table-cell table:formula="of:=1.48009561752988--0.98804780876494*[.C111]" office:value-type="float" office:value="110.165354581673">
            <text:p>110.17</text:p>
          </table:table-cell>
          <table:table-cell office:value-type="float" office:value="110">
            <text:p>110</text:p>
          </table:table-cell>
          <table:table-cell table:formula="of:=ROUND([.A111])" office:value-type="float" office:value="224">
            <text:p>224</text:p>
          </table:table-cell>
          <table:table-cell table:formula="of:=ROUND([.B111])" office:value-type="float" office:value="110">
            <text:p>110</text:p>
          </table:table-cell>
          <table:table-cell table:formula="of:=SUM([.C111:.E111])" office:value-type="float" office:value="444">
            <text:p>444</text:p>
          </table:table-cell>
          <table:table-cell table:formula="of:=100*[.E111]/[.F111]" office:value-type="float" office:value="24.7747747747748">
            <text:p>24.77477</text:p>
          </table:table-cell>
          <table:table-cell table:formula="of:=100*([.C111]+2)/([.F111]+2)" office:value-type="float" office:value="25.1121076233184">
            <text:p>25.11211</text:p>
          </table:table-cell>
          <table:table-cell table:formula="of:=ROUND([.G111];1)" office:value-type="float" office:value="24.8">
            <text:p>24.8</text:p>
          </table:table-cell>
          <table:table-cell table:formula="of:=ROUND([.H111];1)" office:value-type="float" office:value="25.1">
            <text:p>25.1</text:p>
          </table:table-cell>
          <table:table-cell table:formula="of:=24.8=[.I111]" office:value-type="boolean" office:boolean-value="true">
            <text:p>TRUE</text:p>
          </table:table-cell>
          <table:table-cell table:formula="of:=25.1=[.J111]" office:value-type="boolean" office:boolean-value="true">
            <text:p>TRUE</text:p>
          </table:table-cell>
          <table:table-cell table:formula="of:=AND([.K111];[.L111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12]" office:value-type="float" office:value="226.045800796813">
            <text:p>226.05</text:p>
          </table:table-cell>
          <table:table-cell table:formula="of:=1.48009561752988--0.98804780876494*[.C112]" office:value-type="float" office:value="111.153402390438">
            <text:p>111.15</text:p>
          </table:table-cell>
          <table:table-cell office:value-type="float" office:value="111">
            <text:p>111</text:p>
          </table:table-cell>
          <table:table-cell table:formula="of:=ROUND([.A112])" office:value-type="float" office:value="226">
            <text:p>226</text:p>
          </table:table-cell>
          <table:table-cell table:formula="of:=ROUND([.B112])" office:value-type="float" office:value="111">
            <text:p>111</text:p>
          </table:table-cell>
          <table:table-cell table:formula="of:=SUM([.C112:.E112])" office:value-type="float" office:value="448">
            <text:p>448</text:p>
          </table:table-cell>
          <table:table-cell table:formula="of:=100*[.E112]/[.F112]" office:value-type="float" office:value="24.7767857142857">
            <text:p>24.77679</text:p>
          </table:table-cell>
          <table:table-cell table:formula="of:=100*([.C112]+2)/([.F112]+2)" office:value-type="float" office:value="25.1111111111111">
            <text:p>25.11111</text:p>
          </table:table-cell>
          <table:table-cell table:formula="of:=ROUND([.G112];1)" office:value-type="float" office:value="24.8">
            <text:p>24.8</text:p>
          </table:table-cell>
          <table:table-cell table:formula="of:=ROUND([.H112];1)" office:value-type="float" office:value="25.1">
            <text:p>25.1</text:p>
          </table:table-cell>
          <table:table-cell table:formula="of:=24.8=[.I112]" office:value-type="boolean" office:boolean-value="true">
            <text:p>TRUE</text:p>
          </table:table-cell>
          <table:table-cell table:formula="of:=25.1=[.J112]" office:value-type="boolean" office:boolean-value="true">
            <text:p>TRUE</text:p>
          </table:table-cell>
          <table:table-cell table:formula="of:=AND([.K112];[.L112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13]" office:value-type="float" office:value="228.041816733068">
            <text:p>228.04</text:p>
          </table:table-cell>
          <table:table-cell table:formula="of:=1.48009561752988--0.98804780876494*[.C113]" office:value-type="float" office:value="112.141450199203">
            <text:p>112.14</text:p>
          </table:table-cell>
          <table:table-cell office:value-type="float" office:value="112">
            <text:p>112</text:p>
          </table:table-cell>
          <table:table-cell table:formula="of:=ROUND([.A113])" office:value-type="float" office:value="228">
            <text:p>228</text:p>
          </table:table-cell>
          <table:table-cell table:formula="of:=ROUND([.B113])" office:value-type="float" office:value="112">
            <text:p>112</text:p>
          </table:table-cell>
          <table:table-cell table:formula="of:=SUM([.C113:.E113])" office:value-type="float" office:value="452">
            <text:p>452</text:p>
          </table:table-cell>
          <table:table-cell table:formula="of:=100*[.E113]/[.F113]" office:value-type="float" office:value="24.7787610619469">
            <text:p>24.77876</text:p>
          </table:table-cell>
          <table:table-cell table:formula="of:=100*([.C113]+2)/([.F113]+2)" office:value-type="float" office:value="25.1101321585903">
            <text:p>25.11013</text:p>
          </table:table-cell>
          <table:table-cell table:formula="of:=ROUND([.G113];1)" office:value-type="float" office:value="24.8">
            <text:p>24.8</text:p>
          </table:table-cell>
          <table:table-cell table:formula="of:=ROUND([.H113];1)" office:value-type="float" office:value="25.1">
            <text:p>25.1</text:p>
          </table:table-cell>
          <table:table-cell table:formula="of:=24.8=[.I113]" office:value-type="boolean" office:boolean-value="true">
            <text:p>TRUE</text:p>
          </table:table-cell>
          <table:table-cell table:formula="of:=25.1=[.J113]" office:value-type="boolean" office:boolean-value="true">
            <text:p>TRUE</text:p>
          </table:table-cell>
          <table:table-cell table:formula="of:=AND([.K113];[.L113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14]" office:value-type="float" office:value="230.037832669323">
            <text:p>230.04</text:p>
          </table:table-cell>
          <table:table-cell table:formula="of:=1.48009561752988--0.98804780876494*[.C114]" office:value-type="float" office:value="113.129498007968">
            <text:p>113.13</text:p>
          </table:table-cell>
          <table:table-cell office:value-type="float" office:value="113">
            <text:p>113</text:p>
          </table:table-cell>
          <table:table-cell table:formula="of:=ROUND([.A114])" office:value-type="float" office:value="230">
            <text:p>230</text:p>
          </table:table-cell>
          <table:table-cell table:formula="of:=ROUND([.B114])" office:value-type="float" office:value="113">
            <text:p>113</text:p>
          </table:table-cell>
          <table:table-cell table:formula="of:=SUM([.C114:.E114])" office:value-type="float" office:value="456">
            <text:p>456</text:p>
          </table:table-cell>
          <table:table-cell table:formula="of:=100*[.E114]/[.F114]" office:value-type="float" office:value="24.780701754386">
            <text:p>24.78070</text:p>
          </table:table-cell>
          <table:table-cell table:formula="of:=100*([.C114]+2)/([.F114]+2)" office:value-type="float" office:value="25.1091703056769">
            <text:p>25.10917</text:p>
          </table:table-cell>
          <table:table-cell table:formula="of:=ROUND([.G114];1)" office:value-type="float" office:value="24.8">
            <text:p>24.8</text:p>
          </table:table-cell>
          <table:table-cell table:formula="of:=ROUND([.H114];1)" office:value-type="float" office:value="25.1">
            <text:p>25.1</text:p>
          </table:table-cell>
          <table:table-cell table:formula="of:=24.8=[.I114]" office:value-type="boolean" office:boolean-value="true">
            <text:p>TRUE</text:p>
          </table:table-cell>
          <table:table-cell table:formula="of:=25.1=[.J114]" office:value-type="boolean" office:boolean-value="true">
            <text:p>TRUE</text:p>
          </table:table-cell>
          <table:table-cell table:formula="of:=AND([.K114];[.L114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15]" office:value-type="float" office:value="232.033848605578">
            <text:p>232.03</text:p>
          </table:table-cell>
          <table:table-cell table:formula="of:=1.48009561752988--0.98804780876494*[.C115]" office:value-type="float" office:value="114.117545816733">
            <text:p>114.12</text:p>
          </table:table-cell>
          <table:table-cell office:value-type="float" office:value="114">
            <text:p>114</text:p>
          </table:table-cell>
          <table:table-cell table:formula="of:=ROUND([.A115])" office:value-type="float" office:value="232">
            <text:p>232</text:p>
          </table:table-cell>
          <table:table-cell table:formula="of:=ROUND([.B115])" office:value-type="float" office:value="114">
            <text:p>114</text:p>
          </table:table-cell>
          <table:table-cell table:formula="of:=SUM([.C115:.E115])" office:value-type="float" office:value="460">
            <text:p>460</text:p>
          </table:table-cell>
          <table:table-cell table:formula="of:=100*[.E115]/[.F115]" office:value-type="float" office:value="24.7826086956522">
            <text:p>24.78261</text:p>
          </table:table-cell>
          <table:table-cell table:formula="of:=100*([.C115]+2)/([.F115]+2)" office:value-type="float" office:value="25.1082251082251">
            <text:p>25.10823</text:p>
          </table:table-cell>
          <table:table-cell table:formula="of:=ROUND([.G115];1)" office:value-type="float" office:value="24.8">
            <text:p>24.8</text:p>
          </table:table-cell>
          <table:table-cell table:formula="of:=ROUND([.H115];1)" office:value-type="float" office:value="25.1">
            <text:p>25.1</text:p>
          </table:table-cell>
          <table:table-cell table:formula="of:=24.8=[.I115]" office:value-type="boolean" office:boolean-value="true">
            <text:p>TRUE</text:p>
          </table:table-cell>
          <table:table-cell table:formula="of:=25.1=[.J115]" office:value-type="boolean" office:boolean-value="true">
            <text:p>TRUE</text:p>
          </table:table-cell>
          <table:table-cell table:formula="of:=AND([.K115];[.L115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16]" office:value-type="float" office:value="234.029864541833">
            <text:p>234.03</text:p>
          </table:table-cell>
          <table:table-cell table:formula="of:=1.48009561752988--0.98804780876494*[.C116]" office:value-type="float" office:value="115.105593625498">
            <text:p>115.11</text:p>
          </table:table-cell>
          <table:table-cell office:value-type="float" office:value="115">
            <text:p>115</text:p>
          </table:table-cell>
          <table:table-cell table:formula="of:=ROUND([.A116])" office:value-type="float" office:value="234">
            <text:p>234</text:p>
          </table:table-cell>
          <table:table-cell table:formula="of:=ROUND([.B116])" office:value-type="float" office:value="115">
            <text:p>115</text:p>
          </table:table-cell>
          <table:table-cell table:formula="of:=SUM([.C116:.E116])" office:value-type="float" office:value="464">
            <text:p>464</text:p>
          </table:table-cell>
          <table:table-cell table:formula="of:=100*[.E116]/[.F116]" office:value-type="float" office:value="24.7844827586207">
            <text:p>24.78448</text:p>
          </table:table-cell>
          <table:table-cell table:formula="of:=100*([.C116]+2)/([.F116]+2)" office:value-type="float" office:value="25.1072961373391">
            <text:p>25.10730</text:p>
          </table:table-cell>
          <table:table-cell table:formula="of:=ROUND([.G116];1)" office:value-type="float" office:value="24.8">
            <text:p>24.8</text:p>
          </table:table-cell>
          <table:table-cell table:formula="of:=ROUND([.H116];1)" office:value-type="float" office:value="25.1">
            <text:p>25.1</text:p>
          </table:table-cell>
          <table:table-cell table:formula="of:=24.8=[.I116]" office:value-type="boolean" office:boolean-value="true">
            <text:p>TRUE</text:p>
          </table:table-cell>
          <table:table-cell table:formula="of:=25.1=[.J116]" office:value-type="boolean" office:boolean-value="true">
            <text:p>TRUE</text:p>
          </table:table-cell>
          <table:table-cell table:formula="of:=AND([.K116];[.L116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17]" office:value-type="float" office:value="236.025880478088">
            <text:p>236.03</text:p>
          </table:table-cell>
          <table:table-cell table:formula="of:=1.48009561752988--0.98804780876494*[.C117]" office:value-type="float" office:value="116.093641434263">
            <text:p>116.09</text:p>
          </table:table-cell>
          <table:table-cell office:value-type="float" office:value="116">
            <text:p>116</text:p>
          </table:table-cell>
          <table:table-cell table:formula="of:=ROUND([.A117])" office:value-type="float" office:value="236">
            <text:p>236</text:p>
          </table:table-cell>
          <table:table-cell table:formula="of:=ROUND([.B117])" office:value-type="float" office:value="116">
            <text:p>116</text:p>
          </table:table-cell>
          <table:table-cell table:formula="of:=SUM([.C117:.E117])" office:value-type="float" office:value="468">
            <text:p>468</text:p>
          </table:table-cell>
          <table:table-cell table:formula="of:=100*[.E117]/[.F117]" office:value-type="float" office:value="24.7863247863248">
            <text:p>24.78632</text:p>
          </table:table-cell>
          <table:table-cell table:formula="of:=100*([.C117]+2)/([.F117]+2)" office:value-type="float" office:value="25.1063829787234">
            <text:p>25.10638</text:p>
          </table:table-cell>
          <table:table-cell table:formula="of:=ROUND([.G117];1)" office:value-type="float" office:value="24.8">
            <text:p>24.8</text:p>
          </table:table-cell>
          <table:table-cell table:formula="of:=ROUND([.H117];1)" office:value-type="float" office:value="25.1">
            <text:p>25.1</text:p>
          </table:table-cell>
          <table:table-cell table:formula="of:=24.8=[.I117]" office:value-type="boolean" office:boolean-value="true">
            <text:p>TRUE</text:p>
          </table:table-cell>
          <table:table-cell table:formula="of:=25.1=[.J117]" office:value-type="boolean" office:boolean-value="true">
            <text:p>TRUE</text:p>
          </table:table-cell>
          <table:table-cell table:formula="of:=AND([.K117];[.L117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18]" office:value-type="float" office:value="238.021896414343">
            <text:p>238.02</text:p>
          </table:table-cell>
          <table:table-cell table:formula="of:=1.48009561752988--0.98804780876494*[.C118]" office:value-type="float" office:value="117.081689243028">
            <text:p>117.08</text:p>
          </table:table-cell>
          <table:table-cell office:value-type="float" office:value="117">
            <text:p>117</text:p>
          </table:table-cell>
          <table:table-cell table:formula="of:=ROUND([.A118])" office:value-type="float" office:value="238">
            <text:p>238</text:p>
          </table:table-cell>
          <table:table-cell table:formula="of:=ROUND([.B118])" office:value-type="float" office:value="117">
            <text:p>117</text:p>
          </table:table-cell>
          <table:table-cell table:formula="of:=SUM([.C118:.E118])" office:value-type="float" office:value="472">
            <text:p>472</text:p>
          </table:table-cell>
          <table:table-cell table:formula="of:=100*[.E118]/[.F118]" office:value-type="float" office:value="24.7881355932203">
            <text:p>24.78814</text:p>
          </table:table-cell>
          <table:table-cell table:formula="of:=100*([.C118]+2)/([.F118]+2)" office:value-type="float" office:value="25.1054852320675">
            <text:p>25.10549</text:p>
          </table:table-cell>
          <table:table-cell table:formula="of:=ROUND([.G118];1)" office:value-type="float" office:value="24.8">
            <text:p>24.8</text:p>
          </table:table-cell>
          <table:table-cell table:formula="of:=ROUND([.H118];1)" office:value-type="float" office:value="25.1">
            <text:p>25.1</text:p>
          </table:table-cell>
          <table:table-cell table:formula="of:=24.8=[.I118]" office:value-type="boolean" office:boolean-value="true">
            <text:p>TRUE</text:p>
          </table:table-cell>
          <table:table-cell table:formula="of:=25.1=[.J118]" office:value-type="boolean" office:boolean-value="true">
            <text:p>TRUE</text:p>
          </table:table-cell>
          <table:table-cell table:formula="of:=AND([.K118];[.L118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19]" office:value-type="float" office:value="240.017912350598">
            <text:p>240.02</text:p>
          </table:table-cell>
          <table:table-cell table:formula="of:=1.48009561752988--0.98804780876494*[.C119]" office:value-type="float" office:value="118.069737051793">
            <text:p>118.07</text:p>
          </table:table-cell>
          <table:table-cell office:value-type="float" office:value="118">
            <text:p>118</text:p>
          </table:table-cell>
          <table:table-cell table:formula="of:=ROUND([.A119])" office:value-type="float" office:value="240">
            <text:p>240</text:p>
          </table:table-cell>
          <table:table-cell table:formula="of:=ROUND([.B119])" office:value-type="float" office:value="118">
            <text:p>118</text:p>
          </table:table-cell>
          <table:table-cell table:formula="of:=SUM([.C119:.E119])" office:value-type="float" office:value="476">
            <text:p>476</text:p>
          </table:table-cell>
          <table:table-cell table:formula="of:=100*[.E119]/[.F119]" office:value-type="float" office:value="24.7899159663866">
            <text:p>24.78992</text:p>
          </table:table-cell>
          <table:table-cell table:formula="of:=100*([.C119]+2)/([.F119]+2)" office:value-type="float" office:value="25.1046025104602">
            <text:p>25.10460</text:p>
          </table:table-cell>
          <table:table-cell table:formula="of:=ROUND([.G119];1)" office:value-type="float" office:value="24.8">
            <text:p>24.8</text:p>
          </table:table-cell>
          <table:table-cell table:formula="of:=ROUND([.H119];1)" office:value-type="float" office:value="25.1">
            <text:p>25.1</text:p>
          </table:table-cell>
          <table:table-cell table:formula="of:=24.8=[.I119]" office:value-type="boolean" office:boolean-value="true">
            <text:p>TRUE</text:p>
          </table:table-cell>
          <table:table-cell table:formula="of:=25.1=[.J119]" office:value-type="boolean" office:boolean-value="true">
            <text:p>TRUE</text:p>
          </table:table-cell>
          <table:table-cell table:formula="of:=AND([.K119];[.L119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20]" office:value-type="float" office:value="242.013928286853">
            <text:p>242.01</text:p>
          </table:table-cell>
          <table:table-cell table:formula="of:=1.48009561752988--0.98804780876494*[.C120]" office:value-type="float" office:value="119.057784860558">
            <text:p>119.06</text:p>
          </table:table-cell>
          <table:table-cell office:value-type="float" office:value="119">
            <text:p>119</text:p>
          </table:table-cell>
          <table:table-cell table:formula="of:=ROUND([.A120])" office:value-type="float" office:value="242">
            <text:p>242</text:p>
          </table:table-cell>
          <table:table-cell table:formula="of:=ROUND([.B120])" office:value-type="float" office:value="119">
            <text:p>119</text:p>
          </table:table-cell>
          <table:table-cell table:formula="of:=SUM([.C120:.E120])" office:value-type="float" office:value="480">
            <text:p>480</text:p>
          </table:table-cell>
          <table:table-cell table:formula="of:=100*[.E120]/[.F120]" office:value-type="float" office:value="24.7916666666667">
            <text:p>24.79167</text:p>
          </table:table-cell>
          <table:table-cell table:formula="of:=100*([.C120]+2)/([.F120]+2)" office:value-type="float" office:value="25.103734439834">
            <text:p>25.10373</text:p>
          </table:table-cell>
          <table:table-cell table:formula="of:=ROUND([.G120];1)" office:value-type="float" office:value="24.8">
            <text:p>24.8</text:p>
          </table:table-cell>
          <table:table-cell table:formula="of:=ROUND([.H120];1)" office:value-type="float" office:value="25.1">
            <text:p>25.1</text:p>
          </table:table-cell>
          <table:table-cell table:formula="of:=24.8=[.I120]" office:value-type="boolean" office:boolean-value="true">
            <text:p>TRUE</text:p>
          </table:table-cell>
          <table:table-cell table:formula="of:=25.1=[.J120]" office:value-type="boolean" office:boolean-value="true">
            <text:p>TRUE</text:p>
          </table:table-cell>
          <table:table-cell table:formula="of:=AND([.K120];[.L120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21]" office:value-type="float" office:value="244.009944223108">
            <text:p>244.01</text:p>
          </table:table-cell>
          <table:table-cell table:formula="of:=1.48009561752988--0.98804780876494*[.C121]" office:value-type="float" office:value="120.045832669323">
            <text:p>120.05</text:p>
          </table:table-cell>
          <table:table-cell office:value-type="float" office:value="120">
            <text:p>120</text:p>
          </table:table-cell>
          <table:table-cell table:formula="of:=ROUND([.A121])" office:value-type="float" office:value="244">
            <text:p>244</text:p>
          </table:table-cell>
          <table:table-cell table:formula="of:=ROUND([.B121])" office:value-type="float" office:value="120">
            <text:p>120</text:p>
          </table:table-cell>
          <table:table-cell table:formula="of:=SUM([.C121:.E121])" office:value-type="float" office:value="484">
            <text:p>484</text:p>
          </table:table-cell>
          <table:table-cell table:formula="of:=100*[.E121]/[.F121]" office:value-type="float" office:value="24.7933884297521">
            <text:p>24.79339</text:p>
          </table:table-cell>
          <table:table-cell table:formula="of:=100*([.C121]+2)/([.F121]+2)" office:value-type="float" office:value="25.1028806584362">
            <text:p>25.10288</text:p>
          </table:table-cell>
          <table:table-cell table:formula="of:=ROUND([.G121];1)" office:value-type="float" office:value="24.8">
            <text:p>24.8</text:p>
          </table:table-cell>
          <table:table-cell table:formula="of:=ROUND([.H121];1)" office:value-type="float" office:value="25.1">
            <text:p>25.1</text:p>
          </table:table-cell>
          <table:table-cell table:formula="of:=24.8=[.I121]" office:value-type="boolean" office:boolean-value="true">
            <text:p>TRUE</text:p>
          </table:table-cell>
          <table:table-cell table:formula="of:=25.1=[.J121]" office:value-type="boolean" office:boolean-value="true">
            <text:p>TRUE</text:p>
          </table:table-cell>
          <table:table-cell table:formula="of:=AND([.K121];[.L121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22]" office:value-type="float" office:value="246.005960159363">
            <text:p>246.01</text:p>
          </table:table-cell>
          <table:table-cell table:formula="of:=1.48009561752988--0.98804780876494*[.C122]" office:value-type="float" office:value="121.033880478088">
            <text:p>121.03</text:p>
          </table:table-cell>
          <table:table-cell office:value-type="float" office:value="121">
            <text:p>121</text:p>
          </table:table-cell>
          <table:table-cell table:formula="of:=ROUND([.A122])" office:value-type="float" office:value="246">
            <text:p>246</text:p>
          </table:table-cell>
          <table:table-cell table:formula="of:=ROUND([.B122])" office:value-type="float" office:value="121">
            <text:p>121</text:p>
          </table:table-cell>
          <table:table-cell table:formula="of:=SUM([.C122:.E122])" office:value-type="float" office:value="488">
            <text:p>488</text:p>
          </table:table-cell>
          <table:table-cell table:formula="of:=100*[.E122]/[.F122]" office:value-type="float" office:value="24.7950819672131">
            <text:p>24.79508</text:p>
          </table:table-cell>
          <table:table-cell table:formula="of:=100*([.C122]+2)/([.F122]+2)" office:value-type="float" office:value="25.1020408163265">
            <text:p>25.10204</text:p>
          </table:table-cell>
          <table:table-cell table:formula="of:=ROUND([.G122];1)" office:value-type="float" office:value="24.8">
            <text:p>24.8</text:p>
          </table:table-cell>
          <table:table-cell table:formula="of:=ROUND([.H122];1)" office:value-type="float" office:value="25.1">
            <text:p>25.1</text:p>
          </table:table-cell>
          <table:table-cell table:formula="of:=24.8=[.I122]" office:value-type="boolean" office:boolean-value="true">
            <text:p>TRUE</text:p>
          </table:table-cell>
          <table:table-cell table:formula="of:=25.1=[.J122]" office:value-type="boolean" office:boolean-value="true">
            <text:p>TRUE</text:p>
          </table:table-cell>
          <table:table-cell table:formula="of:=AND([.K122];[.L122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23]" office:value-type="float" office:value="248.001976095618">
            <text:p>248</text:p>
          </table:table-cell>
          <table:table-cell table:formula="of:=1.48009561752988--0.98804780876494*[.C123]" office:value-type="float" office:value="122.021928286853">
            <text:p>122.02</text:p>
          </table:table-cell>
          <table:table-cell office:value-type="float" office:value="122">
            <text:p>122</text:p>
          </table:table-cell>
          <table:table-cell table:formula="of:=ROUND([.A123])" office:value-type="float" office:value="248">
            <text:p>248</text:p>
          </table:table-cell>
          <table:table-cell table:formula="of:=ROUND([.B123])" office:value-type="float" office:value="122">
            <text:p>122</text:p>
          </table:table-cell>
          <table:table-cell table:formula="of:=SUM([.C123:.E123])" office:value-type="float" office:value="492">
            <text:p>492</text:p>
          </table:table-cell>
          <table:table-cell table:formula="of:=100*[.E123]/[.F123]" office:value-type="float" office:value="24.7967479674797">
            <text:p>24.79675</text:p>
          </table:table-cell>
          <table:table-cell table:formula="of:=100*([.C123]+2)/([.F123]+2)" office:value-type="float" office:value="25.1012145748988">
            <text:p>25.10121</text:p>
          </table:table-cell>
          <table:table-cell table:formula="of:=ROUND([.G123];1)" office:value-type="float" office:value="24.8">
            <text:p>24.8</text:p>
          </table:table-cell>
          <table:table-cell table:formula="of:=ROUND([.H123];1)" office:value-type="float" office:value="25.1">
            <text:p>25.1</text:p>
          </table:table-cell>
          <table:table-cell table:formula="of:=24.8=[.I123]" office:value-type="boolean" office:boolean-value="true">
            <text:p>TRUE</text:p>
          </table:table-cell>
          <table:table-cell table:formula="of:=25.1=[.J123]" office:value-type="boolean" office:boolean-value="true">
            <text:p>TRUE</text:p>
          </table:table-cell>
          <table:table-cell table:formula="of:=AND([.K123];[.L123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24]" office:value-type="float" office:value="249.997992031872">
            <text:p>250</text:p>
          </table:table-cell>
          <table:table-cell table:formula="of:=1.48009561752988--0.98804780876494*[.C124]" office:value-type="float" office:value="123.009976095618">
            <text:p>123.01</text:p>
          </table:table-cell>
          <table:table-cell office:value-type="float" office:value="123">
            <text:p>123</text:p>
          </table:table-cell>
          <table:table-cell table:formula="of:=ROUND([.A124])" office:value-type="float" office:value="250">
            <text:p>250</text:p>
          </table:table-cell>
          <table:table-cell table:formula="of:=ROUND([.B124])" office:value-type="float" office:value="123">
            <text:p>123</text:p>
          </table:table-cell>
          <table:table-cell table:formula="of:=SUM([.C124:.E124])" office:value-type="float" office:value="496">
            <text:p>496</text:p>
          </table:table-cell>
          <table:table-cell table:formula="of:=100*[.E124]/[.F124]" office:value-type="float" office:value="24.7983870967742">
            <text:p>24.79839</text:p>
          </table:table-cell>
          <table:table-cell table:formula="of:=100*([.C124]+2)/([.F124]+2)" office:value-type="float" office:value="25.1004016064257">
            <text:p>25.10040</text:p>
          </table:table-cell>
          <table:table-cell table:formula="of:=ROUND([.G124];1)" office:value-type="float" office:value="24.8">
            <text:p>24.8</text:p>
          </table:table-cell>
          <table:table-cell table:formula="of:=ROUND([.H124];1)" office:value-type="float" office:value="25.1">
            <text:p>25.1</text:p>
          </table:table-cell>
          <table:table-cell table:formula="of:=24.8=[.I124]" office:value-type="boolean" office:boolean-value="true">
            <text:p>TRUE</text:p>
          </table:table-cell>
          <table:table-cell table:formula="of:=25.1=[.J124]" office:value-type="boolean" office:boolean-value="true">
            <text:p>TRUE</text:p>
          </table:table-cell>
          <table:table-cell table:formula="of:=AND([.K124];[.L124])" office:value-type="boolean" office:boolean-value="true">
            <text:p>TRUE</text:p>
          </table:table-cell>
          <table:table-cell/>
        </table:table-row>
        <table:table-row table:style-name="ro1">
          <table:table-cell table:formula="of:=4.48803187250996--1.99601593625498*[.C125]" office:value-type="float" office:value="251.994007968127">
            <text:p>251.99</text:p>
          </table:table-cell>
          <table:table-cell table:formula="of:=1.48009561752988--0.98804780876494*[.C125]" office:value-type="float" office:value="123.998023904382">
            <text:p>124</text:p>
          </table:table-cell>
          <table:table-cell office:value-type="float" office:value="124">
            <text:p>124</text:p>
          </table:table-cell>
          <table:table-cell table:formula="of:=ROUND([.A125])" office:value-type="float" office:value="252">
            <text:p>252</text:p>
          </table:table-cell>
          <table:table-cell table:formula="of:=ROUND([.B125])" office:value-type="float" office:value="124">
            <text:p>124</text:p>
          </table:table-cell>
          <table:table-cell table:formula="of:=SUM([.C125:.E125])" office:value-type="float" office:value="500">
            <text:p>500</text:p>
          </table:table-cell>
          <table:table-cell table:formula="of:=100*[.E125]/[.F125]" office:value-type="float" office:value="24.8">
            <text:p>24.80000</text:p>
          </table:table-cell>
          <table:table-cell table:formula="of:=100*([.C125]+2)/([.F125]+2)" office:value-type="float" office:value="25.0996015936255">
            <text:p>25.09960</text:p>
          </table:table-cell>
          <table:table-cell table:formula="of:=ROUND([.G125];1)" office:value-type="float" office:value="24.8">
            <text:p>24.8</text:p>
          </table:table-cell>
          <table:table-cell table:formula="of:=ROUND([.H125];1)" office:value-type="float" office:value="25.1">
            <text:p>25.1</text:p>
          </table:table-cell>
          <table:table-cell table:formula="of:=24.8=[.I125]" office:value-type="boolean" office:boolean-value="true">
            <text:p>TRUE</text:p>
          </table:table-cell>
          <table:table-cell table:formula="of:=25.1=[.J125]" office:value-type="boolean" office:boolean-value="true">
            <text:p>TRUE</text:p>
          </table:table-cell>
          <table:table-cell table:formula="of:=AND([.K125];[.L125])" office:value-type="boolean" office:boolean-value="true">
            <text:p>TRUE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5">12/05/2010</text:date>, <text:time>01:4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Shannon</meta:initial-creator>
    <meta:creation-date>2010-12-04T11:09:10</meta:creation-date>
    <dc:date>2010-12-05T01:45:24</dc:date>
    <dc:creator>Chris Shannon</dc:creator>
    <meta:editing-duration>PT13H34M43S</meta:editing-duration>
    <meta:editing-cycles>2</meta:editing-cycles>
    <meta:generator>OpenOffice.org/3.2$Unix OpenOffice.org_project/320m18$Build-9502</meta:generator>
    <meta:document-statistic meta:table-count="3" meta:cell-count="1621" meta:object-count="0"/>
  </office:meta>
</office:document-meta>
</file>